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6_083152conf_memo" table:style-name="ta1">
        <table:shapes>
          <draw:frame draw:z-index="0" draw:style-name="gr1" draw:text-style-name="P1" svg:width="15.999cm" svg:height="8.999cm" svg:x="3.567cm" svg:y="470.621cm">
            <draw:object draw:notify-on-update-of-ranges="20230216_083152conf_memo.A1:20230216_083152conf_memo.A10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86325991153717" calcext:value-type="float">
            <text:p>0.86325991153717</text:p>
          </table:table-cell>
          <table:table-cell table:number-columns-repeated="2"/>
        </table:table-row>
        <table:table-row table:style-name="ro1">
          <table:table-cell office:value-type="float" office:value="0.870245635509491" calcext:value-type="float">
            <text:p>0.870245635509491</text:p>
          </table:table-cell>
          <table:table-cell table:number-columns-repeated="2"/>
        </table:table-row>
        <table:table-row table:style-name="ro1">
          <table:table-cell office:value-type="float" office:value="0.856289029121399" calcext:value-type="float">
            <text:p>0.856289029121399</text:p>
          </table:table-cell>
          <table:table-cell table:number-columns-repeated="2"/>
        </table:table-row>
        <table:table-row table:style-name="ro1">
          <table:table-cell office:value-type="float" office:value="0.82719212770462" calcext:value-type="float">
            <text:p>0.82719212770462</text:p>
          </table:table-cell>
          <table:table-cell table:number-columns-repeated="2"/>
        </table:table-row>
        <table:table-row table:style-name="ro1">
          <table:table-cell office:value-type="float" office:value="0.856021463871002" calcext:value-type="float">
            <text:p>0.856021463871002</text:p>
          </table:table-cell>
          <table:table-cell table:number-columns-repeated="2"/>
        </table:table-row>
        <table:table-row table:style-name="ro1">
          <table:table-cell office:value-type="float" office:value="0.877767741680145" calcext:value-type="float">
            <text:p>0.877767741680145</text:p>
          </table:table-cell>
          <table:table-cell table:number-columns-repeated="2"/>
        </table:table-row>
        <table:table-row table:style-name="ro1">
          <table:table-cell office:value-type="float" office:value="0.860942780971527" calcext:value-type="float">
            <text:p>0.860942780971527</text:p>
          </table:table-cell>
          <table:table-cell table:number-columns-repeated="2"/>
        </table:table-row>
        <table:table-row table:style-name="ro1">
          <table:table-cell office:value-type="float" office:value="0.858896493911743" calcext:value-type="float">
            <text:p>0.858896493911743</text:p>
          </table:table-cell>
          <table:table-cell table:number-columns-repeated="2"/>
        </table:table-row>
        <table:table-row table:style-name="ro1">
          <table:table-cell office:value-type="float" office:value="0.869307577610016" calcext:value-type="float">
            <text:p>0.869307577610016</text:p>
          </table:table-cell>
          <table:table-cell table:number-columns-repeated="2"/>
        </table:table-row>
        <table:table-row table:style-name="ro1">
          <table:table-cell office:value-type="float" office:value="0.855840086936951" calcext:value-type="float">
            <text:p>0.855840086936951</text:p>
          </table:table-cell>
          <table:table-cell table:number-columns-repeated="2"/>
        </table:table-row>
        <table:table-row table:style-name="ro1">
          <table:table-cell office:value-type="float" office:value="0.834922134876251" calcext:value-type="float">
            <text:p>0.834922134876251</text:p>
          </table:table-cell>
          <table:table-cell table:number-columns-repeated="2"/>
        </table:table-row>
        <table:table-row table:style-name="ro1">
          <table:table-cell office:value-type="float" office:value="0.843658149242401" calcext:value-type="float">
            <text:p>0.843658149242401</text:p>
          </table:table-cell>
          <table:table-cell table:number-columns-repeated="2"/>
        </table:table-row>
        <table:table-row table:style-name="ro1">
          <table:table-cell office:value-type="float" office:value="0.844316482543945" calcext:value-type="float">
            <text:p>0.844316482543945</text:p>
          </table:table-cell>
          <table:table-cell table:number-columns-repeated="2"/>
        </table:table-row>
        <table:table-row table:style-name="ro1">
          <table:table-cell office:value-type="float" office:value="0.864273130893707" calcext:value-type="float">
            <text:p>0.864273130893707</text:p>
          </table:table-cell>
          <table:table-cell table:number-columns-repeated="2"/>
        </table:table-row>
        <table:table-row table:style-name="ro1">
          <table:table-cell office:value-type="float" office:value="0.801881551742554" calcext:value-type="float">
            <text:p>0.801881551742554</text:p>
          </table:table-cell>
          <table:table-cell table:number-columns-repeated="2"/>
        </table:table-row>
        <table:table-row table:style-name="ro1">
          <table:table-cell office:value-type="float" office:value="0.854734599590302" calcext:value-type="float">
            <text:p>0.854734599590302</text:p>
          </table:table-cell>
          <table:table-cell table:number-columns-repeated="2"/>
        </table:table-row>
        <table:table-row table:style-name="ro1">
          <table:table-cell office:value-type="float" office:value="0.851838231086731" calcext:value-type="float">
            <text:p>0.851838231086731</text:p>
          </table:table-cell>
          <table:table-cell table:number-columns-repeated="2"/>
        </table:table-row>
        <table:table-row table:style-name="ro1">
          <table:table-cell office:value-type="float" office:value="0.870175659656525" calcext:value-type="float">
            <text:p>0.870175659656525</text:p>
          </table:table-cell>
          <table:table-cell table:number-columns-repeated="2"/>
        </table:table-row>
        <table:table-row table:style-name="ro1">
          <table:table-cell office:value-type="float" office:value="0.725572168827057" calcext:value-type="float">
            <text:p>0.725572168827057</text:p>
          </table:table-cell>
          <table:table-cell table:number-columns-repeated="2"/>
        </table:table-row>
        <table:table-row table:style-name="ro1">
          <table:table-cell office:value-type="float" office:value="0.80722576379776" calcext:value-type="float">
            <text:p>0.80722576379776</text:p>
          </table:table-cell>
          <table:table-cell table:number-columns-repeated="2"/>
        </table:table-row>
        <table:table-row table:style-name="ro1">
          <table:table-cell office:value-type="float" office:value="0.810665011405945" calcext:value-type="float">
            <text:p>0.810665011405945</text:p>
          </table:table-cell>
          <table:table-cell table:number-columns-repeated="2"/>
        </table:table-row>
        <table:table-row table:style-name="ro1">
          <table:table-cell office:value-type="float" office:value="0.843429803848267" calcext:value-type="float">
            <text:p>0.843429803848267</text:p>
          </table:table-cell>
          <table:table-cell table:number-columns-repeated="2"/>
        </table:table-row>
        <table:table-row table:style-name="ro1">
          <table:table-cell office:value-type="float" office:value="0.695996344089508" calcext:value-type="float">
            <text:p>0.695996344089508</text:p>
          </table:table-cell>
          <table:table-cell table:number-columns-repeated="2"/>
        </table:table-row>
        <table:table-row table:style-name="ro1">
          <table:table-cell office:value-type="float" office:value="0.415861248970032" calcext:value-type="float">
            <text:p>0.415861248970032</text:p>
          </table:table-cell>
          <table:table-cell table:number-columns-repeated="2"/>
        </table:table-row>
        <table:table-row table:style-name="ro1">
          <table:table-cell office:value-type="float" office:value="0.871064186096191" calcext:value-type="float">
            <text:p>0.871064186096191</text:p>
          </table:table-cell>
          <table:table-cell table:number-columns-repeated="2"/>
        </table:table-row>
        <table:table-row table:style-name="ro1">
          <table:table-cell office:value-type="float" office:value="0.81832629442215" calcext:value-type="float">
            <text:p>0.81832629442215</text:p>
          </table:table-cell>
          <table:table-cell table:number-columns-repeated="2"/>
        </table:table-row>
        <table:table-row table:style-name="ro1">
          <table:table-cell office:value-type="float" office:value="0.845848858356476" calcext:value-type="float">
            <text:p>0.845848858356476</text:p>
          </table:table-cell>
          <table:table-cell table:number-columns-repeated="2"/>
        </table:table-row>
        <table:table-row table:style-name="ro1">
          <table:table-cell office:value-type="float" office:value="0.821620464324951" calcext:value-type="float">
            <text:p>0.821620464324951</text:p>
          </table:table-cell>
          <table:table-cell table:number-columns-repeated="2"/>
        </table:table-row>
        <table:table-row table:style-name="ro1">
          <table:table-cell office:value-type="float" office:value="0.844623923301697" calcext:value-type="float">
            <text:p>0.844623923301697</text:p>
          </table:table-cell>
          <table:table-cell table:number-columns-repeated="2"/>
        </table:table-row>
        <table:table-row table:style-name="ro1">
          <table:table-cell office:value-type="float" office:value="0.871032893657684" calcext:value-type="float">
            <text:p>0.871032893657684</text:p>
          </table:table-cell>
          <table:table-cell table:number-columns-repeated="2"/>
        </table:table-row>
        <table:table-row table:style-name="ro1">
          <table:table-cell office:value-type="float" office:value="0.874810934066772" calcext:value-type="float">
            <text:p>0.874810934066772</text:p>
          </table:table-cell>
          <table:table-cell table:number-columns-repeated="2"/>
        </table:table-row>
        <table:table-row table:style-name="ro1">
          <table:table-cell office:value-type="float" office:value="0.875176787376404" calcext:value-type="float">
            <text:p>0.875176787376404</text:p>
          </table:table-cell>
          <table:table-cell table:number-columns-repeated="2"/>
        </table:table-row>
        <table:table-row table:style-name="ro1">
          <table:table-cell office:value-type="float" office:value="0.859074652194977" calcext:value-type="float">
            <text:p>0.859074652194977</text:p>
          </table:table-cell>
          <table:table-cell table:number-columns-repeated="2"/>
        </table:table-row>
        <table:table-row table:style-name="ro1">
          <table:table-cell office:value-type="float" office:value="0.884426057338715" calcext:value-type="float">
            <text:p>0.884426057338715</text:p>
          </table:table-cell>
          <table:table-cell table:number-columns-repeated="2"/>
        </table:table-row>
        <table:table-row table:style-name="ro1">
          <table:table-cell office:value-type="float" office:value="0.858606517314911" calcext:value-type="float">
            <text:p>0.858606517314911</text:p>
          </table:table-cell>
          <table:table-cell table:number-columns-repeated="2"/>
        </table:table-row>
        <table:table-row table:style-name="ro1">
          <table:table-cell office:value-type="float" office:value="0.87595146894455" calcext:value-type="float">
            <text:p>0.87595146894455</text:p>
          </table:table-cell>
          <table:table-cell table:number-columns-repeated="2"/>
        </table:table-row>
        <table:table-row table:style-name="ro1">
          <table:table-cell office:value-type="float" office:value="0.86294025182724" calcext:value-type="float">
            <text:p>0.86294025182724</text:p>
          </table:table-cell>
          <table:table-cell table:number-columns-repeated="2"/>
        </table:table-row>
        <table:table-row table:style-name="ro1">
          <table:table-cell office:value-type="float" office:value="0.875841438770294" calcext:value-type="float">
            <text:p>0.875841438770294</text:p>
          </table:table-cell>
          <table:table-cell table:number-columns-repeated="2"/>
        </table:table-row>
        <table:table-row table:style-name="ro1">
          <table:table-cell office:value-type="float" office:value="0.878868520259857" calcext:value-type="float">
            <text:p>0.878868520259857</text:p>
          </table:table-cell>
          <table:table-cell table:number-columns-repeated="2"/>
        </table:table-row>
        <table:table-row table:style-name="ro1">
          <table:table-cell office:value-type="float" office:value="0.878958404064178" calcext:value-type="float">
            <text:p>0.878958404064178</text:p>
          </table:table-cell>
          <table:table-cell table:number-columns-repeated="2"/>
        </table:table-row>
        <table:table-row table:style-name="ro1">
          <table:table-cell office:value-type="float" office:value="0.874575853347778" calcext:value-type="float">
            <text:p>0.874575853347778</text:p>
          </table:table-cell>
          <table:table-cell table:number-columns-repeated="2"/>
        </table:table-row>
        <table:table-row table:style-name="ro1">
          <table:table-cell office:value-type="float" office:value="0.872984707355499" calcext:value-type="float">
            <text:p>0.872984707355499</text:p>
          </table:table-cell>
          <table:table-cell table:number-columns-repeated="2"/>
        </table:table-row>
        <table:table-row table:style-name="ro1">
          <table:table-cell office:value-type="float" office:value="0.873456537723541" calcext:value-type="float">
            <text:p>0.873456537723541</text:p>
          </table:table-cell>
          <table:table-cell table:number-columns-repeated="2"/>
        </table:table-row>
        <table:table-row table:style-name="ro1">
          <table:table-cell office:value-type="float" office:value="0.873664557933807" calcext:value-type="float">
            <text:p>0.873664557933807</text:p>
          </table:table-cell>
          <table:table-cell table:number-columns-repeated="2"/>
        </table:table-row>
        <table:table-row table:style-name="ro1">
          <table:table-cell office:value-type="float" office:value="0.861708343029022" calcext:value-type="float">
            <text:p>0.861708343029022</text:p>
          </table:table-cell>
          <table:table-cell table:number-columns-repeated="2"/>
        </table:table-row>
        <table:table-row table:style-name="ro1">
          <table:table-cell office:value-type="float" office:value="0.859444200992584" calcext:value-type="float">
            <text:p>0.859444200992584</text:p>
          </table:table-cell>
          <table:table-cell table:number-columns-repeated="2"/>
        </table:table-row>
        <table:table-row table:style-name="ro1">
          <table:table-cell office:value-type="float" office:value="0.860715329647064" calcext:value-type="float">
            <text:p>0.860715329647064</text:p>
          </table:table-cell>
          <table:table-cell table:number-columns-repeated="2"/>
        </table:table-row>
        <table:table-row table:style-name="ro1">
          <table:table-cell office:value-type="float" office:value="0.867827296257019" calcext:value-type="float">
            <text:p>0.867827296257019</text:p>
          </table:table-cell>
          <table:table-cell table:number-columns-repeated="2"/>
        </table:table-row>
        <table:table-row table:style-name="ro1">
          <table:table-cell office:value-type="float" office:value="0.870299458503723" calcext:value-type="float">
            <text:p>0.870299458503723</text:p>
          </table:table-cell>
          <table:table-cell table:number-columns-repeated="2"/>
        </table:table-row>
        <table:table-row table:style-name="ro1">
          <table:table-cell office:value-type="float" office:value="0.87812602519989" calcext:value-type="float">
            <text:p>0.87812602519989</text:p>
          </table:table-cell>
          <table:table-cell table:number-columns-repeated="2"/>
        </table:table-row>
        <table:table-row table:style-name="ro1">
          <table:table-cell office:value-type="float" office:value="0.879528880119324" calcext:value-type="float">
            <text:p>0.879528880119324</text:p>
          </table:table-cell>
          <table:table-cell table:number-columns-repeated="2"/>
        </table:table-row>
        <table:table-row table:style-name="ro1">
          <table:table-cell office:value-type="float" office:value="0.882713854312897" calcext:value-type="float">
            <text:p>0.882713854312897</text:p>
          </table:table-cell>
          <table:table-cell table:number-columns-repeated="2"/>
        </table:table-row>
        <table:table-row table:style-name="ro1">
          <table:table-cell office:value-type="float" office:value="0.888064861297607" calcext:value-type="float">
            <text:p>0.888064861297607</text:p>
          </table:table-cell>
          <table:table-cell table:number-columns-repeated="2"/>
        </table:table-row>
        <table:table-row table:style-name="ro1">
          <table:table-cell office:value-type="float" office:value="0.877332985401154" calcext:value-type="float">
            <text:p>0.877332985401154</text:p>
          </table:table-cell>
          <table:table-cell table:number-columns-repeated="2"/>
        </table:table-row>
        <table:table-row table:style-name="ro1">
          <table:table-cell office:value-type="float" office:value="0.871068954467773" calcext:value-type="float">
            <text:p>0.871068954467773</text:p>
          </table:table-cell>
          <table:table-cell table:number-columns-repeated="2"/>
        </table:table-row>
        <table:table-row table:style-name="ro1">
          <table:table-cell office:value-type="float" office:value="0.866844177246094" calcext:value-type="float">
            <text:p>0.866844177246094</text:p>
          </table:table-cell>
          <table:table-cell table:number-columns-repeated="2"/>
        </table:table-row>
        <table:table-row table:style-name="ro1">
          <table:table-cell office:value-type="float" office:value="0.882765650749206" calcext:value-type="float">
            <text:p>0.882765650749206</text:p>
          </table:table-cell>
          <table:table-cell table:number-columns-repeated="2"/>
        </table:table-row>
        <table:table-row table:style-name="ro1">
          <table:table-cell office:value-type="float" office:value="0.879442453384399" calcext:value-type="float">
            <text:p>0.879442453384399</text:p>
          </table:table-cell>
          <table:table-cell table:number-columns-repeated="2"/>
        </table:table-row>
        <table:table-row table:style-name="ro1">
          <table:table-cell office:value-type="float" office:value="0.864584803581238" calcext:value-type="float">
            <text:p>0.864584803581238</text:p>
          </table:table-cell>
          <table:table-cell table:number-columns-repeated="2"/>
        </table:table-row>
        <table:table-row table:style-name="ro1">
          <table:table-cell office:value-type="float" office:value="0.834844410419464" calcext:value-type="float">
            <text:p>0.834844410419464</text:p>
          </table:table-cell>
          <table:table-cell table:number-columns-repeated="2"/>
        </table:table-row>
        <table:table-row table:style-name="ro1">
          <table:table-cell office:value-type="float" office:value="0.843963980674744" calcext:value-type="float">
            <text:p>0.843963980674744</text:p>
          </table:table-cell>
          <table:table-cell table:number-columns-repeated="2"/>
        </table:table-row>
        <table:table-row table:style-name="ro1">
          <table:table-cell office:value-type="float" office:value="0.83588969707489" calcext:value-type="float">
            <text:p>0.83588969707489</text:p>
          </table:table-cell>
          <table:table-cell table:number-columns-repeated="2"/>
        </table:table-row>
        <table:table-row table:style-name="ro1">
          <table:table-cell office:value-type="float" office:value="0.808805823326111" calcext:value-type="float">
            <text:p>0.808805823326111</text:p>
          </table:table-cell>
          <table:table-cell table:number-columns-repeated="2"/>
        </table:table-row>
        <table:table-row table:style-name="ro1">
          <table:table-cell office:value-type="float" office:value="0.820649147033691" calcext:value-type="float">
            <text:p>0.820649147033691</text:p>
          </table:table-cell>
          <table:table-cell table:number-columns-repeated="2"/>
        </table:table-row>
        <table:table-row table:style-name="ro1">
          <table:table-cell office:value-type="float" office:value="0.806332945823669" calcext:value-type="float">
            <text:p>0.806332945823669</text:p>
          </table:table-cell>
          <table:table-cell table:number-columns-repeated="2"/>
        </table:table-row>
        <table:table-row table:style-name="ro1">
          <table:table-cell office:value-type="float" office:value="0.823019027709961" calcext:value-type="float">
            <text:p>0.823019027709961</text:p>
          </table:table-cell>
          <table:table-cell table:number-columns-repeated="2"/>
        </table:table-row>
        <table:table-row table:style-name="ro1">
          <table:table-cell office:value-type="float" office:value="0.820140302181244" calcext:value-type="float">
            <text:p>0.820140302181244</text:p>
          </table:table-cell>
          <table:table-cell table:number-columns-repeated="2"/>
        </table:table-row>
        <table:table-row table:style-name="ro1">
          <table:table-cell office:value-type="float" office:value="0.829168200492859" calcext:value-type="float">
            <text:p>0.829168200492859</text:p>
          </table:table-cell>
          <table:table-cell table:number-columns-repeated="2"/>
        </table:table-row>
        <table:table-row table:style-name="ro1">
          <table:table-cell office:value-type="float" office:value="0.837875306606293" calcext:value-type="float">
            <text:p>0.837875306606293</text:p>
          </table:table-cell>
          <table:table-cell table:number-columns-repeated="2"/>
        </table:table-row>
        <table:table-row table:style-name="ro1">
          <table:table-cell office:value-type="float" office:value="0.842691540718079" calcext:value-type="float">
            <text:p>0.842691540718079</text:p>
          </table:table-cell>
          <table:table-cell table:number-columns-repeated="2"/>
        </table:table-row>
        <table:table-row table:style-name="ro1">
          <table:table-cell office:value-type="float" office:value="0.850336492061615" calcext:value-type="float">
            <text:p>0.850336492061615</text:p>
          </table:table-cell>
          <table:table-cell table:number-columns-repeated="2"/>
        </table:table-row>
        <table:table-row table:style-name="ro1">
          <table:table-cell office:value-type="float" office:value="0.875636756420136" calcext:value-type="float">
            <text:p>0.875636756420136</text:p>
          </table:table-cell>
          <table:table-cell table:number-columns-repeated="2"/>
        </table:table-row>
        <table:table-row table:style-name="ro1">
          <table:table-cell office:value-type="float" office:value="0.860783100128174" calcext:value-type="float">
            <text:p>0.860783100128174</text:p>
          </table:table-cell>
          <table:table-cell table:number-columns-repeated="2"/>
        </table:table-row>
        <table:table-row table:style-name="ro1">
          <table:table-cell office:value-type="float" office:value="0.867287874221802" calcext:value-type="float">
            <text:p>0.867287874221802</text:p>
          </table:table-cell>
          <table:table-cell table:number-columns-repeated="2"/>
        </table:table-row>
        <table:table-row table:style-name="ro1">
          <table:table-cell office:value-type="float" office:value="0.872190654277802" calcext:value-type="float">
            <text:p>0.872190654277802</text:p>
          </table:table-cell>
          <table:table-cell table:number-columns-repeated="2"/>
        </table:table-row>
        <table:table-row table:style-name="ro1">
          <table:table-cell office:value-type="float" office:value="0.876913666725159" calcext:value-type="float">
            <text:p>0.876913666725159</text:p>
          </table:table-cell>
          <table:table-cell table:number-columns-repeated="2"/>
        </table:table-row>
        <table:table-row table:style-name="ro1">
          <table:table-cell office:value-type="float" office:value="0.871448934078217" calcext:value-type="float">
            <text:p>0.871448934078217</text:p>
          </table:table-cell>
          <table:table-cell table:number-columns-repeated="2"/>
        </table:table-row>
        <table:table-row table:style-name="ro1">
          <table:table-cell office:value-type="float" office:value="0.873011410236358" calcext:value-type="float">
            <text:p>0.873011410236358</text:p>
          </table:table-cell>
          <table:table-cell table:number-columns-repeated="2"/>
        </table:table-row>
        <table:table-row table:style-name="ro1">
          <table:table-cell office:value-type="float" office:value="0.875109136104584" calcext:value-type="float">
            <text:p>0.875109136104584</text:p>
          </table:table-cell>
          <table:table-cell table:number-columns-repeated="2"/>
        </table:table-row>
        <table:table-row table:style-name="ro1">
          <table:table-cell office:value-type="float" office:value="0.863592267036438" calcext:value-type="float">
            <text:p>0.863592267036438</text:p>
          </table:table-cell>
          <table:table-cell table:number-columns-repeated="2"/>
        </table:table-row>
        <table:table-row table:style-name="ro1">
          <table:table-cell office:value-type="float" office:value="0.858470797538757" calcext:value-type="float">
            <text:p>0.858470797538757</text:p>
          </table:table-cell>
          <table:table-cell table:number-columns-repeated="2"/>
        </table:table-row>
        <table:table-row table:style-name="ro1">
          <table:table-cell office:value-type="float" office:value="0.86510419845581" calcext:value-type="float">
            <text:p>0.86510419845581</text:p>
          </table:table-cell>
          <table:table-cell table:number-columns-repeated="2"/>
        </table:table-row>
        <table:table-row table:style-name="ro1">
          <table:table-cell office:value-type="float" office:value="0.858477413654327" calcext:value-type="float">
            <text:p>0.858477413654327</text:p>
          </table:table-cell>
          <table:table-cell table:number-columns-repeated="2"/>
        </table:table-row>
        <table:table-row table:style-name="ro1">
          <table:table-cell office:value-type="float" office:value="0.824689924716949" calcext:value-type="float">
            <text:p>0.824689924716949</text:p>
          </table:table-cell>
          <table:table-cell table:number-columns-repeated="2"/>
        </table:table-row>
        <table:table-row table:style-name="ro1">
          <table:table-cell office:value-type="float" office:value="0.822092533111572" calcext:value-type="float">
            <text:p>0.822092533111572</text:p>
          </table:table-cell>
          <table:table-cell table:number-columns-repeated="2"/>
        </table:table-row>
        <table:table-row table:style-name="ro1">
          <table:table-cell office:value-type="float" office:value="0.812435388565064" calcext:value-type="float">
            <text:p>0.812435388565064</text:p>
          </table:table-cell>
          <table:table-cell table:number-columns-repeated="2"/>
        </table:table-row>
        <table:table-row table:style-name="ro1">
          <table:table-cell office:value-type="float" office:value="0.767369329929352" calcext:value-type="float">
            <text:p>0.767369329929352</text:p>
          </table:table-cell>
          <table:table-cell table:number-columns-repeated="2"/>
        </table:table-row>
        <table:table-row table:style-name="ro1">
          <table:table-cell office:value-type="float" office:value="0.772511899471283" calcext:value-type="float">
            <text:p>0.772511899471283</text:p>
          </table:table-cell>
          <table:table-cell table:number-columns-repeated="2"/>
        </table:table-row>
        <table:table-row table:style-name="ro1">
          <table:table-cell office:value-type="float" office:value="0.804454803466797" calcext:value-type="float">
            <text:p>0.804454803466797</text:p>
          </table:table-cell>
          <table:table-cell table:number-columns-repeated="2"/>
        </table:table-row>
        <table:table-row table:style-name="ro1">
          <table:table-cell office:value-type="float" office:value="0.834894597530365" calcext:value-type="float">
            <text:p>0.834894597530365</text:p>
          </table:table-cell>
          <table:table-cell table:number-columns-repeated="2"/>
        </table:table-row>
        <table:table-row table:style-name="ro1">
          <table:table-cell office:value-type="float" office:value="0.822888374328613" calcext:value-type="float">
            <text:p>0.822888374328613</text:p>
          </table:table-cell>
          <table:table-cell table:number-columns-repeated="2"/>
        </table:table-row>
        <table:table-row table:style-name="ro1">
          <table:table-cell office:value-type="float" office:value="0.864691853523254" calcext:value-type="float">
            <text:p>0.864691853523254</text:p>
          </table:table-cell>
          <table:table-cell table:number-columns-repeated="2"/>
        </table:table-row>
        <table:table-row table:style-name="ro1">
          <table:table-cell office:value-type="float" office:value="0.874617636203766" calcext:value-type="float">
            <text:p>0.874617636203766</text:p>
          </table:table-cell>
          <table:table-cell table:number-columns-repeated="2"/>
        </table:table-row>
        <table:table-row table:style-name="ro1">
          <table:table-cell office:value-type="float" office:value="0.880225539207459" calcext:value-type="float">
            <text:p>0.880225539207459</text:p>
          </table:table-cell>
          <table:table-cell table:number-columns-repeated="2"/>
        </table:table-row>
        <table:table-row table:style-name="ro1">
          <table:table-cell office:value-type="float" office:value="0.887275636196137" calcext:value-type="float">
            <text:p>0.887275636196137</text:p>
          </table:table-cell>
          <table:table-cell table:number-columns-repeated="2"/>
        </table:table-row>
        <table:table-row table:style-name="ro1">
          <table:table-cell office:value-type="float" office:value="0.878938436508179" calcext:value-type="float">
            <text:p>0.878938436508179</text:p>
          </table:table-cell>
          <table:table-cell table:number-columns-repeated="2"/>
        </table:table-row>
        <table:table-row table:style-name="ro1">
          <table:table-cell office:value-type="float" office:value="0.860749483108521" calcext:value-type="float">
            <text:p>0.860749483108521</text:p>
          </table:table-cell>
          <table:table-cell table:number-columns-repeated="2"/>
        </table:table-row>
        <table:table-row table:style-name="ro1">
          <table:table-cell office:value-type="float" office:value="0.860150933265686" calcext:value-type="float">
            <text:p>0.860150933265686</text:p>
          </table:table-cell>
          <table:table-cell table:number-columns-repeated="2"/>
        </table:table-row>
        <table:table-row table:style-name="ro1">
          <table:table-cell office:value-type="float" office:value="0.870353996753693" calcext:value-type="float">
            <text:p>0.870353996753693</text:p>
          </table:table-cell>
          <table:table-cell table:number-columns-repeated="2"/>
        </table:table-row>
        <table:table-row table:style-name="ro1">
          <table:table-cell office:value-type="float" office:value="0.881261169910431" calcext:value-type="float">
            <text:p>0.881261169910431</text:p>
          </table:table-cell>
          <table:table-cell table:number-columns-repeated="2"/>
        </table:table-row>
        <table:table-row table:style-name="ro1">
          <table:table-cell office:value-type="float" office:value="0.876257002353668" calcext:value-type="float">
            <text:p>0.876257002353668</text:p>
          </table:table-cell>
          <table:table-cell table:number-columns-repeated="2"/>
        </table:table-row>
        <table:table-row table:style-name="ro1">
          <table:table-cell office:value-type="float" office:value="0.899593472480774" calcext:value-type="float">
            <text:p>0.899593472480774</text:p>
          </table:table-cell>
          <table:table-cell table:number-columns-repeated="2"/>
        </table:table-row>
        <table:table-row table:style-name="ro1">
          <table:table-cell office:value-type="float" office:value="0.870844125747681" calcext:value-type="float">
            <text:p>0.870844125747681</text:p>
          </table:table-cell>
          <table:table-cell table:number-columns-repeated="2"/>
        </table:table-row>
        <table:table-row table:style-name="ro1">
          <table:table-cell office:value-type="float" office:value="0.881720125675201" calcext:value-type="float">
            <text:p>0.881720125675201</text:p>
          </table:table-cell>
          <table:table-cell table:number-columns-repeated="2"/>
        </table:table-row>
        <table:table-row table:style-name="ro1">
          <table:table-cell office:value-type="float" office:value="0.886328279972076" calcext:value-type="float">
            <text:p>0.886328279972076</text:p>
          </table:table-cell>
          <table:table-cell table:number-columns-repeated="2"/>
        </table:table-row>
        <table:table-row table:style-name="ro1">
          <table:table-cell office:value-type="float" office:value="0.891098976135254" calcext:value-type="float">
            <text:p>0.891098976135254</text:p>
          </table:table-cell>
          <table:table-cell table:number-columns-repeated="2"/>
        </table:table-row>
        <table:table-row table:style-name="ro1">
          <table:table-cell office:value-type="float" office:value="0.909457921981812" calcext:value-type="float">
            <text:p>0.909457921981812</text:p>
          </table:table-cell>
          <table:table-cell table:number-columns-repeated="2"/>
        </table:table-row>
        <table:table-row table:style-name="ro1">
          <table:table-cell office:value-type="float" office:value="0.904109358787537" calcext:value-type="float">
            <text:p>0.904109358787537</text:p>
          </table:table-cell>
          <table:table-cell table:number-columns-repeated="2"/>
        </table:table-row>
        <table:table-row table:style-name="ro1">
          <table:table-cell office:value-type="float" office:value="0.880632400512695" calcext:value-type="float">
            <text:p>0.880632400512695</text:p>
          </table:table-cell>
          <table:table-cell table:number-columns-repeated="2"/>
        </table:table-row>
        <table:table-row table:style-name="ro1">
          <table:table-cell office:value-type="float" office:value="0.879552781581879" calcext:value-type="float">
            <text:p>0.879552781581879</text:p>
          </table:table-cell>
          <table:table-cell table:number-columns-repeated="2"/>
        </table:table-row>
        <table:table-row table:style-name="ro1">
          <table:table-cell office:value-type="float" office:value="0.901675760746002" calcext:value-type="float">
            <text:p>0.901675760746002</text:p>
          </table:table-cell>
          <table:table-cell table:number-columns-repeated="2"/>
        </table:table-row>
        <table:table-row table:style-name="ro1">
          <table:table-cell office:value-type="float" office:value="0.886440455913544" calcext:value-type="float">
            <text:p>0.886440455913544</text:p>
          </table:table-cell>
          <table:table-cell table:number-columns-repeated="2"/>
        </table:table-row>
        <table:table-row table:style-name="ro1">
          <table:table-cell office:value-type="float" office:value="0.90520441532135" calcext:value-type="float">
            <text:p>0.90520441532135</text:p>
          </table:table-cell>
          <table:table-cell table:number-columns-repeated="2"/>
        </table:table-row>
        <table:table-row table:style-name="ro1">
          <table:table-cell office:value-type="float" office:value="0.90278822183609" calcext:value-type="float">
            <text:p>0.90278822183609</text:p>
          </table:table-cell>
          <table:table-cell table:number-columns-repeated="2"/>
        </table:table-row>
        <table:table-row table:style-name="ro1">
          <table:table-cell office:value-type="float" office:value="0.91213446855545" calcext:value-type="float">
            <text:p>0.91213446855545</text:p>
          </table:table-cell>
          <table:table-cell table:number-columns-repeated="2"/>
        </table:table-row>
        <table:table-row table:style-name="ro1">
          <table:table-cell office:value-type="float" office:value="0.885627031326294" calcext:value-type="float">
            <text:p>0.885627031326294</text:p>
          </table:table-cell>
          <table:table-cell table:number-columns-repeated="2"/>
        </table:table-row>
        <table:table-row table:style-name="ro1">
          <table:table-cell office:value-type="float" office:value="0.877161741256714" calcext:value-type="float">
            <text:p>0.877161741256714</text:p>
          </table:table-cell>
          <table:table-cell table:number-columns-repeated="2"/>
        </table:table-row>
        <table:table-row table:style-name="ro1">
          <table:table-cell office:value-type="float" office:value="0.857832252979279" calcext:value-type="float">
            <text:p>0.857832252979279</text:p>
          </table:table-cell>
          <table:table-cell table:number-columns-repeated="2"/>
        </table:table-row>
        <table:table-row table:style-name="ro1">
          <table:table-cell office:value-type="float" office:value="0.8498774766922" calcext:value-type="float">
            <text:p>0.8498774766922</text:p>
          </table:table-cell>
          <table:table-cell table:number-columns-repeated="2"/>
        </table:table-row>
        <table:table-row table:style-name="ro1">
          <table:table-cell office:value-type="float" office:value="0.860731184482574" calcext:value-type="float">
            <text:p>0.860731184482574</text:p>
          </table:table-cell>
          <table:table-cell table:number-columns-repeated="2"/>
        </table:table-row>
        <table:table-row table:style-name="ro1">
          <table:table-cell office:value-type="float" office:value="0.880769431591034" calcext:value-type="float">
            <text:p>0.880769431591034</text:p>
          </table:table-cell>
          <table:table-cell table:number-columns-repeated="2"/>
        </table:table-row>
        <table:table-row table:style-name="ro1">
          <table:table-cell office:value-type="float" office:value="0.869036197662354" calcext:value-type="float">
            <text:p>0.869036197662354</text:p>
          </table:table-cell>
          <table:table-cell table:number-columns-repeated="2"/>
        </table:table-row>
        <table:table-row table:style-name="ro1">
          <table:table-cell office:value-type="float" office:value="0.850838541984558" calcext:value-type="float">
            <text:p>0.850838541984558</text:p>
          </table:table-cell>
          <table:table-cell table:number-columns-repeated="2"/>
        </table:table-row>
        <table:table-row table:style-name="ro1">
          <table:table-cell office:value-type="float" office:value="0.877931833267212" calcext:value-type="float">
            <text:p>0.877931833267212</text:p>
          </table:table-cell>
          <table:table-cell table:number-columns-repeated="2"/>
        </table:table-row>
        <table:table-row table:style-name="ro1">
          <table:table-cell office:value-type="float" office:value="0.842041492462158" calcext:value-type="float">
            <text:p>0.842041492462158</text:p>
          </table:table-cell>
          <table:table-cell table:number-columns-repeated="2"/>
        </table:table-row>
        <table:table-row table:style-name="ro1">
          <table:table-cell office:value-type="float" office:value="0.884856343269348" calcext:value-type="float">
            <text:p>0.884856343269348</text:p>
          </table:table-cell>
          <table:table-cell table:number-columns-repeated="2"/>
        </table:table-row>
        <table:table-row table:style-name="ro1">
          <table:table-cell office:value-type="float" office:value="0.875689506530762" calcext:value-type="float">
            <text:p>0.875689506530762</text:p>
          </table:table-cell>
          <table:table-cell table:number-columns-repeated="2"/>
        </table:table-row>
        <table:table-row table:style-name="ro1">
          <table:table-cell office:value-type="float" office:value="0.882608950138092" calcext:value-type="float">
            <text:p>0.882608950138092</text:p>
          </table:table-cell>
          <table:table-cell table:number-columns-repeated="2"/>
        </table:table-row>
        <table:table-row table:style-name="ro1">
          <table:table-cell office:value-type="float" office:value="0.884617805480957" calcext:value-type="float">
            <text:p>0.884617805480957</text:p>
          </table:table-cell>
          <table:table-cell table:number-columns-repeated="2"/>
        </table:table-row>
        <table:table-row table:style-name="ro1">
          <table:table-cell office:value-type="float" office:value="0.901988446712494" calcext:value-type="float">
            <text:p>0.901988446712494</text:p>
          </table:table-cell>
          <table:table-cell table:number-columns-repeated="2"/>
        </table:table-row>
        <table:table-row table:style-name="ro1">
          <table:table-cell office:value-type="float" office:value="0.903454005718231" calcext:value-type="float">
            <text:p>0.903454005718231</text:p>
          </table:table-cell>
          <table:table-cell table:number-columns-repeated="2"/>
        </table:table-row>
        <table:table-row table:style-name="ro1">
          <table:table-cell office:value-type="float" office:value="0.903931498527527" calcext:value-type="float">
            <text:p>0.903931498527527</text:p>
          </table:table-cell>
          <table:table-cell table:number-columns-repeated="2"/>
        </table:table-row>
        <table:table-row table:style-name="ro1">
          <table:table-cell office:value-type="float" office:value="0.916456282138824" calcext:value-type="float">
            <text:p>0.916456282138824</text:p>
          </table:table-cell>
          <table:table-cell table:number-columns-repeated="2"/>
        </table:table-row>
        <table:table-row table:style-name="ro1">
          <table:table-cell office:value-type="float" office:value="0.905179023742676" calcext:value-type="float">
            <text:p>0.905179023742676</text:p>
          </table:table-cell>
          <table:table-cell table:number-columns-repeated="2"/>
        </table:table-row>
        <table:table-row table:style-name="ro1">
          <table:table-cell office:value-type="float" office:value="0.917791843414306" calcext:value-type="float">
            <text:p>0.917791843414306</text:p>
          </table:table-cell>
          <table:table-cell table:number-columns-repeated="2"/>
        </table:table-row>
        <table:table-row table:style-name="ro1">
          <table:table-cell office:value-type="float" office:value="0.925627291202545" calcext:value-type="float">
            <text:p>0.925627291202545</text:p>
          </table:table-cell>
          <table:table-cell table:number-columns-repeated="2"/>
        </table:table-row>
        <table:table-row table:style-name="ro1">
          <table:table-cell office:value-type="float" office:value="0.917851567268372" calcext:value-type="float">
            <text:p>0.917851567268372</text:p>
          </table:table-cell>
          <table:table-cell table:number-columns-repeated="2"/>
        </table:table-row>
        <table:table-row table:style-name="ro1">
          <table:table-cell office:value-type="float" office:value="0.909215688705444" calcext:value-type="float">
            <text:p>0.909215688705444</text:p>
          </table:table-cell>
          <table:table-cell table:number-columns-repeated="2"/>
        </table:table-row>
        <table:table-row table:style-name="ro1">
          <table:table-cell office:value-type="float" office:value="0.896262407302856" calcext:value-type="float">
            <text:p>0.896262407302856</text:p>
          </table:table-cell>
          <table:table-cell table:number-columns-repeated="2"/>
        </table:table-row>
        <table:table-row table:style-name="ro1">
          <table:table-cell office:value-type="float" office:value="0.891725480556488" calcext:value-type="float">
            <text:p>0.891725480556488</text:p>
          </table:table-cell>
          <table:table-cell table:number-columns-repeated="2"/>
        </table:table-row>
        <table:table-row table:style-name="ro1">
          <table:table-cell office:value-type="float" office:value="0.893897593021393" calcext:value-type="float">
            <text:p>0.893897593021393</text:p>
          </table:table-cell>
          <table:table-cell table:number-columns-repeated="2"/>
        </table:table-row>
        <table:table-row table:style-name="ro1">
          <table:table-cell office:value-type="float" office:value="0.90466696023941" calcext:value-type="float">
            <text:p>0.90466696023941</text:p>
          </table:table-cell>
          <table:table-cell table:number-columns-repeated="2"/>
        </table:table-row>
        <table:table-row table:style-name="ro1">
          <table:table-cell office:value-type="float" office:value="0.900013148784637" calcext:value-type="float">
            <text:p>0.900013148784637</text:p>
          </table:table-cell>
          <table:table-cell table:number-columns-repeated="2"/>
        </table:table-row>
        <table:table-row table:style-name="ro1">
          <table:table-cell office:value-type="float" office:value="0.909820318222046" calcext:value-type="float">
            <text:p>0.909820318222046</text:p>
          </table:table-cell>
          <table:table-cell table:number-columns-repeated="2"/>
        </table:table-row>
        <table:table-row table:style-name="ro1">
          <table:table-cell office:value-type="float" office:value="0.908772647380829" calcext:value-type="float">
            <text:p>0.908772647380829</text:p>
          </table:table-cell>
          <table:table-cell table:number-columns-repeated="2"/>
        </table:table-row>
        <table:table-row table:style-name="ro1">
          <table:table-cell office:value-type="float" office:value="0.880807518959045" calcext:value-type="float">
            <text:p>0.880807518959045</text:p>
          </table:table-cell>
          <table:table-cell table:number-columns-repeated="2"/>
        </table:table-row>
        <table:table-row table:style-name="ro1">
          <table:table-cell office:value-type="float" office:value="0.883003890514374" calcext:value-type="float">
            <text:p>0.883003890514374</text:p>
          </table:table-cell>
          <table:table-cell table:number-columns-repeated="2"/>
        </table:table-row>
        <table:table-row table:style-name="ro1">
          <table:table-cell office:value-type="float" office:value="0.872917711734772" calcext:value-type="float">
            <text:p>0.872917711734772</text:p>
          </table:table-cell>
          <table:table-cell table:number-columns-repeated="2"/>
        </table:table-row>
        <table:table-row table:style-name="ro1">
          <table:table-cell office:value-type="float" office:value="0.901200652122498" calcext:value-type="float">
            <text:p>0.901200652122498</text:p>
          </table:table-cell>
          <table:table-cell table:number-columns-repeated="2"/>
        </table:table-row>
        <table:table-row table:style-name="ro1">
          <table:table-cell office:value-type="float" office:value="0.902640879154205" calcext:value-type="float">
            <text:p>0.902640879154205</text:p>
          </table:table-cell>
          <table:table-cell table:number-columns-repeated="2"/>
        </table:table-row>
        <table:table-row table:style-name="ro1">
          <table:table-cell office:value-type="float" office:value="0.917814612388611" calcext:value-type="float">
            <text:p>0.917814612388611</text:p>
          </table:table-cell>
          <table:table-cell table:number-columns-repeated="2"/>
        </table:table-row>
        <table:table-row table:style-name="ro1">
          <table:table-cell office:value-type="float" office:value="0.920908808708191" calcext:value-type="float">
            <text:p>0.920908808708191</text:p>
          </table:table-cell>
          <table:table-cell table:number-columns-repeated="2"/>
        </table:table-row>
        <table:table-row table:style-name="ro1">
          <table:table-cell office:value-type="float" office:value="0.917427718639374" calcext:value-type="float">
            <text:p>0.917427718639374</text:p>
          </table:table-cell>
          <table:table-cell table:number-columns-repeated="2"/>
        </table:table-row>
        <table:table-row table:style-name="ro1">
          <table:table-cell office:value-type="float" office:value="0.913062810897827" calcext:value-type="float">
            <text:p>0.913062810897827</text:p>
          </table:table-cell>
          <table:table-cell table:number-columns-repeated="2"/>
        </table:table-row>
        <table:table-row table:style-name="ro1">
          <table:table-cell office:value-type="float" office:value="0.914742529392242" calcext:value-type="float">
            <text:p>0.914742529392242</text:p>
          </table:table-cell>
          <table:table-cell table:number-columns-repeated="2"/>
        </table:table-row>
        <table:table-row table:style-name="ro1">
          <table:table-cell office:value-type="float" office:value="0.915316998958588" calcext:value-type="float">
            <text:p>0.915316998958588</text:p>
          </table:table-cell>
          <table:table-cell table:number-columns-repeated="2"/>
        </table:table-row>
        <table:table-row table:style-name="ro1">
          <table:table-cell office:value-type="float" office:value="0.924518644809723" calcext:value-type="float">
            <text:p>0.924518644809723</text:p>
          </table:table-cell>
          <table:table-cell table:number-columns-repeated="2"/>
        </table:table-row>
        <table:table-row table:style-name="ro1">
          <table:table-cell office:value-type="float" office:value="0.925452947616577" calcext:value-type="float">
            <text:p>0.925452947616577</text:p>
          </table:table-cell>
          <table:table-cell table:number-columns-repeated="2"/>
        </table:table-row>
        <table:table-row table:style-name="ro1">
          <table:table-cell office:value-type="float" office:value="0.904514193534851" calcext:value-type="float">
            <text:p>0.904514193534851</text:p>
          </table:table-cell>
          <table:table-cell table:number-columns-repeated="2"/>
        </table:table-row>
        <table:table-row table:style-name="ro1">
          <table:table-cell office:value-type="float" office:value="0.871842801570892" calcext:value-type="float">
            <text:p>0.871842801570892</text:p>
          </table:table-cell>
          <table:table-cell table:number-columns-repeated="2"/>
        </table:table-row>
        <table:table-row table:style-name="ro1">
          <table:table-cell office:value-type="float" office:value="0.867968797683716" calcext:value-type="float">
            <text:p>0.867968797683716</text:p>
          </table:table-cell>
          <table:table-cell table:number-columns-repeated="2"/>
        </table:table-row>
        <table:table-row table:style-name="ro1">
          <table:table-cell office:value-type="float" office:value="0.882748365402222" calcext:value-type="float">
            <text:p>0.882748365402222</text:p>
          </table:table-cell>
          <table:table-cell table:number-columns-repeated="2"/>
        </table:table-row>
        <table:table-row table:style-name="ro1">
          <table:table-cell office:value-type="float" office:value="0.877645075321198" calcext:value-type="float">
            <text:p>0.877645075321198</text:p>
          </table:table-cell>
          <table:table-cell table:number-columns-repeated="2"/>
        </table:table-row>
        <table:table-row table:style-name="ro1">
          <table:table-cell office:value-type="float" office:value="0.910634696483612" calcext:value-type="float">
            <text:p>0.910634696483612</text:p>
          </table:table-cell>
          <table:table-cell table:number-columns-repeated="2"/>
        </table:table-row>
        <table:table-row table:style-name="ro1">
          <table:table-cell office:value-type="float" office:value="0.905350565910339" calcext:value-type="float">
            <text:p>0.905350565910339</text:p>
          </table:table-cell>
          <table:table-cell table:number-columns-repeated="2"/>
        </table:table-row>
        <table:table-row table:style-name="ro1">
          <table:table-cell office:value-type="float" office:value="0.906486093997955" calcext:value-type="float">
            <text:p>0.906486093997955</text:p>
          </table:table-cell>
          <table:table-cell table:number-columns-repeated="2"/>
        </table:table-row>
        <table:table-row table:style-name="ro1">
          <table:table-cell office:value-type="float" office:value="0.894972681999206" calcext:value-type="float">
            <text:p>0.894972681999206</text:p>
          </table:table-cell>
          <table:table-cell table:number-columns-repeated="2"/>
        </table:table-row>
        <table:table-row table:style-name="ro1">
          <table:table-cell office:value-type="float" office:value="0.875303208827972" calcext:value-type="float">
            <text:p>0.875303208827972</text:p>
          </table:table-cell>
          <table:table-cell table:number-columns-repeated="2"/>
        </table:table-row>
        <table:table-row table:style-name="ro1">
          <table:table-cell office:value-type="float" office:value="0.897253155708313" calcext:value-type="float">
            <text:p>0.897253155708313</text:p>
          </table:table-cell>
          <table:table-cell table:number-columns-repeated="2"/>
        </table:table-row>
        <table:table-row table:style-name="ro1">
          <table:table-cell office:value-type="float" office:value="0.875119745731354" calcext:value-type="float">
            <text:p>0.875119745731354</text:p>
          </table:table-cell>
          <table:table-cell table:number-columns-repeated="2"/>
        </table:table-row>
        <table:table-row table:style-name="ro1">
          <table:table-cell office:value-type="float" office:value="0.893516600131989" calcext:value-type="float">
            <text:p>0.893516600131989</text:p>
          </table:table-cell>
          <table:table-cell table:number-columns-repeated="2"/>
        </table:table-row>
        <table:table-row table:style-name="ro1">
          <table:table-cell office:value-type="float" office:value="0.885955452919006" calcext:value-type="float">
            <text:p>0.885955452919006</text:p>
          </table:table-cell>
          <table:table-cell table:number-columns-repeated="2"/>
        </table:table-row>
        <table:table-row table:style-name="ro1">
          <table:table-cell office:value-type="float" office:value="0.872953593730927" calcext:value-type="float">
            <text:p>0.872953593730927</text:p>
          </table:table-cell>
          <table:table-cell table:number-columns-repeated="2"/>
        </table:table-row>
        <table:table-row table:style-name="ro1">
          <table:table-cell office:value-type="float" office:value="0.880147159099579" calcext:value-type="float">
            <text:p>0.880147159099579</text:p>
          </table:table-cell>
          <table:table-cell table:number-columns-repeated="2"/>
        </table:table-row>
        <table:table-row table:style-name="ro1">
          <table:table-cell office:value-type="float" office:value="0.903380513191223" calcext:value-type="float">
            <text:p>0.903380513191223</text:p>
          </table:table-cell>
          <table:table-cell table:number-columns-repeated="2"/>
        </table:table-row>
        <table:table-row table:style-name="ro1">
          <table:table-cell office:value-type="float" office:value="0.89077091217041" calcext:value-type="float">
            <text:p>0.89077091217041</text:p>
          </table:table-cell>
          <table:table-cell table:number-columns-repeated="2"/>
        </table:table-row>
        <table:table-row table:style-name="ro1">
          <table:table-cell office:value-type="float" office:value="0.882248282432556" calcext:value-type="float">
            <text:p>0.882248282432556</text:p>
          </table:table-cell>
          <table:table-cell table:number-columns-repeated="2"/>
        </table:table-row>
        <table:table-row table:style-name="ro1">
          <table:table-cell office:value-type="float" office:value="0.894673109054565" calcext:value-type="float">
            <text:p>0.894673109054565</text:p>
          </table:table-cell>
          <table:table-cell table:number-columns-repeated="2"/>
        </table:table-row>
        <table:table-row table:style-name="ro1">
          <table:table-cell office:value-type="float" office:value="0.877385258674622" calcext:value-type="float">
            <text:p>0.877385258674622</text:p>
          </table:table-cell>
          <table:table-cell table:number-columns-repeated="2"/>
        </table:table-row>
        <table:table-row table:style-name="ro1">
          <table:table-cell office:value-type="float" office:value="0.896107077598572" calcext:value-type="float">
            <text:p>0.896107077598572</text:p>
          </table:table-cell>
          <table:table-cell table:number-columns-repeated="2"/>
        </table:table-row>
        <table:table-row table:style-name="ro1">
          <table:table-cell office:value-type="float" office:value="0.898049235343933" calcext:value-type="float">
            <text:p>0.898049235343933</text:p>
          </table:table-cell>
          <table:table-cell table:number-columns-repeated="2"/>
        </table:table-row>
        <table:table-row table:style-name="ro1">
          <table:table-cell office:value-type="float" office:value="0.889597594738007" calcext:value-type="float">
            <text:p>0.889597594738007</text:p>
          </table:table-cell>
          <table:table-cell table:number-columns-repeated="2"/>
        </table:table-row>
        <table:table-row table:style-name="ro1">
          <table:table-cell office:value-type="float" office:value="0.914011359214783" calcext:value-type="float">
            <text:p>0.914011359214783</text:p>
          </table:table-cell>
          <table:table-cell table:number-columns-repeated="2"/>
        </table:table-row>
        <table:table-row table:style-name="ro1">
          <table:table-cell office:value-type="float" office:value="0.907498896121979" calcext:value-type="float">
            <text:p>0.907498896121979</text:p>
          </table:table-cell>
          <table:table-cell table:number-columns-repeated="2"/>
        </table:table-row>
        <table:table-row table:style-name="ro1">
          <table:table-cell office:value-type="float" office:value="0.908339262008667" calcext:value-type="float">
            <text:p>0.908339262008667</text:p>
          </table:table-cell>
          <table:table-cell table:number-columns-repeated="2"/>
        </table:table-row>
        <table:table-row table:style-name="ro1">
          <table:table-cell office:value-type="float" office:value="0.911349058151245" calcext:value-type="float">
            <text:p>0.911349058151245</text:p>
          </table:table-cell>
          <table:table-cell table:number-columns-repeated="2"/>
        </table:table-row>
        <table:table-row table:style-name="ro1">
          <table:table-cell office:value-type="float" office:value="0.894490659236908" calcext:value-type="float">
            <text:p>0.894490659236908</text:p>
          </table:table-cell>
          <table:table-cell table:number-columns-repeated="2"/>
        </table:table-row>
        <table:table-row table:style-name="ro1">
          <table:table-cell office:value-type="float" office:value="0.873167872428894" calcext:value-type="float">
            <text:p>0.873167872428894</text:p>
          </table:table-cell>
          <table:table-cell table:number-columns-repeated="2"/>
        </table:table-row>
        <table:table-row table:style-name="ro1">
          <table:table-cell office:value-type="float" office:value="0.885895013809204" calcext:value-type="float">
            <text:p>0.885895013809204</text:p>
          </table:table-cell>
          <table:table-cell table:number-columns-repeated="2"/>
        </table:table-row>
        <table:table-row table:style-name="ro1">
          <table:table-cell office:value-type="float" office:value="0.902767419815064" calcext:value-type="float">
            <text:p>0.902767419815064</text:p>
          </table:table-cell>
          <table:table-cell table:number-columns-repeated="2"/>
        </table:table-row>
        <table:table-row table:style-name="ro1">
          <table:table-cell office:value-type="float" office:value="0.871192932128906" calcext:value-type="float">
            <text:p>0.871192932128906</text:p>
          </table:table-cell>
          <table:table-cell table:number-columns-repeated="2"/>
        </table:table-row>
        <table:table-row table:style-name="ro1">
          <table:table-cell office:value-type="float" office:value="0.841532349586487" calcext:value-type="float">
            <text:p>0.841532349586487</text:p>
          </table:table-cell>
          <table:table-cell table:number-columns-repeated="2"/>
        </table:table-row>
        <table:table-row table:style-name="ro1">
          <table:table-cell office:value-type="float" office:value="0.771974921226501" calcext:value-type="float">
            <text:p>0.771974921226501</text:p>
          </table:table-cell>
          <table:table-cell table:number-columns-repeated="2"/>
        </table:table-row>
        <table:table-row table:style-name="ro1">
          <table:table-cell office:value-type="float" office:value="0.869807541370392" calcext:value-type="float">
            <text:p>0.869807541370392</text:p>
          </table:table-cell>
          <table:table-cell table:number-columns-repeated="2"/>
        </table:table-row>
        <table:table-row table:style-name="ro1">
          <table:table-cell office:value-type="float" office:value="0.881013035774231" calcext:value-type="float">
            <text:p>0.881013035774231</text:p>
          </table:table-cell>
          <table:table-cell table:number-columns-repeated="2"/>
        </table:table-row>
        <table:table-row table:style-name="ro1">
          <table:table-cell office:value-type="float" office:value="0.875516831874847" calcext:value-type="float">
            <text:p>0.875516831874847</text:p>
          </table:table-cell>
          <table:table-cell table:number-columns-repeated="2"/>
        </table:table-row>
        <table:table-row table:style-name="ro1">
          <table:table-cell office:value-type="float" office:value="0.87330025434494" calcext:value-type="float">
            <text:p>0.87330025434494</text:p>
          </table:table-cell>
          <table:table-cell table:number-columns-repeated="2"/>
        </table:table-row>
        <table:table-row table:style-name="ro1">
          <table:table-cell office:value-type="float" office:value="0.861225962638855" calcext:value-type="float">
            <text:p>0.861225962638855</text:p>
          </table:table-cell>
          <table:table-cell table:number-columns-repeated="2"/>
        </table:table-row>
        <table:table-row table:style-name="ro1">
          <table:table-cell office:value-type="float" office:value="0.869427025318146" calcext:value-type="float">
            <text:p>0.869427025318146</text:p>
          </table:table-cell>
          <table:table-cell table:number-columns-repeated="2"/>
        </table:table-row>
        <table:table-row table:style-name="ro1">
          <table:table-cell office:value-type="float" office:value="0.8712038397789" calcext:value-type="float">
            <text:p>0.8712038397789</text:p>
          </table:table-cell>
          <table:table-cell table:number-columns-repeated="2"/>
        </table:table-row>
        <table:table-row table:style-name="ro1">
          <table:table-cell office:value-type="float" office:value="0.887587070465088" calcext:value-type="float">
            <text:p>0.887587070465088</text:p>
          </table:table-cell>
          <table:table-cell table:number-columns-repeated="2"/>
        </table:table-row>
        <table:table-row table:style-name="ro1">
          <table:table-cell office:value-type="float" office:value="0.879303574562073" calcext:value-type="float">
            <text:p>0.879303574562073</text:p>
          </table:table-cell>
          <table:table-cell table:number-columns-repeated="2"/>
        </table:table-row>
        <table:table-row table:style-name="ro1">
          <table:table-cell office:value-type="float" office:value="0.871511995792389" calcext:value-type="float">
            <text:p>0.871511995792389</text:p>
          </table:table-cell>
          <table:table-cell table:number-columns-repeated="2"/>
        </table:table-row>
        <table:table-row table:style-name="ro1">
          <table:table-cell office:value-type="float" office:value="0.875583052635193" calcext:value-type="float">
            <text:p>0.875583052635193</text:p>
          </table:table-cell>
          <table:table-cell table:number-columns-repeated="2"/>
        </table:table-row>
        <table:table-row table:style-name="ro1">
          <table:table-cell office:value-type="float" office:value="0.87848973274231" calcext:value-type="float">
            <text:p>0.87848973274231</text:p>
          </table:table-cell>
          <table:table-cell table:number-columns-repeated="2"/>
        </table:table-row>
        <table:table-row table:style-name="ro1">
          <table:table-cell office:value-type="float" office:value="0.872178196907043" calcext:value-type="float">
            <text:p>0.872178196907043</text:p>
          </table:table-cell>
          <table:table-cell table:number-columns-repeated="2"/>
        </table:table-row>
        <table:table-row table:style-name="ro1">
          <table:table-cell office:value-type="float" office:value="0.872889161109924" calcext:value-type="float">
            <text:p>0.872889161109924</text:p>
          </table:table-cell>
          <table:table-cell table:number-columns-repeated="2"/>
        </table:table-row>
        <table:table-row table:style-name="ro1">
          <table:table-cell office:value-type="float" office:value="0.847546219825745" calcext:value-type="float">
            <text:p>0.847546219825745</text:p>
          </table:table-cell>
          <table:table-cell table:number-columns-repeated="2"/>
        </table:table-row>
        <table:table-row table:style-name="ro1">
          <table:table-cell office:value-type="float" office:value="0.817355990409851" calcext:value-type="float">
            <text:p>0.817355990409851</text:p>
          </table:table-cell>
          <table:table-cell table:number-columns-repeated="2"/>
        </table:table-row>
        <table:table-row table:style-name="ro1">
          <table:table-cell office:value-type="float" office:value="0.771114349365234" calcext:value-type="float">
            <text:p>0.771114349365234</text:p>
          </table:table-cell>
          <table:table-cell table:number-columns-repeated="2"/>
        </table:table-row>
        <table:table-row table:style-name="ro1">
          <table:table-cell office:value-type="float" office:value="0.750945329666138" calcext:value-type="float">
            <text:p>0.750945329666138</text:p>
          </table:table-cell>
          <table:table-cell table:number-columns-repeated="2"/>
        </table:table-row>
        <table:table-row table:style-name="ro1">
          <table:table-cell office:value-type="float" office:value="0.708990871906281" calcext:value-type="float">
            <text:p>0.708990871906281</text:p>
          </table:table-cell>
          <table:table-cell table:number-columns-repeated="2"/>
        </table:table-row>
        <table:table-row table:style-name="ro1">
          <table:table-cell office:value-type="float" office:value="0.739822626113892" calcext:value-type="float">
            <text:p>0.739822626113892</text:p>
          </table:table-cell>
          <table:table-cell table:number-columns-repeated="2"/>
        </table:table-row>
        <table:table-row table:style-name="ro1">
          <table:table-cell office:value-type="float" office:value="0.732772767543793" calcext:value-type="float">
            <text:p>0.732772767543793</text:p>
          </table:table-cell>
          <table:table-cell table:number-columns-repeated="2"/>
        </table:table-row>
        <table:table-row table:style-name="ro1">
          <table:table-cell office:value-type="float" office:value="0.679241061210632" calcext:value-type="float">
            <text:p>0.679241061210632</text:p>
          </table:table-cell>
          <table:table-cell table:number-columns-repeated="2"/>
        </table:table-row>
        <table:table-row table:style-name="ro1">
          <table:table-cell office:value-type="float" office:value="0.611610651016235" calcext:value-type="float">
            <text:p>0.611610651016235</text:p>
          </table:table-cell>
          <table:table-cell table:number-columns-repeated="2"/>
        </table:table-row>
        <table:table-row table:style-name="ro1">
          <table:table-cell office:value-type="float" office:value="0.575639009475708" calcext:value-type="float">
            <text:p>0.575639009475708</text:p>
          </table:table-cell>
          <table:table-cell table:number-columns-repeated="2"/>
        </table:table-row>
        <table:table-row table:style-name="ro1">
          <table:table-cell office:value-type="float" office:value="0.679580450057983" calcext:value-type="float">
            <text:p>0.679580450057983</text:p>
          </table:table-cell>
          <table:table-cell table:number-columns-repeated="2"/>
        </table:table-row>
        <table:table-row table:style-name="ro1">
          <table:table-cell office:value-type="float" office:value="0.774990439414978" calcext:value-type="float">
            <text:p>0.774990439414978</text:p>
          </table:table-cell>
          <table:table-cell table:number-columns-repeated="2"/>
        </table:table-row>
        <table:table-row table:style-name="ro1">
          <table:table-cell office:value-type="float" office:value="0.853783071041107" calcext:value-type="float">
            <text:p>0.853783071041107</text:p>
          </table:table-cell>
          <table:table-cell table:number-columns-repeated="2"/>
        </table:table-row>
        <table:table-row table:style-name="ro1">
          <table:table-cell office:value-type="float" office:value="0.8672816157341" calcext:value-type="float">
            <text:p>0.8672816157341</text:p>
          </table:table-cell>
          <table:table-cell table:number-columns-repeated="2"/>
        </table:table-row>
        <table:table-row table:style-name="ro1">
          <table:table-cell office:value-type="float" office:value="0.865148067474365" calcext:value-type="float">
            <text:p>0.865148067474365</text:p>
          </table:table-cell>
          <table:table-cell table:number-columns-repeated="2"/>
        </table:table-row>
        <table:table-row table:style-name="ro1">
          <table:table-cell office:value-type="float" office:value="0.859697937965393" calcext:value-type="float">
            <text:p>0.859697937965393</text:p>
          </table:table-cell>
          <table:table-cell table:number-columns-repeated="2"/>
        </table:table-row>
        <table:table-row table:style-name="ro1">
          <table:table-cell office:value-type="float" office:value="0.871861398220062" calcext:value-type="float">
            <text:p>0.871861398220062</text:p>
          </table:table-cell>
          <table:table-cell table:number-columns-repeated="2"/>
        </table:table-row>
        <table:table-row table:style-name="ro1">
          <table:table-cell office:value-type="float" office:value="0.863242745399475" calcext:value-type="float">
            <text:p>0.863242745399475</text:p>
          </table:table-cell>
          <table:table-cell table:number-columns-repeated="2"/>
        </table:table-row>
        <table:table-row table:style-name="ro1">
          <table:table-cell office:value-type="float" office:value="0.847779273986816" calcext:value-type="float">
            <text:p>0.847779273986816</text:p>
          </table:table-cell>
          <table:table-cell table:number-columns-repeated="2"/>
        </table:table-row>
        <table:table-row table:style-name="ro1">
          <table:table-cell office:value-type="float" office:value="0.865309298038483" calcext:value-type="float">
            <text:p>0.865309298038483</text:p>
          </table:table-cell>
          <table:table-cell table:number-columns-repeated="2"/>
        </table:table-row>
        <table:table-row table:style-name="ro1">
          <table:table-cell office:value-type="float" office:value="0.866216719150543" calcext:value-type="float">
            <text:p>0.866216719150543</text:p>
          </table:table-cell>
          <table:table-cell table:number-columns-repeated="2"/>
        </table:table-row>
        <table:table-row table:style-name="ro1">
          <table:table-cell office:value-type="float" office:value="0.876229405403137" calcext:value-type="float">
            <text:p>0.876229405403137</text:p>
          </table:table-cell>
          <table:table-cell table:number-columns-repeated="2"/>
        </table:table-row>
        <table:table-row table:style-name="ro1">
          <table:table-cell office:value-type="float" office:value="0.878269374370575" calcext:value-type="float">
            <text:p>0.878269374370575</text:p>
          </table:table-cell>
          <table:table-cell table:number-columns-repeated="2"/>
        </table:table-row>
        <table:table-row table:style-name="ro1">
          <table:table-cell office:value-type="float" office:value="0.866944968700409" calcext:value-type="float">
            <text:p>0.866944968700409</text:p>
          </table:table-cell>
          <table:table-cell table:number-columns-repeated="2"/>
        </table:table-row>
        <table:table-row table:style-name="ro1">
          <table:table-cell office:value-type="float" office:value="0.865446269512177" calcext:value-type="float">
            <text:p>0.865446269512177</text:p>
          </table:table-cell>
          <table:table-cell table:number-columns-repeated="2"/>
        </table:table-row>
        <table:table-row table:style-name="ro1">
          <table:table-cell office:value-type="float" office:value="0.871216416358948" calcext:value-type="float">
            <text:p>0.871216416358948</text:p>
          </table:table-cell>
          <table:table-cell table:number-columns-repeated="2"/>
        </table:table-row>
        <table:table-row table:style-name="ro1">
          <table:table-cell office:value-type="float" office:value="0.886625170707703" calcext:value-type="float">
            <text:p>0.886625170707703</text:p>
          </table:table-cell>
          <table:table-cell table:number-columns-repeated="2"/>
        </table:table-row>
        <table:table-row table:style-name="ro1">
          <table:table-cell office:value-type="float" office:value="0.911515533924103" calcext:value-type="float">
            <text:p>0.911515533924103</text:p>
          </table:table-cell>
          <table:table-cell table:number-columns-repeated="2"/>
        </table:table-row>
        <table:table-row table:style-name="ro1">
          <table:table-cell office:value-type="float" office:value="0.879990577697754" calcext:value-type="float">
            <text:p>0.879990577697754</text:p>
          </table:table-cell>
          <table:table-cell table:number-columns-repeated="2"/>
        </table:table-row>
        <table:table-row table:style-name="ro1">
          <table:table-cell office:value-type="float" office:value="0.88050651550293" calcext:value-type="float">
            <text:p>0.88050651550293</text:p>
          </table:table-cell>
          <table:table-cell table:number-columns-repeated="2"/>
        </table:table-row>
        <table:table-row table:style-name="ro1">
          <table:table-cell office:value-type="float" office:value="0.881912469863892" calcext:value-type="float">
            <text:p>0.881912469863892</text:p>
          </table:table-cell>
          <table:table-cell table:number-columns-repeated="2"/>
        </table:table-row>
        <table:table-row table:style-name="ro1">
          <table:table-cell office:value-type="float" office:value="0.873980820178986" calcext:value-type="float">
            <text:p>0.873980820178986</text:p>
          </table:table-cell>
          <table:table-cell table:number-columns-repeated="2"/>
        </table:table-row>
        <table:table-row table:style-name="ro1">
          <table:table-cell office:value-type="float" office:value="0.875747919082642" calcext:value-type="float">
            <text:p>0.875747919082642</text:p>
          </table:table-cell>
          <table:table-cell table:number-columns-repeated="2"/>
        </table:table-row>
        <table:table-row table:style-name="ro1">
          <table:table-cell office:value-type="float" office:value="0.870613157749176" calcext:value-type="float">
            <text:p>0.870613157749176</text:p>
          </table:table-cell>
          <table:table-cell table:number-columns-repeated="2"/>
        </table:table-row>
        <table:table-row table:style-name="ro1">
          <table:table-cell office:value-type="float" office:value="0.785405933856964" calcext:value-type="float">
            <text:p>0.785405933856964</text:p>
          </table:table-cell>
          <table:table-cell table:number-columns-repeated="2"/>
        </table:table-row>
        <table:table-row table:style-name="ro1">
          <table:table-cell office:value-type="float" office:value="0.871001124382019" calcext:value-type="float">
            <text:p>0.871001124382019</text:p>
          </table:table-cell>
          <table:table-cell table:number-columns-repeated="2"/>
        </table:table-row>
        <table:table-row table:style-name="ro1">
          <table:table-cell office:value-type="float" office:value="0.861064791679382" calcext:value-type="float">
            <text:p>0.861064791679382</text:p>
          </table:table-cell>
          <table:table-cell table:number-columns-repeated="2"/>
        </table:table-row>
        <table:table-row table:style-name="ro1">
          <table:table-cell office:value-type="float" office:value="0.778753697872162" calcext:value-type="float">
            <text:p>0.778753697872162</text:p>
          </table:table-cell>
          <table:table-cell table:number-columns-repeated="2"/>
        </table:table-row>
        <table:table-row table:style-name="ro1">
          <table:table-cell office:value-type="float" office:value="0.741166532039642" calcext:value-type="float">
            <text:p>0.741166532039642</text:p>
          </table:table-cell>
          <table:table-cell table:number-columns-repeated="2"/>
        </table:table-row>
        <table:table-row table:style-name="ro1">
          <table:table-cell office:value-type="float" office:value="0.872986137866974" calcext:value-type="float">
            <text:p>0.872986137866974</text:p>
          </table:table-cell>
          <table:table-cell table:number-columns-repeated="2"/>
        </table:table-row>
        <table:table-row table:style-name="ro1">
          <table:table-cell office:value-type="float" office:value="0.878406882286072" calcext:value-type="float">
            <text:p>0.878406882286072</text:p>
          </table:table-cell>
          <table:table-cell table:number-columns-repeated="2"/>
        </table:table-row>
        <table:table-row table:style-name="ro1">
          <table:table-cell office:value-type="float" office:value="0.898887574672699" calcext:value-type="float">
            <text:p>0.898887574672699</text:p>
          </table:table-cell>
          <table:table-cell table:number-columns-repeated="2"/>
        </table:table-row>
        <table:table-row table:style-name="ro1">
          <table:table-cell office:value-type="float" office:value="0.886380195617676" calcext:value-type="float">
            <text:p>0.886380195617676</text:p>
          </table:table-cell>
          <table:table-cell table:number-columns-repeated="2"/>
        </table:table-row>
        <table:table-row table:style-name="ro1">
          <table:table-cell office:value-type="float" office:value="0.872298777103424" calcext:value-type="float">
            <text:p>0.872298777103424</text:p>
          </table:table-cell>
          <table:table-cell table:number-columns-repeated="2"/>
        </table:table-row>
        <table:table-row table:style-name="ro1">
          <table:table-cell office:value-type="float" office:value="0.878875494003296" calcext:value-type="float">
            <text:p>0.878875494003296</text:p>
          </table:table-cell>
          <table:table-cell table:number-columns-repeated="2"/>
        </table:table-row>
        <table:table-row table:style-name="ro1">
          <table:table-cell office:value-type="float" office:value="0.883380115032196" calcext:value-type="float">
            <text:p>0.883380115032196</text:p>
          </table:table-cell>
          <table:table-cell table:number-columns-repeated="2"/>
        </table:table-row>
        <table:table-row table:style-name="ro1">
          <table:table-cell office:value-type="float" office:value="0.862709641456604" calcext:value-type="float">
            <text:p>0.862709641456604</text:p>
          </table:table-cell>
          <table:table-cell table:number-columns-repeated="2"/>
        </table:table-row>
        <table:table-row table:style-name="ro1">
          <table:table-cell office:value-type="float" office:value="0.87159663438797" calcext:value-type="float">
            <text:p>0.87159663438797</text:p>
          </table:table-cell>
          <table:table-cell table:number-columns-repeated="2"/>
        </table:table-row>
        <table:table-row table:style-name="ro1">
          <table:table-cell office:value-type="float" office:value="0.863415479660034" calcext:value-type="float">
            <text:p>0.863415479660034</text:p>
          </table:table-cell>
          <table:table-cell table:number-columns-repeated="2"/>
        </table:table-row>
        <table:table-row table:style-name="ro1">
          <table:table-cell office:value-type="float" office:value="0.896365940570831" calcext:value-type="float">
            <text:p>0.896365940570831</text:p>
          </table:table-cell>
          <table:table-cell table:number-columns-repeated="2"/>
        </table:table-row>
        <table:table-row table:style-name="ro1">
          <table:table-cell office:value-type="float" office:value="0.88119500875473" calcext:value-type="float">
            <text:p>0.88119500875473</text:p>
          </table:table-cell>
          <table:table-cell table:number-columns-repeated="2"/>
        </table:table-row>
        <table:table-row table:style-name="ro1">
          <table:table-cell office:value-type="float" office:value="0.89017927646637" calcext:value-type="float">
            <text:p>0.89017927646637</text:p>
          </table:table-cell>
          <table:table-cell table:number-columns-repeated="2"/>
        </table:table-row>
        <table:table-row table:style-name="ro1">
          <table:table-cell office:value-type="float" office:value="0.876816511154175" calcext:value-type="float">
            <text:p>0.876816511154175</text:p>
          </table:table-cell>
          <table:table-cell table:number-columns-repeated="2"/>
        </table:table-row>
        <table:table-row table:style-name="ro1">
          <table:table-cell office:value-type="float" office:value="0.876460492610931" calcext:value-type="float">
            <text:p>0.876460492610931</text:p>
          </table:table-cell>
          <table:table-cell table:number-columns-repeated="2"/>
        </table:table-row>
        <table:table-row table:style-name="ro1">
          <table:table-cell office:value-type="float" office:value="0.916904926300049" calcext:value-type="float">
            <text:p>0.916904926300049</text:p>
          </table:table-cell>
          <table:table-cell table:number-columns-repeated="2"/>
        </table:table-row>
        <table:table-row table:style-name="ro1">
          <table:table-cell office:value-type="float" office:value="0.902662634849548" calcext:value-type="float">
            <text:p>0.902662634849548</text:p>
          </table:table-cell>
          <table:table-cell table:number-columns-repeated="2"/>
        </table:table-row>
        <table:table-row table:style-name="ro1">
          <table:table-cell office:value-type="float" office:value="0.900960803031921" calcext:value-type="float">
            <text:p>0.900960803031921</text:p>
          </table:table-cell>
          <table:table-cell table:number-columns-repeated="2"/>
        </table:table-row>
        <table:table-row table:style-name="ro1">
          <table:table-cell office:value-type="float" office:value="0.905282855033874" calcext:value-type="float">
            <text:p>0.905282855033874</text:p>
          </table:table-cell>
          <table:table-cell table:number-columns-repeated="2"/>
        </table:table-row>
        <table:table-row table:style-name="ro1">
          <table:table-cell office:value-type="float" office:value="0.904280185699463" calcext:value-type="float">
            <text:p>0.904280185699463</text:p>
          </table:table-cell>
          <table:table-cell table:number-columns-repeated="2"/>
        </table:table-row>
        <table:table-row table:style-name="ro1">
          <table:table-cell office:value-type="float" office:value="0.876554608345032" calcext:value-type="float">
            <text:p>0.876554608345032</text:p>
          </table:table-cell>
          <table:table-cell table:number-columns-repeated="2"/>
        </table:table-row>
        <table:table-row table:style-name="ro1">
          <table:table-cell office:value-type="float" office:value="0.828943789005279" calcext:value-type="float">
            <text:p>0.828943789005279</text:p>
          </table:table-cell>
          <table:table-cell table:number-columns-repeated="2"/>
        </table:table-row>
        <table:table-row table:style-name="ro1">
          <table:table-cell office:value-type="float" office:value="0.881551444530487" calcext:value-type="float">
            <text:p>0.881551444530487</text:p>
          </table:table-cell>
          <table:table-cell table:number-columns-repeated="2"/>
        </table:table-row>
        <table:table-row table:style-name="ro1">
          <table:table-cell office:value-type="float" office:value="0.870143055915833" calcext:value-type="float">
            <text:p>0.870143055915833</text:p>
          </table:table-cell>
          <table:table-cell table:number-columns-repeated="2"/>
        </table:table-row>
        <table:table-row table:style-name="ro1">
          <table:table-cell office:value-type="float" office:value="0.878446102142334" calcext:value-type="float">
            <text:p>0.878446102142334</text:p>
          </table:table-cell>
          <table:table-cell table:number-columns-repeated="2"/>
        </table:table-row>
        <table:table-row table:style-name="ro1">
          <table:table-cell office:value-type="float" office:value="0.874082326889038" calcext:value-type="float">
            <text:p>0.874082326889038</text:p>
          </table:table-cell>
          <table:table-cell table:number-columns-repeated="2"/>
        </table:table-row>
        <table:table-row table:style-name="ro1">
          <table:table-cell office:value-type="float" office:value="0.872775495052338" calcext:value-type="float">
            <text:p>0.872775495052338</text:p>
          </table:table-cell>
          <table:table-cell table:number-columns-repeated="2"/>
        </table:table-row>
        <table:table-row table:style-name="ro1">
          <table:table-cell office:value-type="float" office:value="0.878237664699554" calcext:value-type="float">
            <text:p>0.878237664699554</text:p>
          </table:table-cell>
          <table:table-cell table:number-columns-repeated="2"/>
        </table:table-row>
        <table:table-row table:style-name="ro1">
          <table:table-cell office:value-type="float" office:value="0.882301092147827" calcext:value-type="float">
            <text:p>0.882301092147827</text:p>
          </table:table-cell>
          <table:table-cell table:number-columns-repeated="2"/>
        </table:table-row>
        <table:table-row table:style-name="ro1">
          <table:table-cell office:value-type="float" office:value="0.879749953746796" calcext:value-type="float">
            <text:p>0.879749953746796</text:p>
          </table:table-cell>
          <table:table-cell table:number-columns-repeated="2"/>
        </table:table-row>
        <table:table-row table:style-name="ro1">
          <table:table-cell office:value-type="float" office:value="0.874859988689423" calcext:value-type="float">
            <text:p>0.874859988689423</text:p>
          </table:table-cell>
          <table:table-cell table:number-columns-repeated="2"/>
        </table:table-row>
        <table:table-row table:style-name="ro1">
          <table:table-cell office:value-type="float" office:value="0.876077473163605" calcext:value-type="float">
            <text:p>0.876077473163605</text:p>
          </table:table-cell>
          <table:table-cell table:number-columns-repeated="2"/>
        </table:table-row>
        <table:table-row table:style-name="ro1">
          <table:table-cell office:value-type="float" office:value="0.866929650306702" calcext:value-type="float">
            <text:p>0.866929650306702</text:p>
          </table:table-cell>
          <table:table-cell table:number-columns-repeated="2"/>
        </table:table-row>
        <table:table-row table:style-name="ro1">
          <table:table-cell office:value-type="float" office:value="0.858029723167419" calcext:value-type="float">
            <text:p>0.858029723167419</text:p>
          </table:table-cell>
          <table:table-cell table:number-columns-repeated="2"/>
        </table:table-row>
        <table:table-row table:style-name="ro1">
          <table:table-cell office:value-type="float" office:value="0.838453769683838" calcext:value-type="float">
            <text:p>0.838453769683838</text:p>
          </table:table-cell>
          <table:table-cell table:number-columns-repeated="2"/>
        </table:table-row>
        <table:table-row table:style-name="ro1">
          <table:table-cell office:value-type="float" office:value="0.805601119995117" calcext:value-type="float">
            <text:p>0.805601119995117</text:p>
          </table:table-cell>
          <table:table-cell table:number-columns-repeated="2"/>
        </table:table-row>
        <table:table-row table:style-name="ro1">
          <table:table-cell office:value-type="float" office:value="0.62206506729126" calcext:value-type="float">
            <text:p>0.62206506729126</text:p>
          </table:table-cell>
          <table:table-cell table:number-columns-repeated="2"/>
        </table:table-row>
        <table:table-row table:style-name="ro1">
          <table:table-cell office:value-type="float" office:value="0.536580264568329" calcext:value-type="float">
            <text:p>0.536580264568329</text:p>
          </table:table-cell>
          <table:table-cell table:number-columns-repeated="2"/>
        </table:table-row>
        <table:table-row table:style-name="ro1">
          <table:table-cell office:value-type="float" office:value="0.81317663192749" calcext:value-type="float">
            <text:p>0.81317663192749</text:p>
          </table:table-cell>
          <table:table-cell table:number-columns-repeated="2"/>
        </table:table-row>
        <table:table-row table:style-name="ro1">
          <table:table-cell office:value-type="float" office:value="0.853416860103607" calcext:value-type="float">
            <text:p>0.853416860103607</text:p>
          </table:table-cell>
          <table:table-cell table:number-columns-repeated="2"/>
        </table:table-row>
        <table:table-row table:style-name="ro1">
          <table:table-cell office:value-type="float" office:value="0.891648352146149" calcext:value-type="float">
            <text:p>0.891648352146149</text:p>
          </table:table-cell>
          <table:table-cell table:number-columns-repeated="2"/>
        </table:table-row>
        <table:table-row table:style-name="ro1">
          <table:table-cell office:value-type="float" office:value="0.88260281085968" calcext:value-type="float">
            <text:p>0.88260281085968</text:p>
          </table:table-cell>
          <table:table-cell table:number-columns-repeated="2"/>
        </table:table-row>
        <table:table-row table:style-name="ro1">
          <table:table-cell office:value-type="float" office:value="0.908216714859009" calcext:value-type="float">
            <text:p>0.908216714859009</text:p>
          </table:table-cell>
          <table:table-cell table:number-columns-repeated="2"/>
        </table:table-row>
        <table:table-row table:style-name="ro1">
          <table:table-cell office:value-type="float" office:value="0.859765887260437" calcext:value-type="float">
            <text:p>0.859765887260437</text:p>
          </table:table-cell>
          <table:table-cell table:number-columns-repeated="2"/>
        </table:table-row>
        <table:table-row table:style-name="ro1">
          <table:table-cell office:value-type="float" office:value="0.869967043399811" calcext:value-type="float">
            <text:p>0.869967043399811</text:p>
          </table:table-cell>
          <table:table-cell table:number-columns-repeated="2"/>
        </table:table-row>
        <table:table-row table:style-name="ro1">
          <table:table-cell office:value-type="float" office:value="0.876761198043823" calcext:value-type="float">
            <text:p>0.876761198043823</text:p>
          </table:table-cell>
          <table:table-cell table:number-columns-repeated="2"/>
        </table:table-row>
        <table:table-row table:style-name="ro1">
          <table:table-cell office:value-type="float" office:value="0.88732236623764" calcext:value-type="float">
            <text:p>0.88732236623764</text:p>
          </table:table-cell>
          <table:table-cell table:number-columns-repeated="2"/>
        </table:table-row>
        <table:table-row table:style-name="ro1">
          <table:table-cell office:value-type="float" office:value="0.86376678943634" calcext:value-type="float">
            <text:p>0.86376678943634</text:p>
          </table:table-cell>
          <table:table-cell table:number-columns-repeated="2"/>
        </table:table-row>
        <table:table-row table:style-name="ro1">
          <table:table-cell office:value-type="float" office:value="0.881089270114899" calcext:value-type="float">
            <text:p>0.881089270114899</text:p>
          </table:table-cell>
          <table:table-cell table:number-columns-repeated="2"/>
        </table:table-row>
        <table:table-row table:style-name="ro1">
          <table:table-cell office:value-type="float" office:value="0.88839191198349" calcext:value-type="float">
            <text:p>0.88839191198349</text:p>
          </table:table-cell>
          <table:table-cell table:number-columns-repeated="2"/>
        </table:table-row>
        <table:table-row table:style-name="ro1">
          <table:table-cell office:value-type="float" office:value="0.89362096786499" calcext:value-type="float">
            <text:p>0.89362096786499</text:p>
          </table:table-cell>
          <table:table-cell table:number-columns-repeated="2"/>
        </table:table-row>
        <table:table-row table:style-name="ro1">
          <table:table-cell office:value-type="float" office:value="0.868304312229157" calcext:value-type="float">
            <text:p>0.868304312229157</text:p>
          </table:table-cell>
          <table:table-cell table:number-columns-repeated="2"/>
        </table:table-row>
        <table:table-row table:style-name="ro1">
          <table:table-cell office:value-type="float" office:value="0.838897466659546" calcext:value-type="float">
            <text:p>0.838897466659546</text:p>
          </table:table-cell>
          <table:table-cell table:number-columns-repeated="2"/>
        </table:table-row>
        <table:table-row table:style-name="ro1">
          <table:table-cell office:value-type="float" office:value="0.86540675163269" calcext:value-type="float">
            <text:p>0.86540675163269</text:p>
          </table:table-cell>
          <table:table-cell table:number-columns-repeated="2"/>
        </table:table-row>
        <table:table-row table:style-name="ro1">
          <table:table-cell office:value-type="float" office:value="0.858602106571198" calcext:value-type="float">
            <text:p>0.858602106571198</text:p>
          </table:table-cell>
          <table:table-cell table:number-columns-repeated="2"/>
        </table:table-row>
        <table:table-row table:style-name="ro1">
          <table:table-cell office:value-type="float" office:value="0.854080080986023" calcext:value-type="float">
            <text:p>0.854080080986023</text:p>
          </table:table-cell>
          <table:table-cell table:number-columns-repeated="2"/>
        </table:table-row>
        <table:table-row table:style-name="ro1">
          <table:table-cell office:value-type="float" office:value="0.86416894197464" calcext:value-type="float">
            <text:p>0.86416894197464</text:p>
          </table:table-cell>
          <table:table-cell table:number-columns-repeated="2"/>
        </table:table-row>
        <table:table-row table:style-name="ro1">
          <table:table-cell office:value-type="float" office:value="0.861269235610962" calcext:value-type="float">
            <text:p>0.861269235610962</text:p>
          </table:table-cell>
          <table:table-cell table:number-columns-repeated="2"/>
        </table:table-row>
        <table:table-row table:style-name="ro1">
          <table:table-cell office:value-type="float" office:value="0.858769714832306" calcext:value-type="float">
            <text:p>0.858769714832306</text:p>
          </table:table-cell>
          <table:table-cell table:number-columns-repeated="2"/>
        </table:table-row>
        <table:table-row table:style-name="ro1">
          <table:table-cell office:value-type="float" office:value="0.856157720088959" calcext:value-type="float">
            <text:p>0.856157720088959</text:p>
          </table:table-cell>
          <table:table-cell table:number-columns-repeated="2"/>
        </table:table-row>
        <table:table-row table:style-name="ro1">
          <table:table-cell office:value-type="float" office:value="0.861674904823303" calcext:value-type="float">
            <text:p>0.861674904823303</text:p>
          </table:table-cell>
          <table:table-cell table:number-columns-repeated="2"/>
        </table:table-row>
        <table:table-row table:style-name="ro1">
          <table:table-cell office:value-type="float" office:value="0.852962255477905" calcext:value-type="float">
            <text:p>0.852962255477905</text:p>
          </table:table-cell>
          <table:table-cell table:number-columns-repeated="2"/>
        </table:table-row>
        <table:table-row table:style-name="ro1">
          <table:table-cell office:value-type="float" office:value="0.876334428787231" calcext:value-type="float">
            <text:p>0.876334428787231</text:p>
          </table:table-cell>
          <table:table-cell table:number-columns-repeated="2"/>
        </table:table-row>
        <table:table-row table:style-name="ro1">
          <table:table-cell office:value-type="float" office:value="0.854746580123901" calcext:value-type="float">
            <text:p>0.854746580123901</text:p>
          </table:table-cell>
          <table:table-cell table:number-columns-repeated="2"/>
        </table:table-row>
        <table:table-row table:style-name="ro1">
          <table:table-cell office:value-type="float" office:value="0.830424845218658" calcext:value-type="float">
            <text:p>0.830424845218658</text:p>
          </table:table-cell>
          <table:table-cell table:number-columns-repeated="2"/>
        </table:table-row>
        <table:table-row table:style-name="ro1">
          <table:table-cell office:value-type="float" office:value="0.867304682731628" calcext:value-type="float">
            <text:p>0.867304682731628</text:p>
          </table:table-cell>
          <table:table-cell table:number-columns-repeated="2"/>
        </table:table-row>
        <table:table-row table:style-name="ro1">
          <table:table-cell office:value-type="float" office:value="0.789201438426971" calcext:value-type="float">
            <text:p>0.789201438426971</text:p>
          </table:table-cell>
          <table:table-cell table:number-columns-repeated="2"/>
        </table:table-row>
        <table:table-row table:style-name="ro1">
          <table:table-cell office:value-type="float" office:value="0.883683502674103" calcext:value-type="float">
            <text:p>0.883683502674103</text:p>
          </table:table-cell>
          <table:table-cell table:number-columns-repeated="2"/>
        </table:table-row>
        <table:table-row table:style-name="ro1">
          <table:table-cell office:value-type="float" office:value="0.879674971103668" calcext:value-type="float">
            <text:p>0.879674971103668</text:p>
          </table:table-cell>
          <table:table-cell table:number-columns-repeated="2"/>
        </table:table-row>
        <table:table-row table:style-name="ro1">
          <table:table-cell office:value-type="float" office:value="0.864033401012421" calcext:value-type="float">
            <text:p>0.864033401012421</text:p>
          </table:table-cell>
          <table:table-cell table:number-columns-repeated="2"/>
        </table:table-row>
        <table:table-row table:style-name="ro1">
          <table:table-cell office:value-type="float" office:value="0.80047482252121" calcext:value-type="float">
            <text:p>0.80047482252121</text:p>
          </table:table-cell>
          <table:table-cell table:number-columns-repeated="2"/>
        </table:table-row>
        <table:table-row table:style-name="ro1">
          <table:table-cell office:value-type="float" office:value="0.859279215335846" calcext:value-type="float">
            <text:p>0.859279215335846</text:p>
          </table:table-cell>
          <table:table-cell table:number-columns-repeated="2"/>
        </table:table-row>
        <table:table-row table:style-name="ro1">
          <table:table-cell office:value-type="float" office:value="0.862651765346527" calcext:value-type="float">
            <text:p>0.862651765346527</text:p>
          </table:table-cell>
          <table:table-cell table:number-columns-repeated="2"/>
        </table:table-row>
        <table:table-row table:style-name="ro1">
          <table:table-cell office:value-type="float" office:value="0.864682674407959" calcext:value-type="float">
            <text:p>0.864682674407959</text:p>
          </table:table-cell>
          <table:table-cell table:number-columns-repeated="2"/>
        </table:table-row>
        <table:table-row table:style-name="ro1">
          <table:table-cell office:value-type="float" office:value="0.83774471282959" calcext:value-type="float">
            <text:p>0.83774471282959</text:p>
          </table:table-cell>
          <table:table-cell table:number-columns-repeated="2"/>
        </table:table-row>
        <table:table-row table:style-name="ro1">
          <table:table-cell office:value-type="float" office:value="0.818951606750488" calcext:value-type="float">
            <text:p>0.818951606750488</text:p>
          </table:table-cell>
          <table:table-cell table:number-columns-repeated="2"/>
        </table:table-row>
        <table:table-row table:style-name="ro1">
          <table:table-cell office:value-type="float" office:value="0.859689176082611" calcext:value-type="float">
            <text:p>0.859689176082611</text:p>
          </table:table-cell>
          <table:table-cell table:number-columns-repeated="2"/>
        </table:table-row>
        <table:table-row table:style-name="ro1">
          <table:table-cell office:value-type="float" office:value="0.84634268283844" calcext:value-type="float">
            <text:p>0.84634268283844</text:p>
          </table:table-cell>
          <table:table-cell table:number-columns-repeated="2"/>
        </table:table-row>
        <table:table-row table:style-name="ro1">
          <table:table-cell office:value-type="float" office:value="0.844667136669159" calcext:value-type="float">
            <text:p>0.844667136669159</text:p>
          </table:table-cell>
          <table:table-cell table:number-columns-repeated="2"/>
        </table:table-row>
        <table:table-row table:style-name="ro1">
          <table:table-cell office:value-type="float" office:value="0.855188012123108" calcext:value-type="float">
            <text:p>0.855188012123108</text:p>
          </table:table-cell>
          <table:table-cell table:number-columns-repeated="2"/>
        </table:table-row>
        <table:table-row table:style-name="ro1">
          <table:table-cell office:value-type="float" office:value="0.866025447845459" calcext:value-type="float">
            <text:p>0.866025447845459</text:p>
          </table:table-cell>
          <table:table-cell table:number-columns-repeated="2"/>
        </table:table-row>
        <table:table-row table:style-name="ro1">
          <table:table-cell office:value-type="float" office:value="0.869289100170136" calcext:value-type="float">
            <text:p>0.869289100170136</text:p>
          </table:table-cell>
          <table:table-cell table:number-columns-repeated="2"/>
        </table:table-row>
        <table:table-row table:style-name="ro1">
          <table:table-cell office:value-type="float" office:value="0.868488967418671" calcext:value-type="float">
            <text:p>0.868488967418671</text:p>
          </table:table-cell>
          <table:table-cell table:number-columns-repeated="2"/>
        </table:table-row>
        <table:table-row table:style-name="ro1">
          <table:table-cell office:value-type="float" office:value="0.86473160982132" calcext:value-type="float">
            <text:p>0.86473160982132</text:p>
          </table:table-cell>
          <table:table-cell table:number-columns-repeated="2"/>
        </table:table-row>
        <table:table-row table:style-name="ro1">
          <table:table-cell office:value-type="float" office:value="0.859617829322815" calcext:value-type="float">
            <text:p>0.859617829322815</text:p>
          </table:table-cell>
          <table:table-cell table:number-columns-repeated="2"/>
        </table:table-row>
        <table:table-row table:style-name="ro1">
          <table:table-cell office:value-type="float" office:value="0.844384968280792" calcext:value-type="float">
            <text:p>0.844384968280792</text:p>
          </table:table-cell>
          <table:table-cell table:number-columns-repeated="2"/>
        </table:table-row>
        <table:table-row table:style-name="ro1">
          <table:table-cell office:value-type="float" office:value="0.817922294139862" calcext:value-type="float">
            <text:p>0.817922294139862</text:p>
          </table:table-cell>
          <table:table-cell table:number-columns-repeated="2"/>
        </table:table-row>
        <table:table-row table:style-name="ro1">
          <table:table-cell office:value-type="float" office:value="0.811566233634949" calcext:value-type="float">
            <text:p>0.811566233634949</text:p>
          </table:table-cell>
          <table:table-cell table:number-columns-repeated="2"/>
        </table:table-row>
        <table:table-row table:style-name="ro1">
          <table:table-cell office:value-type="float" office:value="0.75961446762085" calcext:value-type="float">
            <text:p>0.75961446762085</text:p>
          </table:table-cell>
          <table:table-cell table:number-columns-repeated="2"/>
        </table:table-row>
        <table:table-row table:style-name="ro1">
          <table:table-cell office:value-type="float" office:value="0.801238596439362" calcext:value-type="float">
            <text:p>0.801238596439362</text:p>
          </table:table-cell>
          <table:table-cell table:number-columns-repeated="2"/>
        </table:table-row>
        <table:table-row table:style-name="ro1">
          <table:table-cell office:value-type="float" office:value="0.801964938640595" calcext:value-type="float">
            <text:p>0.801964938640595</text:p>
          </table:table-cell>
          <table:table-cell table:number-columns-repeated="2"/>
        </table:table-row>
        <table:table-row table:style-name="ro1">
          <table:table-cell office:value-type="float" office:value="0.854820609092712" calcext:value-type="float">
            <text:p>0.854820609092712</text:p>
          </table:table-cell>
          <table:table-cell table:number-columns-repeated="2"/>
        </table:table-row>
        <table:table-row table:style-name="ro1">
          <table:table-cell office:value-type="float" office:value="0.878867089748383" calcext:value-type="float">
            <text:p>0.878867089748383</text:p>
          </table:table-cell>
          <table:table-cell table:number-columns-repeated="2"/>
        </table:table-row>
        <table:table-row table:style-name="ro1">
          <table:table-cell office:value-type="float" office:value="0.878989994525909" calcext:value-type="float">
            <text:p>0.878989994525909</text:p>
          </table:table-cell>
          <table:table-cell table:number-columns-repeated="2"/>
        </table:table-row>
        <table:table-row table:style-name="ro1">
          <table:table-cell office:value-type="float" office:value="0.87813663482666" calcext:value-type="float">
            <text:p>0.87813663482666</text:p>
          </table:table-cell>
          <table:table-cell table:number-columns-repeated="2"/>
        </table:table-row>
        <table:table-row table:style-name="ro1">
          <table:table-cell office:value-type="float" office:value="0.871102273464203" calcext:value-type="float">
            <text:p>0.871102273464203</text:p>
          </table:table-cell>
          <table:table-cell table:number-columns-repeated="2"/>
        </table:table-row>
        <table:table-row table:style-name="ro1">
          <table:table-cell office:value-type="float" office:value="0.823998630046845" calcext:value-type="float">
            <text:p>0.823998630046845</text:p>
          </table:table-cell>
          <table:table-cell table:number-columns-repeated="2"/>
        </table:table-row>
        <table:table-row table:style-name="ro1">
          <table:table-cell office:value-type="float" office:value="0.890978276729584" calcext:value-type="float">
            <text:p>0.890978276729584</text:p>
          </table:table-cell>
          <table:table-cell table:number-columns-repeated="2"/>
        </table:table-row>
        <table:table-row table:style-name="ro1">
          <table:table-cell office:value-type="float" office:value="0.885940968990326" calcext:value-type="float">
            <text:p>0.885940968990326</text:p>
          </table:table-cell>
          <table:table-cell table:number-columns-repeated="2"/>
        </table:table-row>
        <table:table-row table:style-name="ro1">
          <table:table-cell office:value-type="float" office:value="0.871879577636719" calcext:value-type="float">
            <text:p>0.871879577636719</text:p>
          </table:table-cell>
          <table:table-cell table:number-columns-repeated="2"/>
        </table:table-row>
        <table:table-row table:style-name="ro1">
          <table:table-cell office:value-type="float" office:value="0.86826503276825" calcext:value-type="float">
            <text:p>0.86826503276825</text:p>
          </table:table-cell>
          <table:table-cell table:number-columns-repeated="2"/>
        </table:table-row>
        <table:table-row table:style-name="ro1">
          <table:table-cell office:value-type="float" office:value="0.827295064926147" calcext:value-type="float">
            <text:p>0.827295064926147</text:p>
          </table:table-cell>
          <table:table-cell table:number-columns-repeated="2"/>
        </table:table-row>
        <table:table-row table:style-name="ro1">
          <table:table-cell office:value-type="float" office:value="0.882714927196503" calcext:value-type="float">
            <text:p>0.882714927196503</text:p>
          </table:table-cell>
          <table:table-cell table:number-columns-repeated="2"/>
        </table:table-row>
        <table:table-row table:style-name="ro1">
          <table:table-cell office:value-type="float" office:value="0.904721319675446" calcext:value-type="float">
            <text:p>0.904721319675446</text:p>
          </table:table-cell>
          <table:table-cell table:number-columns-repeated="2"/>
        </table:table-row>
        <table:table-row table:style-name="ro1">
          <table:table-cell office:value-type="float" office:value="0.872770667076111" calcext:value-type="float">
            <text:p>0.872770667076111</text:p>
          </table:table-cell>
          <table:table-cell table:number-columns-repeated="2"/>
        </table:table-row>
        <table:table-row table:style-name="ro1">
          <table:table-cell office:value-type="float" office:value="0.917015671730042" calcext:value-type="float">
            <text:p>0.917015671730042</text:p>
          </table:table-cell>
          <table:table-cell table:number-columns-repeated="2"/>
        </table:table-row>
        <table:table-row table:style-name="ro1">
          <table:table-cell office:value-type="float" office:value="0.876728653907776" calcext:value-type="float">
            <text:p>0.876728653907776</text:p>
          </table:table-cell>
          <table:table-cell table:number-columns-repeated="2"/>
        </table:table-row>
        <table:table-row table:style-name="ro1">
          <table:table-cell office:value-type="float" office:value="0.868721783161163" calcext:value-type="float">
            <text:p>0.868721783161163</text:p>
          </table:table-cell>
          <table:table-cell table:number-columns-repeated="2"/>
        </table:table-row>
        <table:table-row table:style-name="ro1">
          <table:table-cell office:value-type="float" office:value="0.867445051670074" calcext:value-type="float">
            <text:p>0.867445051670074</text:p>
          </table:table-cell>
          <table:table-cell table:number-columns-repeated="2"/>
        </table:table-row>
        <table:table-row table:style-name="ro1">
          <table:table-cell office:value-type="float" office:value="0.899800837039948" calcext:value-type="float">
            <text:p>0.899800837039948</text:p>
          </table:table-cell>
          <table:table-cell table:number-columns-repeated="2"/>
        </table:table-row>
        <table:table-row table:style-name="ro1">
          <table:table-cell office:value-type="float" office:value="0.894146859645844" calcext:value-type="float">
            <text:p>0.894146859645844</text:p>
          </table:table-cell>
          <table:table-cell table:number-columns-repeated="2"/>
        </table:table-row>
        <table:table-row table:style-name="ro1">
          <table:table-cell office:value-type="float" office:value="0.869620859622955" calcext:value-type="float">
            <text:p>0.869620859622955</text:p>
          </table:table-cell>
          <table:table-cell table:number-columns-repeated="2"/>
        </table:table-row>
        <table:table-row table:style-name="ro1">
          <table:table-cell office:value-type="float" office:value="0.907153248786926" calcext:value-type="float">
            <text:p>0.907153248786926</text:p>
          </table:table-cell>
          <table:table-cell table:number-columns-repeated="2"/>
        </table:table-row>
        <table:table-row table:style-name="ro1">
          <table:table-cell office:value-type="float" office:value="0.901683747768402" calcext:value-type="float">
            <text:p>0.901683747768402</text:p>
          </table:table-cell>
          <table:table-cell table:number-columns-repeated="2"/>
        </table:table-row>
        <table:table-row table:style-name="ro1">
          <table:table-cell office:value-type="float" office:value="0.894582808017731" calcext:value-type="float">
            <text:p>0.894582808017731</text:p>
          </table:table-cell>
          <table:table-cell table:number-columns-repeated="2"/>
        </table:table-row>
        <table:table-row table:style-name="ro1">
          <table:table-cell office:value-type="float" office:value="0.872479856014252" calcext:value-type="float">
            <text:p>0.872479856014252</text:p>
          </table:table-cell>
          <table:table-cell table:number-columns-repeated="2"/>
        </table:table-row>
        <table:table-row table:style-name="ro1">
          <table:table-cell office:value-type="float" office:value="0.878471970558167" calcext:value-type="float">
            <text:p>0.878471970558167</text:p>
          </table:table-cell>
          <table:table-cell table:number-columns-repeated="2"/>
        </table:table-row>
        <table:table-row table:style-name="ro1">
          <table:table-cell office:value-type="float" office:value="0.862849354743958" calcext:value-type="float">
            <text:p>0.862849354743958</text:p>
          </table:table-cell>
          <table:table-cell table:number-columns-repeated="2"/>
        </table:table-row>
        <table:table-row table:style-name="ro1">
          <table:table-cell office:value-type="float" office:value="0.862213969230652" calcext:value-type="float">
            <text:p>0.862213969230652</text:p>
          </table:table-cell>
          <table:table-cell table:number-columns-repeated="2"/>
        </table:table-row>
        <table:table-row table:style-name="ro1">
          <table:table-cell office:value-type="float" office:value="0.868467509746552" calcext:value-type="float">
            <text:p>0.868467509746552</text:p>
          </table:table-cell>
          <table:table-cell table:number-columns-repeated="2"/>
        </table:table-row>
        <table:table-row table:style-name="ro1">
          <table:table-cell office:value-type="float" office:value="0.883831381797791" calcext:value-type="float">
            <text:p>0.883831381797791</text:p>
          </table:table-cell>
          <table:table-cell table:number-columns-repeated="2"/>
        </table:table-row>
        <table:table-row table:style-name="ro1">
          <table:table-cell office:value-type="float" office:value="0.886857509613037" calcext:value-type="float">
            <text:p>0.886857509613037</text:p>
          </table:table-cell>
          <table:table-cell table:number-columns-repeated="2"/>
        </table:table-row>
        <table:table-row table:style-name="ro1">
          <table:table-cell office:value-type="float" office:value="0.882917404174805" calcext:value-type="float">
            <text:p>0.882917404174805</text:p>
          </table:table-cell>
          <table:table-cell table:number-columns-repeated="2"/>
        </table:table-row>
        <table:table-row table:style-name="ro1">
          <table:table-cell office:value-type="float" office:value="0.873063445091248" calcext:value-type="float">
            <text:p>0.873063445091248</text:p>
          </table:table-cell>
          <table:table-cell table:number-columns-repeated="2"/>
        </table:table-row>
        <table:table-row table:style-name="ro1">
          <table:table-cell office:value-type="float" office:value="0.884333729743958" calcext:value-type="float">
            <text:p>0.884333729743958</text:p>
          </table:table-cell>
          <table:table-cell table:number-columns-repeated="2"/>
        </table:table-row>
        <table:table-row table:style-name="ro1">
          <table:table-cell office:value-type="float" office:value="0.791023313999176" calcext:value-type="float">
            <text:p>0.791023313999176</text:p>
          </table:table-cell>
          <table:table-cell table:number-columns-repeated="2"/>
        </table:table-row>
        <table:table-row table:style-name="ro1">
          <table:table-cell office:value-type="float" office:value="0.870226323604584" calcext:value-type="float">
            <text:p>0.870226323604584</text:p>
          </table:table-cell>
          <table:table-cell table:number-columns-repeated="2"/>
        </table:table-row>
        <table:table-row table:style-name="ro1">
          <table:table-cell office:value-type="float" office:value="0.884943783283233" calcext:value-type="float">
            <text:p>0.884943783283233</text:p>
          </table:table-cell>
          <table:table-cell table:number-columns-repeated="2"/>
        </table:table-row>
        <table:table-row table:style-name="ro1">
          <table:table-cell office:value-type="float" office:value="0.905858516693115" calcext:value-type="float">
            <text:p>0.905858516693115</text:p>
          </table:table-cell>
          <table:table-cell table:number-columns-repeated="2"/>
        </table:table-row>
        <table:table-row table:style-name="ro1">
          <table:table-cell office:value-type="float" office:value="0.896074891090393" calcext:value-type="float">
            <text:p>0.896074891090393</text:p>
          </table:table-cell>
          <table:table-cell table:number-columns-repeated="2"/>
        </table:table-row>
        <table:table-row table:style-name="ro1">
          <table:table-cell office:value-type="float" office:value="0.892241299152374" calcext:value-type="float">
            <text:p>0.892241299152374</text:p>
          </table:table-cell>
          <table:table-cell table:number-columns-repeated="2"/>
        </table:table-row>
        <table:table-row table:style-name="ro1">
          <table:table-cell office:value-type="float" office:value="0.881385922431946" calcext:value-type="float">
            <text:p>0.881385922431946</text:p>
          </table:table-cell>
          <table:table-cell table:number-columns-repeated="2"/>
        </table:table-row>
        <table:table-row table:style-name="ro1">
          <table:table-cell office:value-type="float" office:value="0.868593633174896" calcext:value-type="float">
            <text:p>0.868593633174896</text:p>
          </table:table-cell>
          <table:table-cell table:number-columns-repeated="2"/>
        </table:table-row>
        <table:table-row table:style-name="ro1">
          <table:table-cell office:value-type="float" office:value="0.905272603034973" calcext:value-type="float">
            <text:p>0.905272603034973</text:p>
          </table:table-cell>
          <table:table-cell table:number-columns-repeated="2"/>
        </table:table-row>
        <table:table-row table:style-name="ro1">
          <table:table-cell office:value-type="float" office:value="0.865785181522369" calcext:value-type="float">
            <text:p>0.865785181522369</text:p>
          </table:table-cell>
          <table:table-cell table:number-columns-repeated="2"/>
        </table:table-row>
        <table:table-row table:style-name="ro1">
          <table:table-cell office:value-type="float" office:value="0.863542973995209" calcext:value-type="float">
            <text:p>0.863542973995209</text:p>
          </table:table-cell>
          <table:table-cell table:number-columns-repeated="2"/>
        </table:table-row>
        <table:table-row table:style-name="ro1">
          <table:table-cell office:value-type="float" office:value="0.861814975738525" calcext:value-type="float">
            <text:p>0.861814975738525</text:p>
          </table:table-cell>
          <table:table-cell table:number-columns-repeated="2"/>
        </table:table-row>
        <table:table-row table:style-name="ro1">
          <table:table-cell office:value-type="float" office:value="0.856159150600433" calcext:value-type="float">
            <text:p>0.856159150600433</text:p>
          </table:table-cell>
          <table:table-cell table:number-columns-repeated="2"/>
        </table:table-row>
        <table:table-row table:style-name="ro1">
          <table:table-cell office:value-type="float" office:value="0.865903258323669" calcext:value-type="float">
            <text:p>0.865903258323669</text:p>
          </table:table-cell>
          <table:table-cell table:number-columns-repeated="2"/>
        </table:table-row>
        <table:table-row table:style-name="ro1">
          <table:table-cell office:value-type="float" office:value="0.860625445842743" calcext:value-type="float">
            <text:p>0.860625445842743</text:p>
          </table:table-cell>
          <table:table-cell table:number-columns-repeated="2"/>
        </table:table-row>
        <table:table-row table:style-name="ro1">
          <table:table-cell office:value-type="float" office:value="0.879652857780456" calcext:value-type="float">
            <text:p>0.879652857780456</text:p>
          </table:table-cell>
          <table:table-cell table:number-columns-repeated="2"/>
        </table:table-row>
        <table:table-row table:style-name="ro1">
          <table:table-cell office:value-type="float" office:value="0.88108766078949" calcext:value-type="float">
            <text:p>0.88108766078949</text:p>
          </table:table-cell>
          <table:table-cell table:number-columns-repeated="2"/>
        </table:table-row>
        <table:table-row table:style-name="ro1">
          <table:table-cell office:value-type="float" office:value="0.871116638183594" calcext:value-type="float">
            <text:p>0.871116638183594</text:p>
          </table:table-cell>
          <table:table-cell table:number-columns-repeated="2"/>
        </table:table-row>
        <table:table-row table:style-name="ro1">
          <table:table-cell office:value-type="float" office:value="0.888980031013489" calcext:value-type="float">
            <text:p>0.888980031013489</text:p>
          </table:table-cell>
          <table:table-cell table:number-columns-repeated="2"/>
        </table:table-row>
        <table:table-row table:style-name="ro1">
          <table:table-cell office:value-type="float" office:value="0.889808416366577" calcext:value-type="float">
            <text:p>0.889808416366577</text:p>
          </table:table-cell>
          <table:table-cell table:number-columns-repeated="2"/>
        </table:table-row>
        <table:table-row table:style-name="ro1">
          <table:table-cell office:value-type="float" office:value="0.876136302947998" calcext:value-type="float">
            <text:p>0.876136302947998</text:p>
          </table:table-cell>
          <table:table-cell table:number-columns-repeated="2"/>
        </table:table-row>
        <table:table-row table:style-name="ro1">
          <table:table-cell office:value-type="float" office:value="0.873571634292602" calcext:value-type="float">
            <text:p>0.873571634292602</text:p>
          </table:table-cell>
          <table:table-cell table:number-columns-repeated="2"/>
        </table:table-row>
        <table:table-row table:style-name="ro1">
          <table:table-cell office:value-type="float" office:value="0.86844676733017" calcext:value-type="float">
            <text:p>0.86844676733017</text:p>
          </table:table-cell>
          <table:table-cell table:number-columns-repeated="2"/>
        </table:table-row>
        <table:table-row table:style-name="ro1">
          <table:table-cell office:value-type="float" office:value="0.864685833454132" calcext:value-type="float">
            <text:p>0.864685833454132</text:p>
          </table:table-cell>
          <table:table-cell table:number-columns-repeated="2"/>
        </table:table-row>
        <table:table-row table:style-name="ro1">
          <table:table-cell office:value-type="float" office:value="0.888489902019501" calcext:value-type="float">
            <text:p>0.888489902019501</text:p>
          </table:table-cell>
          <table:table-cell table:number-columns-repeated="2"/>
        </table:table-row>
        <table:table-row table:style-name="ro1">
          <table:table-cell office:value-type="float" office:value="0.878065764904022" calcext:value-type="float">
            <text:p>0.878065764904022</text:p>
          </table:table-cell>
          <table:table-cell table:number-columns-repeated="2"/>
        </table:table-row>
        <table:table-row table:style-name="ro1">
          <table:table-cell office:value-type="float" office:value="0.877275109291077" calcext:value-type="float">
            <text:p>0.877275109291077</text:p>
          </table:table-cell>
          <table:table-cell table:number-columns-repeated="2"/>
        </table:table-row>
        <table:table-row table:style-name="ro1">
          <table:table-cell office:value-type="float" office:value="0.870949745178223" calcext:value-type="float">
            <text:p>0.870949745178223</text:p>
          </table:table-cell>
          <table:table-cell table:number-columns-repeated="2"/>
        </table:table-row>
        <table:table-row table:style-name="ro1">
          <table:table-cell office:value-type="float" office:value="0.891167163848877" calcext:value-type="float">
            <text:p>0.891167163848877</text:p>
          </table:table-cell>
          <table:table-cell table:number-columns-repeated="2"/>
        </table:table-row>
        <table:table-row table:style-name="ro1">
          <table:table-cell office:value-type="float" office:value="0.933744013309479" calcext:value-type="float">
            <text:p>0.933744013309479</text:p>
          </table:table-cell>
          <table:table-cell table:number-columns-repeated="2"/>
        </table:table-row>
        <table:table-row table:style-name="ro1">
          <table:table-cell office:value-type="float" office:value="0.936680912971497" calcext:value-type="float">
            <text:p>0.936680912971497</text:p>
          </table:table-cell>
          <table:table-cell table:number-columns-repeated="2"/>
        </table:table-row>
        <table:table-row table:style-name="ro1">
          <table:table-cell office:value-type="float" office:value="0.888503670692444" calcext:value-type="float">
            <text:p>0.888503670692444</text:p>
          </table:table-cell>
          <table:table-cell table:number-columns-repeated="2"/>
        </table:table-row>
        <table:table-row table:style-name="ro1">
          <table:table-cell office:value-type="float" office:value="0.873146533966064" calcext:value-type="float">
            <text:p>0.873146533966064</text:p>
          </table:table-cell>
          <table:table-cell table:number-columns-repeated="2"/>
        </table:table-row>
        <table:table-row table:style-name="ro1">
          <table:table-cell office:value-type="float" office:value="0.874983191490173" calcext:value-type="float">
            <text:p>0.874983191490173</text:p>
          </table:table-cell>
          <table:table-cell table:number-columns-repeated="2"/>
        </table:table-row>
        <table:table-row table:style-name="ro1">
          <table:table-cell office:value-type="float" office:value="0.900015294551849" calcext:value-type="float">
            <text:p>0.900015294551849</text:p>
          </table:table-cell>
          <table:table-cell table:number-columns-repeated="2"/>
        </table:table-row>
        <table:table-row table:style-name="ro1">
          <table:table-cell office:value-type="float" office:value="0.909624516963959" calcext:value-type="float">
            <text:p>0.909624516963959</text:p>
          </table:table-cell>
          <table:table-cell table:number-columns-repeated="2"/>
        </table:table-row>
        <table:table-row table:style-name="ro1">
          <table:table-cell office:value-type="float" office:value="0.867263197898865" calcext:value-type="float">
            <text:p>0.867263197898865</text:p>
          </table:table-cell>
          <table:table-cell table:number-columns-repeated="2"/>
        </table:table-row>
        <table:table-row table:style-name="ro1">
          <table:table-cell office:value-type="float" office:value="0.870841383934021" calcext:value-type="float">
            <text:p>0.870841383934021</text:p>
          </table:table-cell>
          <table:table-cell table:number-columns-repeated="2"/>
        </table:table-row>
        <table:table-row table:style-name="ro1">
          <table:table-cell office:value-type="float" office:value="0.884629428386688" calcext:value-type="float">
            <text:p>0.884629428386688</text:p>
          </table:table-cell>
          <table:table-cell table:number-columns-repeated="2"/>
        </table:table-row>
        <table:table-row table:style-name="ro1">
          <table:table-cell office:value-type="float" office:value="0.902056992053986" calcext:value-type="float">
            <text:p>0.902056992053986</text:p>
          </table:table-cell>
          <table:table-cell table:number-columns-repeated="2"/>
        </table:table-row>
        <table:table-row table:style-name="ro1">
          <table:table-cell office:value-type="float" office:value="0.827267706394196" calcext:value-type="float">
            <text:p>0.827267706394196</text:p>
          </table:table-cell>
          <table:table-cell table:number-columns-repeated="2"/>
        </table:table-row>
        <table:table-row table:style-name="ro1">
          <table:table-cell office:value-type="float" office:value="0.837831377983093" calcext:value-type="float">
            <text:p>0.837831377983093</text:p>
          </table:table-cell>
          <table:table-cell table:number-columns-repeated="2"/>
        </table:table-row>
        <table:table-row table:style-name="ro1">
          <table:table-cell office:value-type="float" office:value="0.872118413448334" calcext:value-type="float">
            <text:p>0.872118413448334</text:p>
          </table:table-cell>
          <table:table-cell table:number-columns-repeated="2"/>
        </table:table-row>
        <table:table-row table:style-name="ro1">
          <table:table-cell office:value-type="float" office:value="0.882409274578095" calcext:value-type="float">
            <text:p>0.882409274578095</text:p>
          </table:table-cell>
          <table:table-cell table:number-columns-repeated="2"/>
        </table:table-row>
        <table:table-row table:style-name="ro1">
          <table:table-cell office:value-type="float" office:value="0.884272694587708" calcext:value-type="float">
            <text:p>0.884272694587708</text:p>
          </table:table-cell>
          <table:table-cell table:number-columns-repeated="2"/>
        </table:table-row>
        <table:table-row table:style-name="ro1">
          <table:table-cell office:value-type="float" office:value="0.875357925891876" calcext:value-type="float">
            <text:p>0.875357925891876</text:p>
          </table:table-cell>
          <table:table-cell table:number-columns-repeated="2"/>
        </table:table-row>
        <table:table-row table:style-name="ro1">
          <table:table-cell office:value-type="float" office:value="0.87170684337616" calcext:value-type="float">
            <text:p>0.87170684337616</text:p>
          </table:table-cell>
          <table:table-cell table:number-columns-repeated="2"/>
        </table:table-row>
        <table:table-row table:style-name="ro1">
          <table:table-cell office:value-type="float" office:value="0.865345358848572" calcext:value-type="float">
            <text:p>0.865345358848572</text:p>
          </table:table-cell>
          <table:table-cell table:number-columns-repeated="2"/>
        </table:table-row>
        <table:table-row table:style-name="ro1">
          <table:table-cell office:value-type="float" office:value="0.865366220474243" calcext:value-type="float">
            <text:p>0.865366220474243</text:p>
          </table:table-cell>
          <table:table-cell table:number-columns-repeated="2"/>
        </table:table-row>
        <table:table-row table:style-name="ro1">
          <table:table-cell office:value-type="float" office:value="0.844703316688538" calcext:value-type="float">
            <text:p>0.844703316688538</text:p>
          </table:table-cell>
          <table:table-cell table:number-columns-repeated="2"/>
        </table:table-row>
        <table:table-row table:style-name="ro1">
          <table:table-cell office:value-type="float" office:value="0.814681112766266" calcext:value-type="float">
            <text:p>0.814681112766266</text:p>
          </table:table-cell>
          <table:table-cell table:number-columns-repeated="2"/>
        </table:table-row>
        <table:table-row table:style-name="ro1">
          <table:table-cell office:value-type="float" office:value="0.868918299674988" calcext:value-type="float">
            <text:p>0.868918299674988</text:p>
          </table:table-cell>
          <table:table-cell table:number-columns-repeated="2"/>
        </table:table-row>
        <table:table-row table:style-name="ro1">
          <table:table-cell office:value-type="float" office:value="0.86972564458847" calcext:value-type="float">
            <text:p>0.86972564458847</text:p>
          </table:table-cell>
          <table:table-cell table:number-columns-repeated="2"/>
        </table:table-row>
        <table:table-row table:style-name="ro1">
          <table:table-cell office:value-type="float" office:value="0.87665319442749" calcext:value-type="float">
            <text:p>0.87665319442749</text:p>
          </table:table-cell>
          <table:table-cell table:number-columns-repeated="2"/>
        </table:table-row>
        <table:table-row table:style-name="ro1">
          <table:table-cell office:value-type="float" office:value="0.875133633613586" calcext:value-type="float">
            <text:p>0.875133633613586</text:p>
          </table:table-cell>
          <table:table-cell table:number-columns-repeated="2"/>
        </table:table-row>
        <table:table-row table:style-name="ro1">
          <table:table-cell office:value-type="float" office:value="0.875494480133056" calcext:value-type="float">
            <text:p>0.875494480133056</text:p>
          </table:table-cell>
          <table:table-cell table:number-columns-repeated="2"/>
        </table:table-row>
        <table:table-row table:style-name="ro1">
          <table:table-cell office:value-type="float" office:value="0.874571323394775" calcext:value-type="float">
            <text:p>0.874571323394775</text:p>
          </table:table-cell>
          <table:table-cell table:number-columns-repeated="2"/>
        </table:table-row>
        <table:table-row table:style-name="ro1">
          <table:table-cell office:value-type="float" office:value="0.895667910575867" calcext:value-type="float">
            <text:p>0.895667910575867</text:p>
          </table:table-cell>
          <table:table-cell table:number-columns-repeated="2"/>
        </table:table-row>
        <table:table-row table:style-name="ro1">
          <table:table-cell office:value-type="float" office:value="0.888120472431183" calcext:value-type="float">
            <text:p>0.888120472431183</text:p>
          </table:table-cell>
          <table:table-cell table:number-columns-repeated="2"/>
        </table:table-row>
        <table:table-row table:style-name="ro1">
          <table:table-cell office:value-type="float" office:value="0.892623245716095" calcext:value-type="float">
            <text:p>0.892623245716095</text:p>
          </table:table-cell>
          <table:table-cell table:number-columns-repeated="2"/>
        </table:table-row>
        <table:table-row table:style-name="ro1">
          <table:table-cell office:value-type="float" office:value="0.870264887809753" calcext:value-type="float">
            <text:p>0.870264887809753</text:p>
          </table:table-cell>
          <table:table-cell table:number-columns-repeated="2"/>
        </table:table-row>
        <table:table-row table:style-name="ro1">
          <table:table-cell office:value-type="float" office:value="0.898828864097595" calcext:value-type="float">
            <text:p>0.898828864097595</text:p>
          </table:table-cell>
          <table:table-cell table:number-columns-repeated="2"/>
        </table:table-row>
        <table:table-row table:style-name="ro1">
          <table:table-cell office:value-type="float" office:value="0.881654679775238" calcext:value-type="float">
            <text:p>0.881654679775238</text:p>
          </table:table-cell>
          <table:table-cell table:number-columns-repeated="2"/>
        </table:table-row>
        <table:table-row table:style-name="ro1">
          <table:table-cell office:value-type="float" office:value="0.858647227287293" calcext:value-type="float">
            <text:p>0.858647227287293</text:p>
          </table:table-cell>
          <table:table-cell table:number-columns-repeated="2"/>
        </table:table-row>
        <table:table-row table:style-name="ro1">
          <table:table-cell office:value-type="float" office:value="0.875518620014191" calcext:value-type="float">
            <text:p>0.875518620014191</text:p>
          </table:table-cell>
          <table:table-cell table:number-columns-repeated="2"/>
        </table:table-row>
        <table:table-row table:style-name="ro1">
          <table:table-cell office:value-type="float" office:value="0.87429267168045" calcext:value-type="float">
            <text:p>0.87429267168045</text:p>
          </table:table-cell>
          <table:table-cell table:number-columns-repeated="2"/>
        </table:table-row>
        <table:table-row table:style-name="ro1">
          <table:table-cell office:value-type="float" office:value="0.884653389453888" calcext:value-type="float">
            <text:p>0.884653389453888</text:p>
          </table:table-cell>
          <table:table-cell table:number-columns-repeated="2"/>
        </table:table-row>
        <table:table-row table:style-name="ro1">
          <table:table-cell office:value-type="float" office:value="0.872299253940582" calcext:value-type="float">
            <text:p>0.872299253940582</text:p>
          </table:table-cell>
          <table:table-cell table:number-columns-repeated="2"/>
        </table:table-row>
        <table:table-row table:style-name="ro1">
          <table:table-cell office:value-type="float" office:value="0.879247784614563" calcext:value-type="float">
            <text:p>0.879247784614563</text:p>
          </table:table-cell>
          <table:table-cell table:number-columns-repeated="2"/>
        </table:table-row>
        <table:table-row table:style-name="ro1">
          <table:table-cell office:value-type="float" office:value="0.878798067569733" calcext:value-type="float">
            <text:p>0.878798067569733</text:p>
          </table:table-cell>
          <table:table-cell table:number-columns-repeated="2"/>
        </table:table-row>
        <table:table-row table:style-name="ro1">
          <table:table-cell office:value-type="float" office:value="0.870575964450836" calcext:value-type="float">
            <text:p>0.870575964450836</text:p>
          </table:table-cell>
          <table:table-cell table:number-columns-repeated="2"/>
        </table:table-row>
        <table:table-row table:style-name="ro1">
          <table:table-cell office:value-type="float" office:value="0.877648055553436" calcext:value-type="float">
            <text:p>0.877648055553436</text:p>
          </table:table-cell>
          <table:table-cell table:number-columns-repeated="2"/>
        </table:table-row>
        <table:table-row table:style-name="ro1">
          <table:table-cell office:value-type="float" office:value="0.86269998550415" calcext:value-type="float">
            <text:p>0.86269998550415</text:p>
          </table:table-cell>
          <table:table-cell table:number-columns-repeated="2"/>
        </table:table-row>
        <table:table-row table:style-name="ro1">
          <table:table-cell office:value-type="float" office:value="0.894596517086029" calcext:value-type="float">
            <text:p>0.894596517086029</text:p>
          </table:table-cell>
          <table:table-cell table:number-columns-repeated="2"/>
        </table:table-row>
        <table:table-row table:style-name="ro1">
          <table:table-cell office:value-type="float" office:value="0.867918133735657" calcext:value-type="float">
            <text:p>0.867918133735657</text:p>
          </table:table-cell>
          <table:table-cell table:number-columns-repeated="2"/>
        </table:table-row>
        <table:table-row table:style-name="ro1">
          <table:table-cell office:value-type="float" office:value="0.843607068061829" calcext:value-type="float">
            <text:p>0.843607068061829</text:p>
          </table:table-cell>
          <table:table-cell table:number-columns-repeated="2"/>
        </table:table-row>
        <table:table-row table:style-name="ro1">
          <table:table-cell office:value-type="float" office:value="0.873083829879761" calcext:value-type="float">
            <text:p>0.873083829879761</text:p>
          </table:table-cell>
          <table:table-cell table:number-columns-repeated="2"/>
        </table:table-row>
        <table:table-row table:style-name="ro1">
          <table:table-cell office:value-type="float" office:value="0.819486975669861" calcext:value-type="float">
            <text:p>0.819486975669861</text:p>
          </table:table-cell>
          <table:table-cell table:number-columns-repeated="2"/>
        </table:table-row>
        <table:table-row table:style-name="ro1">
          <table:table-cell office:value-type="float" office:value="0.832366466522217" calcext:value-type="float">
            <text:p>0.832366466522217</text:p>
          </table:table-cell>
          <table:table-cell table:number-columns-repeated="2"/>
        </table:table-row>
        <table:table-row table:style-name="ro1">
          <table:table-cell office:value-type="float" office:value="0.821975648403168" calcext:value-type="float">
            <text:p>0.821975648403168</text:p>
          </table:table-cell>
          <table:table-cell table:number-columns-repeated="2"/>
        </table:table-row>
        <table:table-row table:style-name="ro1">
          <table:table-cell office:value-type="float" office:value="0.793901562690735" calcext:value-type="float">
            <text:p>0.793901562690735</text:p>
          </table:table-cell>
          <table:table-cell table:number-columns-repeated="2"/>
        </table:table-row>
        <table:table-row table:style-name="ro1">
          <table:table-cell office:value-type="float" office:value="0.758708775043487" calcext:value-type="float">
            <text:p>0.758708775043487</text:p>
          </table:table-cell>
          <table:table-cell table:number-columns-repeated="2"/>
        </table:table-row>
        <table:table-row table:style-name="ro1">
          <table:table-cell office:value-type="float" office:value="0.82330322265625" calcext:value-type="float">
            <text:p>0.82330322265625</text:p>
          </table:table-cell>
          <table:table-cell table:number-columns-repeated="2"/>
        </table:table-row>
        <table:table-row table:style-name="ro1">
          <table:table-cell office:value-type="float" office:value="0.695221066474915" calcext:value-type="float">
            <text:p>0.695221066474915</text:p>
          </table:table-cell>
          <table:table-cell table:number-columns-repeated="2"/>
        </table:table-row>
        <table:table-row table:style-name="ro1">
          <table:table-cell office:value-type="float" office:value="0.842421650886535" calcext:value-type="float">
            <text:p>0.842421650886535</text:p>
          </table:table-cell>
          <table:table-cell table:number-columns-repeated="2"/>
        </table:table-row>
        <table:table-row table:style-name="ro1">
          <table:table-cell office:value-type="float" office:value="0.873677492141724" calcext:value-type="float">
            <text:p>0.873677492141724</text:p>
          </table:table-cell>
          <table:table-cell table:number-columns-repeated="2"/>
        </table:table-row>
        <table:table-row table:style-name="ro1">
          <table:table-cell office:value-type="float" office:value="0.892178356647491" calcext:value-type="float">
            <text:p>0.892178356647491</text:p>
          </table:table-cell>
          <table:table-cell table:number-columns-repeated="2"/>
        </table:table-row>
        <table:table-row table:style-name="ro1">
          <table:table-cell office:value-type="float" office:value="0.851742446422577" calcext:value-type="float">
            <text:p>0.851742446422577</text:p>
          </table:table-cell>
          <table:table-cell table:number-columns-repeated="2"/>
        </table:table-row>
        <table:table-row table:style-name="ro1">
          <table:table-cell office:value-type="float" office:value="0.874737501144409" calcext:value-type="float">
            <text:p>0.874737501144409</text:p>
          </table:table-cell>
          <table:table-cell table:number-columns-repeated="2"/>
        </table:table-row>
        <table:table-row table:style-name="ro1">
          <table:table-cell office:value-type="float" office:value="0.861095368862152" calcext:value-type="float">
            <text:p>0.861095368862152</text:p>
          </table:table-cell>
          <table:table-cell table:number-columns-repeated="2"/>
        </table:table-row>
        <table:table-row table:style-name="ro1">
          <table:table-cell office:value-type="float" office:value="0.857962310314178" calcext:value-type="float">
            <text:p>0.857962310314178</text:p>
          </table:table-cell>
          <table:table-cell table:number-columns-repeated="2"/>
        </table:table-row>
        <table:table-row table:style-name="ro1">
          <table:table-cell office:value-type="float" office:value="0.853277504444122" calcext:value-type="float">
            <text:p>0.853277504444122</text:p>
          </table:table-cell>
          <table:table-cell table:number-columns-repeated="2"/>
        </table:table-row>
        <table:table-row table:style-name="ro1">
          <table:table-cell office:value-type="float" office:value="0.850036025047302" calcext:value-type="float">
            <text:p>0.850036025047302</text:p>
          </table:table-cell>
          <table:table-cell table:number-columns-repeated="2"/>
        </table:table-row>
        <table:table-row table:style-name="ro1">
          <table:table-cell office:value-type="float" office:value="0.841116309165955" calcext:value-type="float">
            <text:p>0.841116309165955</text:p>
          </table:table-cell>
          <table:table-cell table:number-columns-repeated="2"/>
        </table:table-row>
        <table:table-row table:style-name="ro1">
          <table:table-cell office:value-type="float" office:value="0.817658841609955" calcext:value-type="float">
            <text:p>0.817658841609955</text:p>
          </table:table-cell>
          <table:table-cell table:number-columns-repeated="2"/>
        </table:table-row>
        <table:table-row table:style-name="ro1">
          <table:table-cell office:value-type="float" office:value="0.793432772159576" calcext:value-type="float">
            <text:p>0.793432772159576</text:p>
          </table:table-cell>
          <table:table-cell table:number-columns-repeated="2"/>
        </table:table-row>
        <table:table-row table:style-name="ro1">
          <table:table-cell office:value-type="float" office:value="0.804003536701202" calcext:value-type="float">
            <text:p>0.804003536701202</text:p>
          </table:table-cell>
          <table:table-cell table:number-columns-repeated="2"/>
        </table:table-row>
        <table:table-row table:style-name="ro1">
          <table:table-cell office:value-type="float" office:value="0.837049901485443" calcext:value-type="float">
            <text:p>0.837049901485443</text:p>
          </table:table-cell>
          <table:table-cell table:number-columns-repeated="2"/>
        </table:table-row>
        <table:table-row table:style-name="ro1">
          <table:table-cell office:value-type="float" office:value="0.834327280521393" calcext:value-type="float">
            <text:p>0.834327280521393</text:p>
          </table:table-cell>
          <table:table-cell table:number-columns-repeated="2"/>
        </table:table-row>
        <table:table-row table:style-name="ro1">
          <table:table-cell office:value-type="float" office:value="0.830296397209168" calcext:value-type="float">
            <text:p>0.830296397209168</text:p>
          </table:table-cell>
          <table:table-cell table:number-columns-repeated="2"/>
        </table:table-row>
        <table:table-row table:style-name="ro1">
          <table:table-cell office:value-type="float" office:value="0.778891205787659" calcext:value-type="float">
            <text:p>0.778891205787659</text:p>
          </table:table-cell>
          <table:table-cell table:number-columns-repeated="2"/>
        </table:table-row>
        <table:table-row table:style-name="ro1">
          <table:table-cell office:value-type="float" office:value="0.792012393474579" calcext:value-type="float">
            <text:p>0.792012393474579</text:p>
          </table:table-cell>
          <table:table-cell table:number-columns-repeated="2"/>
        </table:table-row>
        <table:table-row table:style-name="ro1">
          <table:table-cell office:value-type="float" office:value="0.774286389350891" calcext:value-type="float">
            <text:p>0.774286389350891</text:p>
          </table:table-cell>
          <table:table-cell table:number-columns-repeated="2"/>
        </table:table-row>
        <table:table-row table:style-name="ro1">
          <table:table-cell office:value-type="float" office:value="0.761526644229889" calcext:value-type="float">
            <text:p>0.761526644229889</text:p>
          </table:table-cell>
          <table:table-cell table:number-columns-repeated="2"/>
        </table:table-row>
        <table:table-row table:style-name="ro1">
          <table:table-cell office:value-type="float" office:value="0.77213042974472" calcext:value-type="float">
            <text:p>0.77213042974472</text:p>
          </table:table-cell>
          <table:table-cell table:number-columns-repeated="2"/>
        </table:table-row>
        <table:table-row table:style-name="ro1">
          <table:table-cell office:value-type="float" office:value="0.724554359912872" calcext:value-type="float">
            <text:p>0.724554359912872</text:p>
          </table:table-cell>
          <table:table-cell table:number-columns-repeated="2"/>
        </table:table-row>
        <table:table-row table:style-name="ro1">
          <table:table-cell office:value-type="float" office:value="0.75353467464447" calcext:value-type="float">
            <text:p>0.75353467464447</text:p>
          </table:table-cell>
          <table:table-cell table:number-columns-repeated="2"/>
        </table:table-row>
        <table:table-row table:style-name="ro1">
          <table:table-cell office:value-type="float" office:value="0.4889957010746" calcext:value-type="float">
            <text:p>0.4889957010746</text:p>
          </table:table-cell>
          <table:table-cell table:number-columns-repeated="2"/>
        </table:table-row>
        <table:table-row table:style-name="ro1">
          <table:table-cell office:value-type="float" office:value="0.554406940937042" calcext:value-type="float">
            <text:p>0.554406940937042</text:p>
          </table:table-cell>
          <table:table-cell table:number-columns-repeated="2"/>
        </table:table-row>
        <table:table-row table:style-name="ro1">
          <table:table-cell office:value-type="float" office:value="0.299298882484436" calcext:value-type="float">
            <text:p>0.299298882484436</text:p>
          </table:table-cell>
          <table:table-cell table:number-columns-repeated="2"/>
        </table:table-row>
        <table:table-row table:style-name="ro1">
          <table:table-cell office:value-type="float" office:value="0.803519129753113" calcext:value-type="float">
            <text:p>0.803519129753113</text:p>
          </table:table-cell>
          <table:table-cell table:number-columns-repeated="2"/>
        </table:table-row>
        <table:table-row table:style-name="ro1">
          <table:table-cell office:value-type="float" office:value="0.821806132793427" calcext:value-type="float">
            <text:p>0.821806132793427</text:p>
          </table:table-cell>
          <table:table-cell table:number-columns-repeated="2"/>
        </table:table-row>
        <table:table-row table:style-name="ro1">
          <table:table-cell office:value-type="float" office:value="0.784735381603241" calcext:value-type="float">
            <text:p>0.784735381603241</text:p>
          </table:table-cell>
          <table:table-cell table:number-columns-repeated="2"/>
        </table:table-row>
        <table:table-row table:style-name="ro1">
          <table:table-cell office:value-type="float" office:value="0.660997748374939" calcext:value-type="float">
            <text:p>0.660997748374939</text:p>
          </table:table-cell>
          <table:table-cell table:number-columns-repeated="2"/>
        </table:table-row>
        <table:table-row table:style-name="ro1">
          <table:table-cell office:value-type="float" office:value="0.688258051872253" calcext:value-type="float">
            <text:p>0.688258051872253</text:p>
          </table:table-cell>
          <table:table-cell table:number-columns-repeated="2"/>
        </table:table-row>
        <table:table-row table:style-name="ro1">
          <table:table-cell office:value-type="float" office:value="0.81347644329071" calcext:value-type="float">
            <text:p>0.81347644329071</text:p>
          </table:table-cell>
          <table:table-cell table:number-columns-repeated="2"/>
        </table:table-row>
        <table:table-row table:style-name="ro1">
          <table:table-cell office:value-type="float" office:value="0.83447927236557" calcext:value-type="float">
            <text:p>0.83447927236557</text:p>
          </table:table-cell>
          <table:table-cell table:number-columns-repeated="2"/>
        </table:table-row>
        <table:table-row table:style-name="ro1">
          <table:table-cell office:value-type="float" office:value="0.742926418781281" calcext:value-type="float">
            <text:p>0.742926418781281</text:p>
          </table:table-cell>
          <table:table-cell table:number-columns-repeated="2"/>
        </table:table-row>
        <table:table-row table:style-name="ro1">
          <table:table-cell office:value-type="float" office:value="0.535049736499786" calcext:value-type="float">
            <text:p>0.535049736499786</text:p>
          </table:table-cell>
          <table:table-cell table:number-columns-repeated="2"/>
        </table:table-row>
        <table:table-row table:style-name="ro1">
          <table:table-cell office:value-type="float" office:value="0.271429657936096" calcext:value-type="float">
            <text:p>0.271429657936096</text:p>
          </table:table-cell>
          <table:table-cell table:number-columns-repeated="2"/>
        </table:table-row>
        <table:table-row table:style-name="ro1">
          <table:table-cell office:value-type="float" office:value="0.307484567165375" calcext:value-type="float">
            <text:p>0.307484567165375</text:p>
          </table:table-cell>
          <table:table-cell table:number-columns-repeated="2"/>
        </table:table-row>
        <table:table-row table:style-name="ro1">
          <table:table-cell office:value-type="float" office:value="0.310719788074493" calcext:value-type="float">
            <text:p>0.310719788074493</text:p>
          </table:table-cell>
          <table:table-cell table:number-columns-repeated="2"/>
        </table:table-row>
        <table:table-row table:style-name="ro1">
          <table:table-cell office:value-type="float" office:value="0.349047988653183" calcext:value-type="float">
            <text:p>0.349047988653183</text:p>
          </table:table-cell>
          <table:table-cell table:number-columns-repeated="2"/>
        </table:table-row>
        <table:table-row table:style-name="ro1">
          <table:table-cell office:value-type="float" office:value="0.359536170959473" calcext:value-type="float">
            <text:p>0.359536170959473</text:p>
          </table:table-cell>
          <table:table-cell table:number-columns-repeated="2"/>
        </table:table-row>
        <table:table-row table:style-name="ro1">
          <table:table-cell office:value-type="float" office:value="0.522334933280945" calcext:value-type="float">
            <text:p>0.522334933280945</text:p>
          </table:table-cell>
          <table:table-cell table:number-columns-repeated="2"/>
        </table:table-row>
        <table:table-row table:style-name="ro1">
          <table:table-cell office:value-type="float" office:value="0.510459423065185" calcext:value-type="float">
            <text:p>0.510459423065185</text:p>
          </table:table-cell>
          <table:table-cell table:number-columns-repeated="2"/>
        </table:table-row>
        <table:table-row table:style-name="ro1">
          <table:table-cell office:value-type="float" office:value="0.493029147386551" calcext:value-type="float">
            <text:p>0.493029147386551</text:p>
          </table:table-cell>
          <table:table-cell table:number-columns-repeated="2"/>
        </table:table-row>
        <table:table-row table:style-name="ro1">
          <table:table-cell office:value-type="float" office:value="0.565877437591553" calcext:value-type="float">
            <text:p>0.565877437591553</text:p>
          </table:table-cell>
          <table:table-cell table:number-columns-repeated="2"/>
        </table:table-row>
        <table:table-row table:style-name="ro1">
          <table:table-cell office:value-type="float" office:value="0.545641124248505" calcext:value-type="float">
            <text:p>0.545641124248505</text:p>
          </table:table-cell>
          <table:table-cell table:number-columns-repeated="2"/>
        </table:table-row>
        <table:table-row table:style-name="ro1">
          <table:table-cell office:value-type="float" office:value="0.557348608970642" calcext:value-type="float">
            <text:p>0.557348608970642</text:p>
          </table:table-cell>
          <table:table-cell table:number-columns-repeated="2"/>
        </table:table-row>
        <table:table-row table:style-name="ro1">
          <table:table-cell office:value-type="float" office:value="0.617760002613068" calcext:value-type="float">
            <text:p>0.617760002613068</text:p>
          </table:table-cell>
          <table:table-cell table:number-columns-repeated="2"/>
        </table:table-row>
        <table:table-row table:style-name="ro1">
          <table:table-cell office:value-type="float" office:value="0.612132966518402" calcext:value-type="float">
            <text:p>0.612132966518402</text:p>
          </table:table-cell>
          <table:table-cell table:number-columns-repeated="2"/>
        </table:table-row>
        <table:table-row table:style-name="ro1">
          <table:table-cell office:value-type="float" office:value="0.592784583568573" calcext:value-type="float">
            <text:p>0.592784583568573</text:p>
          </table:table-cell>
          <table:table-cell table:number-columns-repeated="2"/>
        </table:table-row>
        <table:table-row table:style-name="ro1">
          <table:table-cell office:value-type="float" office:value="0.631198883056641" calcext:value-type="float">
            <text:p>0.631198883056641</text:p>
          </table:table-cell>
          <table:table-cell table:number-columns-repeated="2"/>
        </table:table-row>
        <table:table-row table:style-name="ro1">
          <table:table-cell office:value-type="float" office:value="0.614971995353699" calcext:value-type="float">
            <text:p>0.614971995353699</text:p>
          </table:table-cell>
          <table:table-cell table:number-columns-repeated="2"/>
        </table:table-row>
        <table:table-row table:style-name="ro1">
          <table:table-cell office:value-type="float" office:value="0.636028945446014" calcext:value-type="float">
            <text:p>0.636028945446014</text:p>
          </table:table-cell>
          <table:table-cell table:number-columns-repeated="2"/>
        </table:table-row>
        <table:table-row table:style-name="ro1">
          <table:table-cell office:value-type="float" office:value="0.614056766033173" calcext:value-type="float">
            <text:p>0.614056766033173</text:p>
          </table:table-cell>
          <table:table-cell table:number-columns-repeated="2"/>
        </table:table-row>
        <table:table-row table:style-name="ro1">
          <table:table-cell office:value-type="float" office:value="0.608871817588806" calcext:value-type="float">
            <text:p>0.608871817588806</text:p>
          </table:table-cell>
          <table:table-cell table:number-columns-repeated="2"/>
        </table:table-row>
        <table:table-row table:style-name="ro1">
          <table:table-cell office:value-type="float" office:value="0.620724737644196" calcext:value-type="float">
            <text:p>0.620724737644196</text:p>
          </table:table-cell>
          <table:table-cell table:number-columns-repeated="2"/>
        </table:table-row>
        <table:table-row table:style-name="ro1">
          <table:table-cell office:value-type="float" office:value="0.624684631824493" calcext:value-type="float">
            <text:p>0.624684631824493</text:p>
          </table:table-cell>
          <table:table-cell table:number-columns-repeated="2"/>
        </table:table-row>
        <table:table-row table:style-name="ro1">
          <table:table-cell office:value-type="float" office:value="0.622037529945374" calcext:value-type="float">
            <text:p>0.622037529945374</text:p>
          </table:table-cell>
          <table:table-cell table:number-columns-repeated="2"/>
        </table:table-row>
        <table:table-row table:style-name="ro1">
          <table:table-cell office:value-type="float" office:value="0.606370270252228" calcext:value-type="float">
            <text:p>0.606370270252228</text:p>
          </table:table-cell>
          <table:table-cell table:number-columns-repeated="2"/>
        </table:table-row>
        <table:table-row table:style-name="ro1">
          <table:table-cell office:value-type="float" office:value="0.61023336648941" calcext:value-type="float">
            <text:p>0.61023336648941</text:p>
          </table:table-cell>
          <table:table-cell table:number-columns-repeated="2"/>
        </table:table-row>
        <table:table-row table:style-name="ro1">
          <table:table-cell office:value-type="float" office:value="0.60643458366394" calcext:value-type="float">
            <text:p>0.60643458366394</text:p>
          </table:table-cell>
          <table:table-cell table:number-columns-repeated="2"/>
        </table:table-row>
        <table:table-row table:style-name="ro1">
          <table:table-cell office:value-type="float" office:value="0.610189259052277" calcext:value-type="float">
            <text:p>0.610189259052277</text:p>
          </table:table-cell>
          <table:table-cell table:number-columns-repeated="2"/>
        </table:table-row>
        <table:table-row table:style-name="ro1">
          <table:table-cell office:value-type="float" office:value="0.60051155090332" calcext:value-type="float">
            <text:p>0.60051155090332</text:p>
          </table:table-cell>
          <table:table-cell table:number-columns-repeated="2"/>
        </table:table-row>
        <table:table-row table:style-name="ro1">
          <table:table-cell office:value-type="float" office:value="0.608657777309418" calcext:value-type="float">
            <text:p>0.608657777309418</text:p>
          </table:table-cell>
          <table:table-cell table:number-columns-repeated="2"/>
        </table:table-row>
        <table:table-row table:style-name="ro1">
          <table:table-cell office:value-type="float" office:value="0.608552396297455" calcext:value-type="float">
            <text:p>0.608552396297455</text:p>
          </table:table-cell>
          <table:table-cell table:number-columns-repeated="2"/>
        </table:table-row>
        <table:table-row table:style-name="ro1">
          <table:table-cell office:value-type="float" office:value="0.594838321208954" calcext:value-type="float">
            <text:p>0.594838321208954</text:p>
          </table:table-cell>
          <table:table-cell table:number-columns-repeated="2"/>
        </table:table-row>
        <table:table-row table:style-name="ro1">
          <table:table-cell office:value-type="float" office:value="0.610483348369598" calcext:value-type="float">
            <text:p>0.610483348369598</text:p>
          </table:table-cell>
          <table:table-cell table:number-columns-repeated="2"/>
        </table:table-row>
        <table:table-row table:style-name="ro1">
          <table:table-cell office:value-type="float" office:value="0.596393346786499" calcext:value-type="float">
            <text:p>0.596393346786499</text:p>
          </table:table-cell>
          <table:table-cell table:number-columns-repeated="2"/>
        </table:table-row>
        <table:table-row table:style-name="ro1">
          <table:table-cell office:value-type="float" office:value="0.573367178440094" calcext:value-type="float">
            <text:p>0.573367178440094</text:p>
          </table:table-cell>
          <table:table-cell table:number-columns-repeated="2"/>
        </table:table-row>
        <table:table-row table:style-name="ro1">
          <table:table-cell office:value-type="float" office:value="0.583699584007263" calcext:value-type="float">
            <text:p>0.583699584007263</text:p>
          </table:table-cell>
          <table:table-cell table:number-columns-repeated="2"/>
        </table:table-row>
        <table:table-row table:style-name="ro1">
          <table:table-cell office:value-type="float" office:value="0.617266833782196" calcext:value-type="float">
            <text:p>0.617266833782196</text:p>
          </table:table-cell>
          <table:table-cell table:number-columns-repeated="2"/>
        </table:table-row>
        <table:table-row table:style-name="ro1">
          <table:table-cell office:value-type="float" office:value="0.70149427652359" calcext:value-type="float">
            <text:p>0.70149427652359</text:p>
          </table:table-cell>
          <table:table-cell table:number-columns-repeated="2"/>
        </table:table-row>
        <table:table-row table:style-name="ro1">
          <table:table-cell office:value-type="float" office:value="0.696503043174744" calcext:value-type="float">
            <text:p>0.696503043174744</text:p>
          </table:table-cell>
          <table:table-cell table:number-columns-repeated="2"/>
        </table:table-row>
        <table:table-row table:style-name="ro1">
          <table:table-cell office:value-type="float" office:value="0.74595034122467" calcext:value-type="float">
            <text:p>0.74595034122467</text:p>
          </table:table-cell>
          <table:table-cell table:number-columns-repeated="2"/>
        </table:table-row>
        <table:table-row table:style-name="ro1">
          <table:table-cell office:value-type="float" office:value="0.779193758964539" calcext:value-type="float">
            <text:p>0.779193758964539</text:p>
          </table:table-cell>
          <table:table-cell table:number-columns-repeated="2"/>
        </table:table-row>
        <table:table-row table:style-name="ro1">
          <table:table-cell office:value-type="float" office:value="0.787078261375427" calcext:value-type="float">
            <text:p>0.787078261375427</text:p>
          </table:table-cell>
          <table:table-cell table:number-columns-repeated="2"/>
        </table:table-row>
        <table:table-row table:style-name="ro1">
          <table:table-cell office:value-type="float" office:value="0.762010395526886" calcext:value-type="float">
            <text:p>0.762010395526886</text:p>
          </table:table-cell>
          <table:table-cell table:number-columns-repeated="2"/>
        </table:table-row>
        <table:table-row table:style-name="ro1">
          <table:table-cell office:value-type="float" office:value="0.709664463996887" calcext:value-type="float">
            <text:p>0.709664463996887</text:p>
          </table:table-cell>
          <table:table-cell table:number-columns-repeated="2"/>
        </table:table-row>
        <table:table-row table:style-name="ro1">
          <table:table-cell office:value-type="float" office:value="0.616551339626312" calcext:value-type="float">
            <text:p>0.616551339626312</text:p>
          </table:table-cell>
          <table:table-cell table:number-columns-repeated="2"/>
        </table:table-row>
        <table:table-row table:style-name="ro1">
          <table:table-cell office:value-type="float" office:value="0.73186582326889" calcext:value-type="float">
            <text:p>0.73186582326889</text:p>
          </table:table-cell>
          <table:table-cell table:number-columns-repeated="2"/>
        </table:table-row>
        <table:table-row table:style-name="ro1">
          <table:table-cell office:value-type="float" office:value="0.723865270614624" calcext:value-type="float">
            <text:p>0.723865270614624</text:p>
          </table:table-cell>
          <table:table-cell table:number-columns-repeated="2"/>
        </table:table-row>
        <table:table-row table:style-name="ro1">
          <table:table-cell office:value-type="float" office:value="0.731908559799194" calcext:value-type="float">
            <text:p>0.731908559799194</text:p>
          </table:table-cell>
          <table:table-cell table:number-columns-repeated="2"/>
        </table:table-row>
        <table:table-row table:style-name="ro1">
          <table:table-cell office:value-type="float" office:value="0.743573606014252" calcext:value-type="float">
            <text:p>0.743573606014252</text:p>
          </table:table-cell>
          <table:table-cell table:number-columns-repeated="2"/>
        </table:table-row>
        <table:table-row table:style-name="ro1">
          <table:table-cell office:value-type="float" office:value="0.722805678844452" calcext:value-type="float">
            <text:p>0.722805678844452</text:p>
          </table:table-cell>
          <table:table-cell table:number-columns-repeated="2"/>
        </table:table-row>
        <table:table-row table:style-name="ro1">
          <table:table-cell office:value-type="float" office:value="0.719258964061737" calcext:value-type="float">
            <text:p>0.719258964061737</text:p>
          </table:table-cell>
          <table:table-cell table:number-columns-repeated="2"/>
        </table:table-row>
        <table:table-row table:style-name="ro1">
          <table:table-cell office:value-type="float" office:value="0.729628264904022" calcext:value-type="float">
            <text:p>0.729628264904022</text:p>
          </table:table-cell>
          <table:table-cell table:number-columns-repeated="2"/>
        </table:table-row>
        <table:table-row table:style-name="ro1">
          <table:table-cell office:value-type="float" office:value="0.725310564041138" calcext:value-type="float">
            <text:p>0.725310564041138</text:p>
          </table:table-cell>
          <table:table-cell table:number-columns-repeated="2"/>
        </table:table-row>
        <table:table-row table:style-name="ro1">
          <table:table-cell office:value-type="float" office:value="0.72887396812439" calcext:value-type="float">
            <text:p>0.72887396812439</text:p>
          </table:table-cell>
          <table:table-cell table:number-columns-repeated="2"/>
        </table:table-row>
        <table:table-row table:style-name="ro1">
          <table:table-cell office:value-type="float" office:value="0.73138290643692" calcext:value-type="float">
            <text:p>0.73138290643692</text:p>
          </table:table-cell>
          <table:table-cell table:number-columns-repeated="2"/>
        </table:table-row>
        <table:table-row table:style-name="ro1">
          <table:table-cell office:value-type="float" office:value="0.733958184719086" calcext:value-type="float">
            <text:p>0.733958184719086</text:p>
          </table:table-cell>
          <table:table-cell table:number-columns-repeated="2"/>
        </table:table-row>
        <table:table-row table:style-name="ro1">
          <table:table-cell office:value-type="float" office:value="0.724078118801117" calcext:value-type="float">
            <text:p>0.724078118801117</text:p>
          </table:table-cell>
          <table:table-cell table:number-columns-repeated="2"/>
        </table:table-row>
        <table:table-row table:style-name="ro1">
          <table:table-cell office:value-type="float" office:value="0.73518043756485" calcext:value-type="float">
            <text:p>0.73518043756485</text:p>
          </table:table-cell>
          <table:table-cell table:number-columns-repeated="2"/>
        </table:table-row>
        <table:table-row table:style-name="ro1">
          <table:table-cell office:value-type="float" office:value="0.731351912021637" calcext:value-type="float">
            <text:p>0.731351912021637</text:p>
          </table:table-cell>
          <table:table-cell table:number-columns-repeated="2"/>
        </table:table-row>
        <table:table-row table:style-name="ro1">
          <table:table-cell office:value-type="float" office:value="0.733895719051361" calcext:value-type="float">
            <text:p>0.733895719051361</text:p>
          </table:table-cell>
          <table:table-cell table:number-columns-repeated="2"/>
        </table:table-row>
        <table:table-row table:style-name="ro1">
          <table:table-cell office:value-type="float" office:value="0.734846472740173" calcext:value-type="float">
            <text:p>0.734846472740173</text:p>
          </table:table-cell>
          <table:table-cell table:number-columns-repeated="2"/>
        </table:table-row>
        <table:table-row table:style-name="ro1">
          <table:table-cell office:value-type="float" office:value="0.730198919773102" calcext:value-type="float">
            <text:p>0.730198919773102</text:p>
          </table:table-cell>
          <table:table-cell table:number-columns-repeated="2"/>
        </table:table-row>
        <table:table-row table:style-name="ro1">
          <table:table-cell office:value-type="float" office:value="0.727567613124847" calcext:value-type="float">
            <text:p>0.727567613124847</text:p>
          </table:table-cell>
          <table:table-cell table:number-columns-repeated="2"/>
        </table:table-row>
        <table:table-row table:style-name="ro1">
          <table:table-cell office:value-type="float" office:value="0.734437823295593" calcext:value-type="float">
            <text:p>0.734437823295593</text:p>
          </table:table-cell>
          <table:table-cell table:number-columns-repeated="2"/>
        </table:table-row>
        <table:table-row table:style-name="ro1">
          <table:table-cell office:value-type="float" office:value="0.731223702430725" calcext:value-type="float">
            <text:p>0.731223702430725</text:p>
          </table:table-cell>
          <table:table-cell table:number-columns-repeated="2"/>
        </table:table-row>
        <table:table-row table:style-name="ro1">
          <table:table-cell office:value-type="float" office:value="0.723892629146576" calcext:value-type="float">
            <text:p>0.723892629146576</text:p>
          </table:table-cell>
          <table:table-cell table:number-columns-repeated="2"/>
        </table:table-row>
        <table:table-row table:style-name="ro1">
          <table:table-cell office:value-type="float" office:value="0.790734529495239" calcext:value-type="float">
            <text:p>0.790734529495239</text:p>
          </table:table-cell>
          <table:table-cell table:number-columns-repeated="2"/>
        </table:table-row>
        <table:table-row table:style-name="ro1">
          <table:table-cell office:value-type="float" office:value="0.795350968837738" calcext:value-type="float">
            <text:p>0.795350968837738</text:p>
          </table:table-cell>
          <table:table-cell table:number-columns-repeated="2"/>
        </table:table-row>
        <table:table-row table:style-name="ro1">
          <table:table-cell office:value-type="float" office:value="0.792764782905579" calcext:value-type="float">
            <text:p>0.792764782905579</text:p>
          </table:table-cell>
          <table:table-cell table:number-columns-repeated="2"/>
        </table:table-row>
        <table:table-row table:style-name="ro1">
          <table:table-cell office:value-type="float" office:value="0.795662760734558" calcext:value-type="float">
            <text:p>0.795662760734558</text:p>
          </table:table-cell>
          <table:table-cell table:number-columns-repeated="2"/>
        </table:table-row>
        <table:table-row table:style-name="ro1">
          <table:table-cell office:value-type="float" office:value="0.793264806270599" calcext:value-type="float">
            <text:p>0.793264806270599</text:p>
          </table:table-cell>
          <table:table-cell table:number-columns-repeated="2"/>
        </table:table-row>
        <table:table-row table:style-name="ro1">
          <table:table-cell office:value-type="float" office:value="0.795241177082062" calcext:value-type="float">
            <text:p>0.795241177082062</text:p>
          </table:table-cell>
          <table:table-cell table:number-columns-repeated="2"/>
        </table:table-row>
        <table:table-row table:style-name="ro1">
          <table:table-cell office:value-type="float" office:value="0.795742154121399" calcext:value-type="float">
            <text:p>0.795742154121399</text:p>
          </table:table-cell>
          <table:table-cell table:number-columns-repeated="2"/>
        </table:table-row>
        <table:table-row table:style-name="ro1">
          <table:table-cell office:value-type="float" office:value="0.799368262290955" calcext:value-type="float">
            <text:p>0.799368262290955</text:p>
          </table:table-cell>
          <table:table-cell table:number-columns-repeated="2"/>
        </table:table-row>
        <table:table-row table:style-name="ro1">
          <table:table-cell office:value-type="float" office:value="0.798896968364716" calcext:value-type="float">
            <text:p>0.798896968364716</text:p>
          </table:table-cell>
          <table:table-cell table:number-columns-repeated="2"/>
        </table:table-row>
        <table:table-row table:style-name="ro1">
          <table:table-cell office:value-type="float" office:value="0.799082756042481" calcext:value-type="float">
            <text:p>0.799082756042481</text:p>
          </table:table-cell>
          <table:table-cell table:number-columns-repeated="2"/>
        </table:table-row>
        <table:table-row table:style-name="ro1">
          <table:table-cell office:value-type="float" office:value="0.797559916973114" calcext:value-type="float">
            <text:p>0.797559916973114</text:p>
          </table:table-cell>
          <table:table-cell table:number-columns-repeated="2"/>
        </table:table-row>
        <table:table-row table:style-name="ro1">
          <table:table-cell office:value-type="float" office:value="0.798420965671539" calcext:value-type="float">
            <text:p>0.798420965671539</text:p>
          </table:table-cell>
          <table:table-cell table:number-columns-repeated="2"/>
        </table:table-row>
        <table:table-row table:style-name="ro1">
          <table:table-cell office:value-type="float" office:value="0.795360326766968" calcext:value-type="float">
            <text:p>0.795360326766968</text:p>
          </table:table-cell>
          <table:table-cell table:number-columns-repeated="2"/>
        </table:table-row>
        <table:table-row table:style-name="ro1">
          <table:table-cell office:value-type="float" office:value="0.778302073478699" calcext:value-type="float">
            <text:p>0.778302073478699</text:p>
          </table:table-cell>
          <table:table-cell table:number-columns-repeated="2"/>
        </table:table-row>
        <table:table-row table:style-name="ro1">
          <table:table-cell office:value-type="float" office:value="0.78132551908493" calcext:value-type="float">
            <text:p>0.78132551908493</text:p>
          </table:table-cell>
          <table:table-cell table:number-columns-repeated="2"/>
        </table:table-row>
        <table:table-row table:style-name="ro1">
          <table:table-cell office:value-type="float" office:value="0.833746254444122" calcext:value-type="float">
            <text:p>0.833746254444122</text:p>
          </table:table-cell>
          <table:table-cell table:number-columns-repeated="2"/>
        </table:table-row>
        <table:table-row table:style-name="ro1">
          <table:table-cell office:value-type="float" office:value="0.838426768779754" calcext:value-type="float">
            <text:p>0.838426768779754</text:p>
          </table:table-cell>
          <table:table-cell table:number-columns-repeated="2"/>
        </table:table-row>
        <table:table-row table:style-name="ro1">
          <table:table-cell office:value-type="float" office:value="0.809813976287842" calcext:value-type="float">
            <text:p>0.809813976287842</text:p>
          </table:table-cell>
          <table:table-cell table:number-columns-repeated="2"/>
        </table:table-row>
        <table:table-row table:style-name="ro1">
          <table:table-cell office:value-type="float" office:value="0.753087937831879" calcext:value-type="float">
            <text:p>0.753087937831879</text:p>
          </table:table-cell>
          <table:table-cell table:number-columns-repeated="2"/>
        </table:table-row>
        <table:table-row table:style-name="ro1">
          <table:table-cell office:value-type="float" office:value="0.711788833141327" calcext:value-type="float">
            <text:p>0.711788833141327</text:p>
          </table:table-cell>
          <table:table-cell table:number-columns-repeated="2"/>
        </table:table-row>
        <table:table-row table:style-name="ro1">
          <table:table-cell office:value-type="float" office:value="0.338628977537155" calcext:value-type="float">
            <text:p>0.338628977537155</text:p>
          </table:table-cell>
          <table:table-cell table:number-columns-repeated="2"/>
        </table:table-row>
        <table:table-row table:style-name="ro1">
          <table:table-cell office:value-type="float" office:value="0.343529224395752" calcext:value-type="float">
            <text:p>0.343529224395752</text:p>
          </table:table-cell>
          <table:table-cell table:number-columns-repeated="2"/>
        </table:table-row>
        <table:table-row table:style-name="ro1">
          <table:table-cell office:value-type="float" office:value="0.437093943357468" calcext:value-type="float">
            <text:p>0.437093943357468</text:p>
          </table:table-cell>
          <table:table-cell table:number-columns-repeated="2"/>
        </table:table-row>
        <table:table-row table:style-name="ro1">
          <table:table-cell office:value-type="float" office:value="0.816565990447998" calcext:value-type="float">
            <text:p>0.816565990447998</text:p>
          </table:table-cell>
          <table:table-cell table:number-columns-repeated="2"/>
        </table:table-row>
        <table:table-row table:style-name="ro1">
          <table:table-cell office:value-type="float" office:value="0.851637840270996" calcext:value-type="float">
            <text:p>0.851637840270996</text:p>
          </table:table-cell>
          <table:table-cell table:number-columns-repeated="2"/>
        </table:table-row>
        <table:table-row table:style-name="ro1">
          <table:table-cell office:value-type="float" office:value="0.849932312965393" calcext:value-type="float">
            <text:p>0.849932312965393</text:p>
          </table:table-cell>
          <table:table-cell table:number-columns-repeated="2"/>
        </table:table-row>
        <table:table-row table:style-name="ro1">
          <table:table-cell office:value-type="float" office:value="0.831770777702331" calcext:value-type="float">
            <text:p>0.831770777702331</text:p>
          </table:table-cell>
          <table:table-cell table:number-columns-repeated="2"/>
        </table:table-row>
        <table:table-row table:style-name="ro1">
          <table:table-cell office:value-type="float" office:value="0.875344336032867" calcext:value-type="float">
            <text:p>0.875344336032867</text:p>
          </table:table-cell>
          <table:table-cell table:number-columns-repeated="2"/>
        </table:table-row>
        <table:table-row table:style-name="ro1">
          <table:table-cell office:value-type="float" office:value="0.871760427951813" calcext:value-type="float">
            <text:p>0.871760427951813</text:p>
          </table:table-cell>
          <table:table-cell table:number-columns-repeated="2"/>
        </table:table-row>
        <table:table-row table:style-name="ro1">
          <table:table-cell office:value-type="float" office:value="0.888629496097565" calcext:value-type="float">
            <text:p>0.888629496097565</text:p>
          </table:table-cell>
          <table:table-cell table:number-columns-repeated="2"/>
        </table:table-row>
        <table:table-row table:style-name="ro1">
          <table:table-cell office:value-type="float" office:value="0.883143007755279" calcext:value-type="float">
            <text:p>0.883143007755279</text:p>
          </table:table-cell>
          <table:table-cell table:number-columns-repeated="2"/>
        </table:table-row>
        <table:table-row table:style-name="ro1">
          <table:table-cell office:value-type="float" office:value="0.869550406932831" calcext:value-type="float">
            <text:p>0.869550406932831</text:p>
          </table:table-cell>
          <table:table-cell table:number-columns-repeated="2"/>
        </table:table-row>
        <table:table-row table:style-name="ro1">
          <table:table-cell office:value-type="float" office:value="0.853690981864929" calcext:value-type="float">
            <text:p>0.853690981864929</text:p>
          </table:table-cell>
          <table:table-cell table:number-columns-repeated="2"/>
        </table:table-row>
        <table:table-row table:style-name="ro1">
          <table:table-cell office:value-type="float" office:value="0.879467487335205" calcext:value-type="float">
            <text:p>0.879467487335205</text:p>
          </table:table-cell>
          <table:table-cell table:number-columns-repeated="2"/>
        </table:table-row>
        <table:table-row table:style-name="ro1">
          <table:table-cell office:value-type="float" office:value="0.885407209396362" calcext:value-type="float">
            <text:p>0.885407209396362</text:p>
          </table:table-cell>
          <table:table-cell table:number-columns-repeated="2"/>
        </table:table-row>
        <table:table-row table:style-name="ro1">
          <table:table-cell office:value-type="float" office:value="0.878579497337341" calcext:value-type="float">
            <text:p>0.878579497337341</text:p>
          </table:table-cell>
          <table:table-cell table:number-columns-repeated="2"/>
        </table:table-row>
        <table:table-row table:style-name="ro1">
          <table:table-cell office:value-type="float" office:value="0.877930343151093" calcext:value-type="float">
            <text:p>0.877930343151093</text:p>
          </table:table-cell>
          <table:table-cell table:number-columns-repeated="2"/>
        </table:table-row>
        <table:table-row table:style-name="ro1">
          <table:table-cell office:value-type="float" office:value="0.856489062309265" calcext:value-type="float">
            <text:p>0.856489062309265</text:p>
          </table:table-cell>
          <table:table-cell table:number-columns-repeated="2"/>
        </table:table-row>
        <table:table-row table:style-name="ro1">
          <table:table-cell office:value-type="float" office:value="0.861555814743042" calcext:value-type="float">
            <text:p>0.861555814743042</text:p>
          </table:table-cell>
          <table:table-cell table:number-columns-repeated="2"/>
        </table:table-row>
        <table:table-row table:style-name="ro1">
          <table:table-cell office:value-type="float" office:value="0.856364786624908" calcext:value-type="float">
            <text:p>0.856364786624908</text:p>
          </table:table-cell>
          <table:table-cell table:number-columns-repeated="2"/>
        </table:table-row>
        <table:table-row table:style-name="ro1">
          <table:table-cell office:value-type="float" office:value="0.82997477054596" calcext:value-type="float">
            <text:p>0.82997477054596</text:p>
          </table:table-cell>
          <table:table-cell table:number-columns-repeated="2"/>
        </table:table-row>
        <table:table-row table:style-name="ro1">
          <table:table-cell office:value-type="float" office:value="0.87865138053894" calcext:value-type="float">
            <text:p>0.87865138053894</text:p>
          </table:table-cell>
          <table:table-cell table:number-columns-repeated="2"/>
        </table:table-row>
        <table:table-row table:style-name="ro1">
          <table:table-cell office:value-type="float" office:value="0.868827998638153" calcext:value-type="float">
            <text:p>0.868827998638153</text:p>
          </table:table-cell>
          <table:table-cell table:number-columns-repeated="2"/>
        </table:table-row>
        <table:table-row table:style-name="ro1">
          <table:table-cell office:value-type="float" office:value="0.875480651855469" calcext:value-type="float">
            <text:p>0.875480651855469</text:p>
          </table:table-cell>
          <table:table-cell table:number-columns-repeated="2"/>
        </table:table-row>
        <table:table-row table:style-name="ro1">
          <table:table-cell office:value-type="float" office:value="0.878566443920136" calcext:value-type="float">
            <text:p>0.878566443920136</text:p>
          </table:table-cell>
          <table:table-cell table:number-columns-repeated="2"/>
        </table:table-row>
        <table:table-row table:style-name="ro1">
          <table:table-cell office:value-type="float" office:value="0.861414074897766" calcext:value-type="float">
            <text:p>0.861414074897766</text:p>
          </table:table-cell>
          <table:table-cell table:number-columns-repeated="2"/>
        </table:table-row>
        <table:table-row table:style-name="ro1">
          <table:table-cell office:value-type="float" office:value="0.884751915931702" calcext:value-type="float">
            <text:p>0.884751915931702</text:p>
          </table:table-cell>
          <table:table-cell table:number-columns-repeated="2"/>
        </table:table-row>
        <table:table-row table:style-name="ro1">
          <table:table-cell office:value-type="float" office:value="0.877502381801605" calcext:value-type="float">
            <text:p>0.877502381801605</text:p>
          </table:table-cell>
          <table:table-cell table:number-columns-repeated="2"/>
        </table:table-row>
        <table:table-row table:style-name="ro1">
          <table:table-cell office:value-type="float" office:value="0.868232369422913" calcext:value-type="float">
            <text:p>0.868232369422913</text:p>
          </table:table-cell>
          <table:table-cell table:number-columns-repeated="2"/>
        </table:table-row>
        <table:table-row table:style-name="ro1">
          <table:table-cell office:value-type="float" office:value="0.872345089912415" calcext:value-type="float">
            <text:p>0.872345089912415</text:p>
          </table:table-cell>
          <table:table-cell table:number-columns-repeated="2"/>
        </table:table-row>
        <table:table-row table:style-name="ro1">
          <table:table-cell office:value-type="float" office:value="0.82482248544693" calcext:value-type="float">
            <text:p>0.82482248544693</text:p>
          </table:table-cell>
          <table:table-cell table:number-columns-repeated="2"/>
        </table:table-row>
        <table:table-row table:style-name="ro1">
          <table:table-cell office:value-type="float" office:value="0.874582052230835" calcext:value-type="float">
            <text:p>0.874582052230835</text:p>
          </table:table-cell>
          <table:table-cell table:number-columns-repeated="2"/>
        </table:table-row>
        <table:table-row table:style-name="ro1">
          <table:table-cell office:value-type="float" office:value="0.842851459980011" calcext:value-type="float">
            <text:p>0.842851459980011</text:p>
          </table:table-cell>
          <table:table-cell table:number-columns-repeated="2"/>
        </table:table-row>
        <table:table-row table:style-name="ro1">
          <table:table-cell office:value-type="float" office:value="0.884879291057587" calcext:value-type="float">
            <text:p>0.884879291057587</text:p>
          </table:table-cell>
          <table:table-cell table:number-columns-repeated="2"/>
        </table:table-row>
        <table:table-row table:style-name="ro1">
          <table:table-cell office:value-type="float" office:value="0.875402748584747" calcext:value-type="float">
            <text:p>0.875402748584747</text:p>
          </table:table-cell>
          <table:table-cell table:number-columns-repeated="2"/>
        </table:table-row>
        <table:table-row table:style-name="ro1">
          <table:table-cell office:value-type="float" office:value="0.846138775348663" calcext:value-type="float">
            <text:p>0.846138775348663</text:p>
          </table:table-cell>
          <table:table-cell table:number-columns-repeated="2"/>
        </table:table-row>
        <table:table-row table:style-name="ro1">
          <table:table-cell office:value-type="float" office:value="0.900039494037628" calcext:value-type="float">
            <text:p>0.900039494037628</text:p>
          </table:table-cell>
          <table:table-cell table:number-columns-repeated="2"/>
        </table:table-row>
        <table:table-row table:style-name="ro1">
          <table:table-cell office:value-type="float" office:value="0.897359371185303" calcext:value-type="float">
            <text:p>0.897359371185303</text:p>
          </table:table-cell>
          <table:table-cell table:number-columns-repeated="2"/>
        </table:table-row>
        <table:table-row table:style-name="ro1">
          <table:table-cell office:value-type="float" office:value="0.880742907524109" calcext:value-type="float">
            <text:p>0.880742907524109</text:p>
          </table:table-cell>
          <table:table-cell table:number-columns-repeated="2"/>
        </table:table-row>
        <table:table-row table:style-name="ro1">
          <table:table-cell office:value-type="float" office:value="0.875243425369263" calcext:value-type="float">
            <text:p>0.875243425369263</text:p>
          </table:table-cell>
          <table:table-cell table:number-columns-repeated="2"/>
        </table:table-row>
        <table:table-row table:style-name="ro1">
          <table:table-cell office:value-type="float" office:value="0.879270792007446" calcext:value-type="float">
            <text:p>0.879270792007446</text:p>
          </table:table-cell>
          <table:table-cell table:number-columns-repeated="2"/>
        </table:table-row>
        <table:table-row table:style-name="ro1">
          <table:table-cell office:value-type="float" office:value="0.900187730789185" calcext:value-type="float">
            <text:p>0.900187730789185</text:p>
          </table:table-cell>
          <table:table-cell table:number-columns-repeated="2"/>
        </table:table-row>
        <table:table-row table:style-name="ro1">
          <table:table-cell office:value-type="float" office:value="0.91234016418457" calcext:value-type="float">
            <text:p>0.91234016418457</text:p>
          </table:table-cell>
          <table:table-cell table:number-columns-repeated="2"/>
        </table:table-row>
        <table:table-row table:style-name="ro1">
          <table:table-cell office:value-type="float" office:value="0.86907422542572" calcext:value-type="float">
            <text:p>0.86907422542572</text:p>
          </table:table-cell>
          <table:table-cell table:number-columns-repeated="2"/>
        </table:table-row>
        <table:table-row table:style-name="ro1">
          <table:table-cell office:value-type="float" office:value="0.893904328346252" calcext:value-type="float">
            <text:p>0.893904328346252</text:p>
          </table:table-cell>
          <table:table-cell table:number-columns-repeated="2"/>
        </table:table-row>
        <table:table-row table:style-name="ro1">
          <table:table-cell office:value-type="float" office:value="0.877508342266083" calcext:value-type="float">
            <text:p>0.877508342266083</text:p>
          </table:table-cell>
          <table:table-cell table:number-columns-repeated="2"/>
        </table:table-row>
        <table:table-row table:style-name="ro1">
          <table:table-cell office:value-type="float" office:value="0.878343105316162" calcext:value-type="float">
            <text:p>0.878343105316162</text:p>
          </table:table-cell>
          <table:table-cell table:number-columns-repeated="2"/>
        </table:table-row>
        <table:table-row table:style-name="ro1">
          <table:table-cell office:value-type="float" office:value="0.888484954833984" calcext:value-type="float">
            <text:p>0.888484954833984</text:p>
          </table:table-cell>
          <table:table-cell table:number-columns-repeated="2"/>
        </table:table-row>
        <table:table-row table:style-name="ro1">
          <table:table-cell office:value-type="float" office:value="0.897197008132935" calcext:value-type="float">
            <text:p>0.897197008132935</text:p>
          </table:table-cell>
          <table:table-cell table:number-columns-repeated="2"/>
        </table:table-row>
        <table:table-row table:style-name="ro1">
          <table:table-cell office:value-type="float" office:value="0.870607197284699" calcext:value-type="float">
            <text:p>0.870607197284699</text:p>
          </table:table-cell>
          <table:table-cell table:number-columns-repeated="2"/>
        </table:table-row>
        <table:table-row table:style-name="ro1">
          <table:table-cell office:value-type="float" office:value="0.828938484191895" calcext:value-type="float">
            <text:p>0.828938484191895</text:p>
          </table:table-cell>
          <table:table-cell table:number-columns-repeated="2"/>
        </table:table-row>
        <table:table-row table:style-name="ro1">
          <table:table-cell office:value-type="float" office:value="0.900881230831146" calcext:value-type="float">
            <text:p>0.900881230831146</text:p>
          </table:table-cell>
          <table:table-cell table:number-columns-repeated="2"/>
        </table:table-row>
        <table:table-row table:style-name="ro1">
          <table:table-cell office:value-type="float" office:value="0.892782866954803" calcext:value-type="float">
            <text:p>0.892782866954803</text:p>
          </table:table-cell>
          <table:table-cell table:number-columns-repeated="2"/>
        </table:table-row>
        <table:table-row table:style-name="ro1">
          <table:table-cell office:value-type="float" office:value="0.864776492118835" calcext:value-type="float">
            <text:p>0.864776492118835</text:p>
          </table:table-cell>
          <table:table-cell table:number-columns-repeated="2"/>
        </table:table-row>
        <table:table-row table:style-name="ro1">
          <table:table-cell office:value-type="float" office:value="0.887479662895203" calcext:value-type="float">
            <text:p>0.887479662895203</text:p>
          </table:table-cell>
          <table:table-cell table:number-columns-repeated="2"/>
        </table:table-row>
        <table:table-row table:style-name="ro1">
          <table:table-cell office:value-type="float" office:value="0.881330549716949" calcext:value-type="float">
            <text:p>0.881330549716949</text:p>
          </table:table-cell>
          <table:table-cell table:number-columns-repeated="2"/>
        </table:table-row>
        <table:table-row table:style-name="ro1">
          <table:table-cell office:value-type="float" office:value="0.810609340667725" calcext:value-type="float">
            <text:p>0.810609340667725</text:p>
          </table:table-cell>
          <table:table-cell table:number-columns-repeated="2"/>
        </table:table-row>
        <table:table-row table:style-name="ro1">
          <table:table-cell office:value-type="float" office:value="0.527284860610962" calcext:value-type="float">
            <text:p>0.527284860610962</text:p>
          </table:table-cell>
          <table:table-cell table:number-columns-repeated="2"/>
        </table:table-row>
        <table:table-row table:style-name="ro1">
          <table:table-cell office:value-type="float" office:value="0.664999544620514" calcext:value-type="float">
            <text:p>0.664999544620514</text:p>
          </table:table-cell>
          <table:table-cell table:number-columns-repeated="2"/>
        </table:table-row>
        <table:table-row table:style-name="ro1">
          <table:table-cell office:value-type="float" office:value="0.744303584098816" calcext:value-type="float">
            <text:p>0.744303584098816</text:p>
          </table:table-cell>
          <table:table-cell table:number-columns-repeated="2"/>
        </table:table-row>
        <table:table-row table:style-name="ro1">
          <table:table-cell office:value-type="float" office:value="0.802992582321167" calcext:value-type="float">
            <text:p>0.802992582321167</text:p>
          </table:table-cell>
          <table:table-cell table:number-columns-repeated="2"/>
        </table:table-row>
        <table:table-row table:style-name="ro1">
          <table:table-cell office:value-type="float" office:value="0.851817429065704" calcext:value-type="float">
            <text:p>0.851817429065704</text:p>
          </table:table-cell>
          <table:table-cell table:number-columns-repeated="2"/>
        </table:table-row>
        <table:table-row table:style-name="ro1">
          <table:table-cell office:value-type="float" office:value="0.882019579410553" calcext:value-type="float">
            <text:p>0.882019579410553</text:p>
          </table:table-cell>
          <table:table-cell table:number-columns-repeated="2"/>
        </table:table-row>
        <table:table-row table:style-name="ro1">
          <table:table-cell office:value-type="float" office:value="0.884574949741364" calcext:value-type="float">
            <text:p>0.884574949741364</text:p>
          </table:table-cell>
          <table:table-cell table:number-columns-repeated="2"/>
        </table:table-row>
        <table:table-row table:style-name="ro1">
          <table:table-cell office:value-type="float" office:value="0.8944371342659" calcext:value-type="float">
            <text:p>0.8944371342659</text:p>
          </table:table-cell>
          <table:table-cell table:number-columns-repeated="2"/>
        </table:table-row>
        <table:table-row table:style-name="ro1">
          <table:table-cell office:value-type="float" office:value="0.898195803165436" calcext:value-type="float">
            <text:p>0.898195803165436</text:p>
          </table:table-cell>
          <table:table-cell table:number-columns-repeated="2"/>
        </table:table-row>
        <table:table-row table:style-name="ro1">
          <table:table-cell office:value-type="float" office:value="0.878925502300262" calcext:value-type="float">
            <text:p>0.878925502300262</text:p>
          </table:table-cell>
          <table:table-cell table:number-columns-repeated="2"/>
        </table:table-row>
        <table:table-row table:style-name="ro1">
          <table:table-cell office:value-type="float" office:value="0.884188115596771" calcext:value-type="float">
            <text:p>0.884188115596771</text:p>
          </table:table-cell>
          <table:table-cell table:number-columns-repeated="2"/>
        </table:table-row>
        <table:table-row table:style-name="ro1">
          <table:table-cell office:value-type="float" office:value="0.877900123596191" calcext:value-type="float">
            <text:p>0.877900123596191</text:p>
          </table:table-cell>
          <table:table-cell table:number-columns-repeated="2"/>
        </table:table-row>
        <table:table-row table:style-name="ro1">
          <table:table-cell office:value-type="float" office:value="0.87867546081543" calcext:value-type="float">
            <text:p>0.87867546081543</text:p>
          </table:table-cell>
          <table:table-cell table:number-columns-repeated="2"/>
        </table:table-row>
        <table:table-row table:style-name="ro1">
          <table:table-cell office:value-type="float" office:value="0.88881105184555" calcext:value-type="float">
            <text:p>0.88881105184555</text:p>
          </table:table-cell>
          <table:table-cell table:number-columns-repeated="2"/>
        </table:table-row>
        <table:table-row table:style-name="ro1">
          <table:table-cell office:value-type="float" office:value="0.851026952266693" calcext:value-type="float">
            <text:p>0.851026952266693</text:p>
          </table:table-cell>
          <table:table-cell table:number-columns-repeated="2"/>
        </table:table-row>
        <table:table-row table:style-name="ro1">
          <table:table-cell office:value-type="float" office:value="0.86443305015564" calcext:value-type="float">
            <text:p>0.86443305015564</text:p>
          </table:table-cell>
          <table:table-cell table:number-columns-repeated="2"/>
        </table:table-row>
        <table:table-row table:style-name="ro1">
          <table:table-cell office:value-type="float" office:value="0.875570774078369" calcext:value-type="float">
            <text:p>0.875570774078369</text:p>
          </table:table-cell>
          <table:table-cell table:number-columns-repeated="2"/>
        </table:table-row>
        <table:table-row table:style-name="ro1">
          <table:table-cell office:value-type="float" office:value="0.884000539779663" calcext:value-type="float">
            <text:p>0.884000539779663</text:p>
          </table:table-cell>
          <table:table-cell table:number-columns-repeated="2"/>
        </table:table-row>
        <table:table-row table:style-name="ro1">
          <table:table-cell office:value-type="float" office:value="0.866656363010407" calcext:value-type="float">
            <text:p>0.866656363010407</text:p>
          </table:table-cell>
          <table:table-cell table:number-columns-repeated="2"/>
        </table:table-row>
        <table:table-row table:style-name="ro1">
          <table:table-cell office:value-type="float" office:value="0.873572289943695" calcext:value-type="float">
            <text:p>0.873572289943695</text:p>
          </table:table-cell>
          <table:table-cell table:number-columns-repeated="2"/>
        </table:table-row>
        <table:table-row table:style-name="ro1">
          <table:table-cell office:value-type="float" office:value="0.894037842750549" calcext:value-type="float">
            <text:p>0.894037842750549</text:p>
          </table:table-cell>
          <table:table-cell table:number-columns-repeated="2"/>
        </table:table-row>
        <table:table-row table:style-name="ro1">
          <table:table-cell office:value-type="float" office:value="0.910280406475067" calcext:value-type="float">
            <text:p>0.910280406475067</text:p>
          </table:table-cell>
          <table:table-cell table:number-columns-repeated="2"/>
        </table:table-row>
        <table:table-row table:style-name="ro1">
          <table:table-cell office:value-type="float" office:value="0.913204431533814" calcext:value-type="float">
            <text:p>0.913204431533814</text:p>
          </table:table-cell>
          <table:table-cell table:number-columns-repeated="2"/>
        </table:table-row>
        <table:table-row table:style-name="ro1">
          <table:table-cell office:value-type="float" office:value="0.91223019361496" calcext:value-type="float">
            <text:p>0.91223019361496</text:p>
          </table:table-cell>
          <table:table-cell table:number-columns-repeated="2"/>
        </table:table-row>
        <table:table-row table:style-name="ro1">
          <table:table-cell office:value-type="float" office:value="0.902630686759949" calcext:value-type="float">
            <text:p>0.902630686759949</text:p>
          </table:table-cell>
          <table:table-cell table:number-columns-repeated="2"/>
        </table:table-row>
        <table:table-row table:style-name="ro1">
          <table:table-cell office:value-type="float" office:value="0.897576808929443" calcext:value-type="float">
            <text:p>0.897576808929443</text:p>
          </table:table-cell>
          <table:table-cell table:number-columns-repeated="2"/>
        </table:table-row>
        <table:table-row table:style-name="ro1">
          <table:table-cell office:value-type="float" office:value="0.891518950462341" calcext:value-type="float">
            <text:p>0.891518950462341</text:p>
          </table:table-cell>
          <table:table-cell table:number-columns-repeated="2"/>
        </table:table-row>
        <table:table-row table:style-name="ro1">
          <table:table-cell office:value-type="float" office:value="0.881469905376434" calcext:value-type="float">
            <text:p>0.881469905376434</text:p>
          </table:table-cell>
          <table:table-cell table:number-columns-repeated="2"/>
        </table:table-row>
        <table:table-row table:style-name="ro1">
          <table:table-cell office:value-type="float" office:value="0.879789054393768" calcext:value-type="float">
            <text:p>0.879789054393768</text:p>
          </table:table-cell>
          <table:table-cell table:number-columns-repeated="2"/>
        </table:table-row>
        <table:table-row table:style-name="ro1">
          <table:table-cell office:value-type="float" office:value="0.879130959510803" calcext:value-type="float">
            <text:p>0.879130959510803</text:p>
          </table:table-cell>
          <table:table-cell table:number-columns-repeated="2"/>
        </table:table-row>
        <table:table-row table:style-name="ro1">
          <table:table-cell office:value-type="float" office:value="0.878743946552277" calcext:value-type="float">
            <text:p>0.878743946552277</text:p>
          </table:table-cell>
          <table:table-cell table:number-columns-repeated="2"/>
        </table:table-row>
        <table:table-row table:style-name="ro1">
          <table:table-cell office:value-type="float" office:value="0.880323886871338" calcext:value-type="float">
            <text:p>0.880323886871338</text:p>
          </table:table-cell>
          <table:table-cell table:number-columns-repeated="2"/>
        </table:table-row>
        <table:table-row table:style-name="ro1">
          <table:table-cell office:value-type="float" office:value="0.887658655643463" calcext:value-type="float">
            <text:p>0.887658655643463</text:p>
          </table:table-cell>
          <table:table-cell table:number-columns-repeated="2"/>
        </table:table-row>
        <table:table-row table:style-name="ro1">
          <table:table-cell office:value-type="float" office:value="0.894303679466248" calcext:value-type="float">
            <text:p>0.894303679466248</text:p>
          </table:table-cell>
          <table:table-cell table:number-columns-repeated="2"/>
        </table:table-row>
        <table:table-row table:style-name="ro1">
          <table:table-cell office:value-type="float" office:value="0.893380522727966" calcext:value-type="float">
            <text:p>0.893380522727966</text:p>
          </table:table-cell>
          <table:table-cell table:number-columns-repeated="2"/>
        </table:table-row>
        <table:table-row table:style-name="ro1">
          <table:table-cell office:value-type="float" office:value="0.892742991447449" calcext:value-type="float">
            <text:p>0.892742991447449</text:p>
          </table:table-cell>
          <table:table-cell table:number-columns-repeated="2"/>
        </table:table-row>
        <table:table-row table:style-name="ro1">
          <table:table-cell office:value-type="float" office:value="0.897055566310883" calcext:value-type="float">
            <text:p>0.897055566310883</text:p>
          </table:table-cell>
          <table:table-cell table:number-columns-repeated="2"/>
        </table:table-row>
        <table:table-row table:style-name="ro1">
          <table:table-cell office:value-type="float" office:value="0.897325217723846" calcext:value-type="float">
            <text:p>0.897325217723846</text:p>
          </table:table-cell>
          <table:table-cell table:number-columns-repeated="2"/>
        </table:table-row>
        <table:table-row table:style-name="ro1">
          <table:table-cell office:value-type="float" office:value="0.899169683456421" calcext:value-type="float">
            <text:p>0.899169683456421</text:p>
          </table:table-cell>
          <table:table-cell table:number-columns-repeated="2"/>
        </table:table-row>
        <table:table-row table:style-name="ro1">
          <table:table-cell office:value-type="float" office:value="0.896506011486053" calcext:value-type="float">
            <text:p>0.896506011486053</text:p>
          </table:table-cell>
          <table:table-cell table:number-columns-repeated="2"/>
        </table:table-row>
        <table:table-row table:style-name="ro1">
          <table:table-cell office:value-type="float" office:value="0.901380956172943" calcext:value-type="float">
            <text:p>0.901380956172943</text:p>
          </table:table-cell>
          <table:table-cell table:number-columns-repeated="2"/>
        </table:table-row>
        <table:table-row table:style-name="ro1">
          <table:table-cell office:value-type="float" office:value="0.901297688484192" calcext:value-type="float">
            <text:p>0.901297688484192</text:p>
          </table:table-cell>
          <table:table-cell table:number-columns-repeated="2"/>
        </table:table-row>
        <table:table-row table:style-name="ro1">
          <table:table-cell office:value-type="float" office:value="0.900176882743835" calcext:value-type="float">
            <text:p>0.900176882743835</text:p>
          </table:table-cell>
          <table:table-cell table:number-columns-repeated="2"/>
        </table:table-row>
        <table:table-row table:style-name="ro1">
          <table:table-cell office:value-type="float" office:value="0.898676693439483" calcext:value-type="float">
            <text:p>0.898676693439483</text:p>
          </table:table-cell>
          <table:table-cell table:number-columns-repeated="2"/>
        </table:table-row>
        <table:table-row table:style-name="ro1">
          <table:table-cell office:value-type="float" office:value="0.895494759082794" calcext:value-type="float">
            <text:p>0.895494759082794</text:p>
          </table:table-cell>
          <table:table-cell table:number-columns-repeated="2"/>
        </table:table-row>
        <table:table-row table:style-name="ro1">
          <table:table-cell office:value-type="float" office:value="0.885582149028778" calcext:value-type="float">
            <text:p>0.885582149028778</text:p>
          </table:table-cell>
          <table:table-cell table:number-columns-repeated="2"/>
        </table:table-row>
        <table:table-row table:style-name="ro1">
          <table:table-cell office:value-type="float" office:value="0.878139495849609" calcext:value-type="float">
            <text:p>0.878139495849609</text:p>
          </table:table-cell>
          <table:table-cell table:number-columns-repeated="2"/>
        </table:table-row>
        <table:table-row table:style-name="ro1">
          <table:table-cell office:value-type="float" office:value="0.879622042179108" calcext:value-type="float">
            <text:p>0.879622042179108</text:p>
          </table:table-cell>
          <table:table-cell table:number-columns-repeated="2"/>
        </table:table-row>
        <table:table-row table:style-name="ro1">
          <table:table-cell office:value-type="float" office:value="0.880542993545532" calcext:value-type="float">
            <text:p>0.880542993545532</text:p>
          </table:table-cell>
          <table:table-cell table:number-columns-repeated="2"/>
        </table:table-row>
        <table:table-row table:style-name="ro1">
          <table:table-cell office:value-type="float" office:value="0.879437386989594" calcext:value-type="float">
            <text:p>0.879437386989594</text:p>
          </table:table-cell>
          <table:table-cell table:number-columns-repeated="2"/>
        </table:table-row>
        <table:table-row table:style-name="ro1">
          <table:table-cell office:value-type="float" office:value="0.875413358211517" calcext:value-type="float">
            <text:p>0.875413358211517</text:p>
          </table:table-cell>
          <table:table-cell table:number-columns-repeated="2"/>
        </table:table-row>
        <table:table-row table:style-name="ro1">
          <table:table-cell office:value-type="float" office:value="0.890519738197327" calcext:value-type="float">
            <text:p>0.890519738197327</text:p>
          </table:table-cell>
          <table:table-cell table:number-columns-repeated="2"/>
        </table:table-row>
        <table:table-row table:style-name="ro1">
          <table:table-cell office:value-type="float" office:value="0.893802583217621" calcext:value-type="float">
            <text:p>0.893802583217621</text:p>
          </table:table-cell>
          <table:table-cell table:number-columns-repeated="2"/>
        </table:table-row>
        <table:table-row table:style-name="ro1">
          <table:table-cell office:value-type="float" office:value="0.892913341522217" calcext:value-type="float">
            <text:p>0.892913341522217</text:p>
          </table:table-cell>
          <table:table-cell table:number-columns-repeated="2"/>
        </table:table-row>
        <table:table-row table:style-name="ro1">
          <table:table-cell office:value-type="float" office:value="0.891256093978882" calcext:value-type="float">
            <text:p>0.891256093978882</text:p>
          </table:table-cell>
          <table:table-cell table:number-columns-repeated="2"/>
        </table:table-row>
        <table:table-row table:style-name="ro1">
          <table:table-cell office:value-type="float" office:value="0.893817484378815" calcext:value-type="float">
            <text:p>0.893817484378815</text:p>
          </table:table-cell>
          <table:table-cell table:number-columns-repeated="2"/>
        </table:table-row>
        <table:table-row table:style-name="ro1">
          <table:table-cell office:value-type="float" office:value="0.894598484039306" calcext:value-type="float">
            <text:p>0.894598484039306</text:p>
          </table:table-cell>
          <table:table-cell table:number-columns-repeated="2"/>
        </table:table-row>
        <table:table-row table:style-name="ro1">
          <table:table-cell office:value-type="float" office:value="0.896211087703705" calcext:value-type="float">
            <text:p>0.896211087703705</text:p>
          </table:table-cell>
          <table:table-cell table:number-columns-repeated="2"/>
        </table:table-row>
        <table:table-row table:style-name="ro1">
          <table:table-cell office:value-type="float" office:value="0.894135296344757" calcext:value-type="float">
            <text:p>0.894135296344757</text:p>
          </table:table-cell>
          <table:table-cell table:number-columns-repeated="2"/>
        </table:table-row>
        <table:table-row table:style-name="ro1">
          <table:table-cell office:value-type="float" office:value="0.899692595005035" calcext:value-type="float">
            <text:p>0.899692595005035</text:p>
          </table:table-cell>
          <table:table-cell table:number-columns-repeated="2"/>
        </table:table-row>
        <table:table-row table:style-name="ro1">
          <table:table-cell office:value-type="float" office:value="0.907160699367523" calcext:value-type="float">
            <text:p>0.907160699367523</text:p>
          </table:table-cell>
          <table:table-cell table:number-columns-repeated="2"/>
        </table:table-row>
        <table:table-row table:style-name="ro1">
          <table:table-cell office:value-type="float" office:value="0.901306688785553" calcext:value-type="float">
            <text:p>0.901306688785553</text:p>
          </table:table-cell>
          <table:table-cell table:number-columns-repeated="2"/>
        </table:table-row>
        <table:table-row table:style-name="ro1">
          <table:table-cell office:value-type="float" office:value="0.883033931255341" calcext:value-type="float">
            <text:p>0.883033931255341</text:p>
          </table:table-cell>
          <table:table-cell table:number-columns-repeated="2"/>
        </table:table-row>
        <table:table-row table:style-name="ro1">
          <table:table-cell office:value-type="float" office:value="0.887367486953735" calcext:value-type="float">
            <text:p>0.887367486953735</text:p>
          </table:table-cell>
          <table:table-cell table:number-columns-repeated="2"/>
        </table:table-row>
        <table:table-row table:style-name="ro1">
          <table:table-cell office:value-type="float" office:value="0.896344482898712" calcext:value-type="float">
            <text:p>0.896344482898712</text:p>
          </table:table-cell>
          <table:table-cell table:number-columns-repeated="2"/>
        </table:table-row>
        <table:table-row table:style-name="ro1">
          <table:table-cell office:value-type="float" office:value="0.903546869754791" calcext:value-type="float">
            <text:p>0.903546869754791</text:p>
          </table:table-cell>
          <table:table-cell table:number-columns-repeated="2"/>
        </table:table-row>
        <table:table-row table:style-name="ro1">
          <table:table-cell office:value-type="float" office:value="0.903695166110992" calcext:value-type="float">
            <text:p>0.903695166110992</text:p>
          </table:table-cell>
          <table:table-cell table:number-columns-repeated="2"/>
        </table:table-row>
        <table:table-row table:style-name="ro1">
          <table:table-cell office:value-type="float" office:value="0.901176929473877" calcext:value-type="float">
            <text:p>0.901176929473877</text:p>
          </table:table-cell>
          <table:table-cell table:number-columns-repeated="2"/>
        </table:table-row>
        <table:table-row table:style-name="ro1">
          <table:table-cell office:value-type="float" office:value="0.90483295917511" calcext:value-type="float">
            <text:p>0.90483295917511</text:p>
          </table:table-cell>
          <table:table-cell table:number-columns-repeated="2"/>
        </table:table-row>
        <table:table-row table:style-name="ro1">
          <table:table-cell office:value-type="float" office:value="0.897056221961975" calcext:value-type="float">
            <text:p>0.897056221961975</text:p>
          </table:table-cell>
          <table:table-cell table:number-columns-repeated="2"/>
        </table:table-row>
        <table:table-row table:style-name="ro1">
          <table:table-cell office:value-type="float" office:value="0.876414597034454" calcext:value-type="float">
            <text:p>0.876414597034454</text:p>
          </table:table-cell>
          <table:table-cell table:number-columns-repeated="2"/>
        </table:table-row>
        <table:table-row table:style-name="ro1">
          <table:table-cell office:value-type="float" office:value="0.881426334381104" calcext:value-type="float">
            <text:p>0.881426334381104</text:p>
          </table:table-cell>
          <table:table-cell table:number-columns-repeated="2"/>
        </table:table-row>
        <table:table-row table:style-name="ro1">
          <table:table-cell office:value-type="float" office:value="0.881576538085938" calcext:value-type="float">
            <text:p>0.881576538085938</text:p>
          </table:table-cell>
          <table:table-cell table:number-columns-repeated="2"/>
        </table:table-row>
        <table:table-row table:style-name="ro1">
          <table:table-cell office:value-type="float" office:value="0.880657613277435" calcext:value-type="float">
            <text:p>0.880657613277435</text:p>
          </table:table-cell>
          <table:table-cell table:number-columns-repeated="2"/>
        </table:table-row>
        <table:table-row table:style-name="ro1">
          <table:table-cell office:value-type="float" office:value="0.880473077297211" calcext:value-type="float">
            <text:p>0.880473077297211</text:p>
          </table:table-cell>
          <table:table-cell table:number-columns-repeated="2"/>
        </table:table-row>
        <table:table-row table:style-name="ro1">
          <table:table-cell office:value-type="float" office:value="0.880755484104157" calcext:value-type="float">
            <text:p>0.880755484104157</text:p>
          </table:table-cell>
          <table:table-cell table:number-columns-repeated="2"/>
        </table:table-row>
        <table:table-row table:style-name="ro1">
          <table:table-cell office:value-type="float" office:value="0.881016969680786" calcext:value-type="float">
            <text:p>0.881016969680786</text:p>
          </table:table-cell>
          <table:table-cell table:number-columns-repeated="2"/>
        </table:table-row>
        <table:table-row table:style-name="ro1">
          <table:table-cell office:value-type="float" office:value="0.881403088569641" calcext:value-type="float">
            <text:p>0.881403088569641</text:p>
          </table:table-cell>
          <table:table-cell table:number-columns-repeated="2"/>
        </table:table-row>
        <table:table-row table:style-name="ro1">
          <table:table-cell office:value-type="float" office:value="0.881972372531891" calcext:value-type="float">
            <text:p>0.881972372531891</text:p>
          </table:table-cell>
          <table:table-cell table:number-columns-repeated="2"/>
        </table:table-row>
        <table:table-row table:style-name="ro1">
          <table:table-cell office:value-type="float" office:value="0.882548391819" calcext:value-type="float">
            <text:p>0.882548391819</text:p>
          </table:table-cell>
          <table:table-cell table:number-columns-repeated="2"/>
        </table:table-row>
        <table:table-row table:style-name="ro1">
          <table:table-cell office:value-type="float" office:value="0.882480144500732" calcext:value-type="float">
            <text:p>0.882480144500732</text:p>
          </table:table-cell>
          <table:table-cell table:number-columns-repeated="2"/>
        </table:table-row>
        <table:table-row table:style-name="ro1">
          <table:table-cell office:value-type="float" office:value="0.882192373275757" calcext:value-type="float">
            <text:p>0.882192373275757</text:p>
          </table:table-cell>
          <table:table-cell table:number-columns-repeated="2"/>
        </table:table-row>
        <table:table-row table:style-name="ro1">
          <table:table-cell office:value-type="float" office:value="0.882629811763763" calcext:value-type="float">
            <text:p>0.882629811763763</text:p>
          </table:table-cell>
          <table:table-cell table:number-columns-repeated="2"/>
        </table:table-row>
        <table:table-row table:style-name="ro1">
          <table:table-cell office:value-type="float" office:value="0.882213175296783" calcext:value-type="float">
            <text:p>0.882213175296783</text:p>
          </table:table-cell>
          <table:table-cell table:number-columns-repeated="2"/>
        </table:table-row>
        <table:table-row table:style-name="ro1">
          <table:table-cell office:value-type="float" office:value="0.881714046001434" calcext:value-type="float">
            <text:p>0.881714046001434</text:p>
          </table:table-cell>
          <table:table-cell table:number-columns-repeated="2"/>
        </table:table-row>
        <table:table-row table:style-name="ro1">
          <table:table-cell office:value-type="float" office:value="0.881752967834473" calcext:value-type="float">
            <text:p>0.881752967834473</text:p>
          </table:table-cell>
          <table:table-cell table:number-columns-repeated="2"/>
        </table:table-row>
        <table:table-row table:style-name="ro1">
          <table:table-cell office:value-type="float" office:value="0.881789267063141" calcext:value-type="float">
            <text:p>0.881789267063141</text:p>
          </table:table-cell>
          <table:table-cell table:number-columns-repeated="2"/>
        </table:table-row>
        <table:table-row table:style-name="ro1">
          <table:table-cell office:value-type="float" office:value="0.881627857685089" calcext:value-type="float">
            <text:p>0.881627857685089</text:p>
          </table:table-cell>
          <table:table-cell table:number-columns-repeated="2"/>
        </table:table-row>
        <table:table-row table:style-name="ro1">
          <table:table-cell office:value-type="float" office:value="0.881361722946167" calcext:value-type="float">
            <text:p>0.881361722946167</text:p>
          </table:table-cell>
          <table:table-cell table:number-columns-repeated="2"/>
        </table:table-row>
        <table:table-row table:style-name="ro1">
          <table:table-cell office:value-type="float" office:value="0.88139796257019" calcext:value-type="float">
            <text:p>0.88139796257019</text:p>
          </table:table-cell>
          <table:table-cell table:number-columns-repeated="2"/>
        </table:table-row>
        <table:table-row table:style-name="ro1">
          <table:table-cell office:value-type="float" office:value="0.881374180316925" calcext:value-type="float">
            <text:p>0.881374180316925</text:p>
          </table:table-cell>
          <table:table-cell table:number-columns-repeated="2"/>
        </table:table-row>
        <table:table-row table:style-name="ro1">
          <table:table-cell office:value-type="float" office:value="0.881014466285706" calcext:value-type="float">
            <text:p>0.881014466285706</text:p>
          </table:table-cell>
          <table:table-cell table:number-columns-repeated="2"/>
        </table:table-row>
        <table:table-row table:style-name="ro1">
          <table:table-cell office:value-type="float" office:value="0.88095486164093" calcext:value-type="float">
            <text:p>0.88095486164093</text:p>
          </table:table-cell>
          <table:table-cell table:number-columns-repeated="2"/>
        </table:table-row>
        <table:table-row table:style-name="ro1">
          <table:table-cell office:value-type="float" office:value="0.881061136722565" calcext:value-type="float">
            <text:p>0.881061136722565</text:p>
          </table:table-cell>
          <table:table-cell table:number-columns-repeated="2"/>
        </table:table-row>
        <table:table-row table:style-name="ro1">
          <table:table-cell office:value-type="float" office:value="0.881412744522095" calcext:value-type="float">
            <text:p>0.881412744522095</text:p>
          </table:table-cell>
          <table:table-cell table:number-columns-repeated="2"/>
        </table:table-row>
        <table:table-row table:style-name="ro1">
          <table:table-cell office:value-type="float" office:value="0.88160252571106" calcext:value-type="float">
            <text:p>0.88160252571106</text:p>
          </table:table-cell>
          <table:table-cell table:number-columns-repeated="2"/>
        </table:table-row>
        <table:table-row table:style-name="ro1">
          <table:table-cell office:value-type="float" office:value="0.881622612476349" calcext:value-type="float">
            <text:p>0.881622612476349</text:p>
          </table:table-cell>
          <table:table-cell table:number-columns-repeated="2"/>
        </table:table-row>
        <table:table-row table:style-name="ro1">
          <table:table-cell office:value-type="float" office:value="0.881964206695556" calcext:value-type="float">
            <text:p>0.881964206695556</text:p>
          </table:table-cell>
          <table:table-cell table:number-columns-repeated="2"/>
        </table:table-row>
        <table:table-row table:style-name="ro1">
          <table:table-cell office:value-type="float" office:value="0.881802618503571" calcext:value-type="float">
            <text:p>0.881802618503571</text:p>
          </table:table-cell>
          <table:table-cell table:number-columns-repeated="2"/>
        </table:table-row>
        <table:table-row table:style-name="ro1">
          <table:table-cell office:value-type="float" office:value="0.882180392742157" calcext:value-type="float">
            <text:p>0.882180392742157</text:p>
          </table:table-cell>
          <table:table-cell table:number-columns-repeated="2"/>
        </table:table-row>
        <table:table-row table:style-name="ro1">
          <table:table-cell office:value-type="float" office:value="0.881779849529266" calcext:value-type="float">
            <text:p>0.881779849529266</text:p>
          </table:table-cell>
          <table:table-cell table:number-columns-repeated="2"/>
        </table:table-row>
        <table:table-row table:style-name="ro1">
          <table:table-cell office:value-type="float" office:value="0.882404744625092" calcext:value-type="float">
            <text:p>0.882404744625092</text:p>
          </table:table-cell>
          <table:table-cell table:number-columns-repeated="2"/>
        </table:table-row>
        <table:table-row table:style-name="ro1">
          <table:table-cell office:value-type="float" office:value="0.882613480091095" calcext:value-type="float">
            <text:p>0.882613480091095</text:p>
          </table:table-cell>
          <table:table-cell table:number-columns-repeated="2"/>
        </table:table-row>
        <table:table-row table:style-name="ro1">
          <table:table-cell office:value-type="float" office:value="0.882970333099365" calcext:value-type="float">
            <text:p>0.882970333099365</text:p>
          </table:table-cell>
          <table:table-cell table:number-columns-repeated="2"/>
        </table:table-row>
        <table:table-row table:style-name="ro1">
          <table:table-cell office:value-type="float" office:value="0.883502840995789" calcext:value-type="float">
            <text:p>0.883502840995789</text:p>
          </table:table-cell>
          <table:table-cell table:number-columns-repeated="2"/>
        </table:table-row>
        <table:table-row table:style-name="ro1">
          <table:table-cell office:value-type="float" office:value="0.884482085704803" calcext:value-type="float">
            <text:p>0.884482085704803</text:p>
          </table:table-cell>
          <table:table-cell table:number-columns-repeated="2"/>
        </table:table-row>
        <table:table-row table:style-name="ro1">
          <table:table-cell office:value-type="float" office:value="0.885143280029297" calcext:value-type="float">
            <text:p>0.885143280029297</text:p>
          </table:table-cell>
          <table:table-cell table:number-columns-repeated="2"/>
        </table:table-row>
        <table:table-row table:style-name="ro1">
          <table:table-cell office:value-type="float" office:value="0.885341227054596" calcext:value-type="float">
            <text:p>0.885341227054596</text:p>
          </table:table-cell>
          <table:table-cell table:number-columns-repeated="2"/>
        </table:table-row>
        <table:table-row table:style-name="ro1">
          <table:table-cell office:value-type="float" office:value="0.885219037532806" calcext:value-type="float">
            <text:p>0.885219037532806</text:p>
          </table:table-cell>
          <table:table-cell table:number-columns-repeated="2"/>
        </table:table-row>
        <table:table-row table:style-name="ro1">
          <table:table-cell office:value-type="float" office:value="0.885341465473175" calcext:value-type="float">
            <text:p>0.885341465473175</text:p>
          </table:table-cell>
          <table:table-cell table:number-columns-repeated="2"/>
        </table:table-row>
        <table:table-row table:style-name="ro1">
          <table:table-cell office:value-type="float" office:value="0.885262548923492" calcext:value-type="float">
            <text:p>0.885262548923492</text:p>
          </table:table-cell>
          <table:table-cell table:number-columns-repeated="2"/>
        </table:table-row>
        <table:table-row table:style-name="ro1">
          <table:table-cell office:value-type="float" office:value="0.885312914848328" calcext:value-type="float">
            <text:p>0.885312914848328</text:p>
          </table:table-cell>
          <table:table-cell table:number-columns-repeated="2"/>
        </table:table-row>
        <table:table-row table:style-name="ro1">
          <table:table-cell office:value-type="float" office:value="0.885456442832947" calcext:value-type="float">
            <text:p>0.885456442832947</text:p>
          </table:table-cell>
          <table:table-cell table:number-columns-repeated="2"/>
        </table:table-row>
        <table:table-row table:style-name="ro1">
          <table:table-cell office:value-type="float" office:value="0.885583698749542" calcext:value-type="float">
            <text:p>0.885583698749542</text:p>
          </table:table-cell>
          <table:table-cell table:number-columns-repeated="2"/>
        </table:table-row>
        <table:table-row table:style-name="ro1">
          <table:table-cell office:value-type="float" office:value="0.885769903659821" calcext:value-type="float">
            <text:p>0.885769903659821</text:p>
          </table:table-cell>
          <table:table-cell table:number-columns-repeated="2"/>
        </table:table-row>
        <table:table-row table:style-name="ro1">
          <table:table-cell office:value-type="float" office:value="0.885982215404511" calcext:value-type="float">
            <text:p>0.885982215404511</text:p>
          </table:table-cell>
          <table:table-cell table:number-columns-repeated="2"/>
        </table:table-row>
        <table:table-row table:style-name="ro1">
          <table:table-cell office:value-type="float" office:value="0.886143684387207" calcext:value-type="float">
            <text:p>0.886143684387207</text:p>
          </table:table-cell>
          <table:table-cell table:number-columns-repeated="2"/>
        </table:table-row>
        <table:table-row table:style-name="ro1">
          <table:table-cell office:value-type="float" office:value="0.88595986366272" calcext:value-type="float">
            <text:p>0.88595986366272</text:p>
          </table:table-cell>
          <table:table-cell table:number-columns-repeated="2"/>
        </table:table-row>
        <table:table-row table:style-name="ro1">
          <table:table-cell office:value-type="float" office:value="0.886230289936066" calcext:value-type="float">
            <text:p>0.886230289936066</text:p>
          </table:table-cell>
          <table:table-cell table:number-columns-repeated="2"/>
        </table:table-row>
        <table:table-row table:style-name="ro1">
          <table:table-cell office:value-type="float" office:value="0.886151432991028" calcext:value-type="float">
            <text:p>0.886151432991028</text:p>
          </table:table-cell>
          <table:table-cell table:number-columns-repeated="2"/>
        </table:table-row>
        <table:table-row table:style-name="ro1">
          <table:table-cell office:value-type="float" office:value="0.885988116264343" calcext:value-type="float">
            <text:p>0.885988116264343</text:p>
          </table:table-cell>
          <table:table-cell table:number-columns-repeated="2"/>
        </table:table-row>
        <table:table-row table:style-name="ro1">
          <table:table-cell office:value-type="float" office:value="0.886000633239746" calcext:value-type="float">
            <text:p>0.886000633239746</text:p>
          </table:table-cell>
          <table:table-cell table:number-columns-repeated="2"/>
        </table:table-row>
        <table:table-row table:style-name="ro1">
          <table:table-cell office:value-type="float" office:value="0.886027097702026" calcext:value-type="float">
            <text:p>0.886027097702026</text:p>
          </table:table-cell>
          <table:table-cell table:number-columns-repeated="2"/>
        </table:table-row>
        <table:table-row table:style-name="ro1">
          <table:table-cell office:value-type="float" office:value="0.886042058467865" calcext:value-type="float">
            <text:p>0.886042058467865</text:p>
          </table:table-cell>
          <table:table-cell table:number-columns-repeated="2"/>
        </table:table-row>
        <table:table-row table:style-name="ro1">
          <table:table-cell office:value-type="float" office:value="0.886092245578766" calcext:value-type="float">
            <text:p>0.886092245578766</text:p>
          </table:table-cell>
          <table:table-cell table:number-columns-repeated="2"/>
        </table:table-row>
        <table:table-row table:style-name="ro1">
          <table:table-cell office:value-type="float" office:value="0.885962665081024" calcext:value-type="float">
            <text:p>0.885962665081024</text:p>
          </table:table-cell>
          <table:table-cell table:number-columns-repeated="2"/>
        </table:table-row>
        <table:table-row table:style-name="ro1">
          <table:table-cell office:value-type="float" office:value="0.885882794857025" calcext:value-type="float">
            <text:p>0.885882794857025</text:p>
          </table:table-cell>
          <table:table-cell table:number-columns-repeated="2"/>
        </table:table-row>
        <table:table-row table:style-name="ro1">
          <table:table-cell office:value-type="float" office:value="0.885931313037872" calcext:value-type="float">
            <text:p>0.885931313037872</text:p>
          </table:table-cell>
          <table:table-cell table:number-columns-repeated="2"/>
        </table:table-row>
        <table:table-row table:style-name="ro1">
          <table:table-cell office:value-type="float" office:value="0.885870397090912" calcext:value-type="float">
            <text:p>0.885870397090912</text:p>
          </table:table-cell>
          <table:table-cell table:number-columns-repeated="2"/>
        </table:table-row>
        <table:table-row table:style-name="ro1">
          <table:table-cell office:value-type="float" office:value="0.886038362979889" calcext:value-type="float">
            <text:p>0.886038362979889</text:p>
          </table:table-cell>
          <table:table-cell table:number-columns-repeated="2"/>
        </table:table-row>
        <table:table-row table:style-name="ro1">
          <table:table-cell office:value-type="float" office:value="0.886147499084473" calcext:value-type="float">
            <text:p>0.886147499084473</text:p>
          </table:table-cell>
          <table:table-cell table:number-columns-repeated="2"/>
        </table:table-row>
        <table:table-row table:style-name="ro1">
          <table:table-cell office:value-type="float" office:value="0.886041700839996" calcext:value-type="float">
            <text:p>0.886041700839996</text:p>
          </table:table-cell>
          <table:table-cell table:number-columns-repeated="2"/>
        </table:table-row>
        <table:table-row table:style-name="ro1">
          <table:table-cell office:value-type="float" office:value="0.886014699935913" calcext:value-type="float">
            <text:p>0.886014699935913</text:p>
          </table:table-cell>
          <table:table-cell table:number-columns-repeated="2"/>
        </table:table-row>
        <table:table-row table:style-name="ro1">
          <table:table-cell office:value-type="float" office:value="0.885898232460022" calcext:value-type="float">
            <text:p>0.885898232460022</text:p>
          </table:table-cell>
          <table:table-cell table:number-columns-repeated="2"/>
        </table:table-row>
        <table:table-row table:style-name="ro1">
          <table:table-cell office:value-type="float" office:value="0.885733067989349" calcext:value-type="float">
            <text:p>0.885733067989349</text:p>
          </table:table-cell>
          <table:table-cell table:number-columns-repeated="2"/>
        </table:table-row>
        <table:table-row table:style-name="ro1">
          <table:table-cell office:value-type="float" office:value="0.886094450950623" calcext:value-type="float">
            <text:p>0.886094450950623</text:p>
          </table:table-cell>
          <table:table-cell table:number-columns-repeated="2"/>
        </table:table-row>
        <table:table-row table:style-name="ro1">
          <table:table-cell office:value-type="float" office:value="0.886511743068695" calcext:value-type="float">
            <text:p>0.886511743068695</text:p>
          </table:table-cell>
          <table:table-cell table:number-columns-repeated="2"/>
        </table:table-row>
        <table:table-row table:style-name="ro1">
          <table:table-cell office:value-type="float" office:value="0.886460304260254" calcext:value-type="float">
            <text:p>0.886460304260254</text:p>
          </table:table-cell>
          <table:table-cell table:number-columns-repeated="2"/>
        </table:table-row>
        <table:table-row table:style-name="ro1">
          <table:table-cell office:value-type="float" office:value="0.886457800865173" calcext:value-type="float">
            <text:p>0.886457800865173</text:p>
          </table:table-cell>
          <table:table-cell table:number-columns-repeated="2"/>
        </table:table-row>
        <table:table-row table:style-name="ro1">
          <table:table-cell office:value-type="float" office:value="0.886370778083801" calcext:value-type="float">
            <text:p>0.886370778083801</text:p>
          </table:table-cell>
          <table:table-cell table:number-columns-repeated="2"/>
        </table:table-row>
        <table:table-row table:style-name="ro1">
          <table:table-cell office:value-type="float" office:value="0.887058556079865" calcext:value-type="float">
            <text:p>0.887058556079865</text:p>
          </table:table-cell>
          <table:table-cell table:number-columns-repeated="2"/>
        </table:table-row>
        <table:table-row table:style-name="ro1">
          <table:table-cell office:value-type="float" office:value="0.886951506137848" calcext:value-type="float">
            <text:p>0.886951506137848</text:p>
          </table:table-cell>
          <table:table-cell table:number-columns-repeated="2"/>
        </table:table-row>
        <table:table-row table:style-name="ro1">
          <table:table-cell office:value-type="float" office:value="0.887084245681763" calcext:value-type="float">
            <text:p>0.887084245681763</text:p>
          </table:table-cell>
          <table:table-cell table:number-columns-repeated="2"/>
        </table:table-row>
        <table:table-row table:style-name="ro1">
          <table:table-cell office:value-type="float" office:value="0.887586951255798" calcext:value-type="float">
            <text:p>0.887586951255798</text:p>
          </table:table-cell>
          <table:table-cell table:number-columns-repeated="2"/>
        </table:table-row>
        <table:table-row table:style-name="ro1">
          <table:table-cell office:value-type="float" office:value="0.887622177600861" calcext:value-type="float">
            <text:p>0.887622177600861</text:p>
          </table:table-cell>
          <table:table-cell table:number-columns-repeated="2"/>
        </table:table-row>
        <table:table-row table:style-name="ro1">
          <table:table-cell office:value-type="float" office:value="0.887374639511108" calcext:value-type="float">
            <text:p>0.887374639511108</text:p>
          </table:table-cell>
          <table:table-cell table:number-columns-repeated="2"/>
        </table:table-row>
        <table:table-row table:style-name="ro1">
          <table:table-cell office:value-type="float" office:value="0.887470901012421" calcext:value-type="float">
            <text:p>0.887470901012421</text:p>
          </table:table-cell>
          <table:table-cell table:number-columns-repeated="2"/>
        </table:table-row>
        <table:table-row table:style-name="ro1">
          <table:table-cell office:value-type="float" office:value="0.887389421463013" calcext:value-type="float">
            <text:p>0.887389421463013</text:p>
          </table:table-cell>
          <table:table-cell table:number-columns-repeated="2"/>
        </table:table-row>
        <table:table-row table:style-name="ro1">
          <table:table-cell office:value-type="float" office:value="0.887349486351013" calcext:value-type="float">
            <text:p>0.887349486351013</text:p>
          </table:table-cell>
          <table:table-cell table:number-columns-repeated="2"/>
        </table:table-row>
        <table:table-row table:style-name="ro1">
          <table:table-cell office:value-type="float" office:value="0.886903882026672" calcext:value-type="float">
            <text:p>0.886903882026672</text:p>
          </table:table-cell>
          <table:table-cell table:number-columns-repeated="2"/>
        </table:table-row>
        <table:table-row table:style-name="ro1">
          <table:table-cell office:value-type="float" office:value="0.881680369377136" calcext:value-type="float">
            <text:p>0.881680369377136</text:p>
          </table:table-cell>
          <table:table-cell table:number-columns-repeated="2"/>
        </table:table-row>
        <table:table-row table:style-name="ro1">
          <table:table-cell office:value-type="float" office:value="0.879757583141327" calcext:value-type="float">
            <text:p>0.879757583141327</text:p>
          </table:table-cell>
          <table:table-cell table:number-columns-repeated="2"/>
        </table:table-row>
        <table:table-row table:style-name="ro1">
          <table:table-cell office:value-type="float" office:value="0.87999165058136" calcext:value-type="float">
            <text:p>0.87999165058136</text:p>
          </table:table-cell>
          <table:table-cell table:number-columns-repeated="2"/>
        </table:table-row>
        <table:table-row table:style-name="ro1">
          <table:table-cell office:value-type="float" office:value="0.880297183990479" calcext:value-type="float">
            <text:p>0.880297183990479</text:p>
          </table:table-cell>
          <table:table-cell table:number-columns-repeated="2"/>
        </table:table-row>
        <table:table-row table:style-name="ro1">
          <table:table-cell office:value-type="float" office:value="0.880046665668487" calcext:value-type="float">
            <text:p>0.880046665668487</text:p>
          </table:table-cell>
          <table:table-cell table:number-columns-repeated="2"/>
        </table:table-row>
        <table:table-row table:style-name="ro1">
          <table:table-cell office:value-type="float" office:value="0.887727439403534" calcext:value-type="float">
            <text:p>0.887727439403534</text:p>
          </table:table-cell>
          <table:table-cell table:number-columns-repeated="2"/>
        </table:table-row>
        <table:table-row table:style-name="ro1">
          <table:table-cell office:value-type="float" office:value="0.880310654640198" calcext:value-type="float">
            <text:p>0.880310654640198</text:p>
          </table:table-cell>
          <table:table-cell table:number-columns-repeated="2"/>
        </table:table-row>
        <table:table-row table:style-name="ro1">
          <table:table-cell office:value-type="float" office:value="0.883124828338623" calcext:value-type="float">
            <text:p>0.883124828338623</text:p>
          </table:table-cell>
          <table:table-cell table:number-columns-repeated="2"/>
        </table:table-row>
        <table:table-row table:style-name="ro1">
          <table:table-cell office:value-type="float" office:value="0.88230836391449" calcext:value-type="float">
            <text:p>0.88230836391449</text:p>
          </table:table-cell>
          <table:table-cell table:number-columns-repeated="2"/>
        </table:table-row>
        <table:table-row table:style-name="ro1">
          <table:table-cell office:value-type="float" office:value="0.887673497200012" calcext:value-type="float">
            <text:p>0.887673497200012</text:p>
          </table:table-cell>
          <table:table-cell table:number-columns-repeated="2"/>
        </table:table-row>
        <table:table-row table:style-name="ro1">
          <table:table-cell office:value-type="float" office:value="0.863810896873474" calcext:value-type="float">
            <text:p>0.863810896873474</text:p>
          </table:table-cell>
          <table:table-cell table:number-columns-repeated="2"/>
        </table:table-row>
        <table:table-row table:style-name="ro1">
          <table:table-cell office:value-type="float" office:value="0.86303323507309" calcext:value-type="float">
            <text:p>0.86303323507309</text:p>
          </table:table-cell>
          <table:table-cell table:number-columns-repeated="2"/>
        </table:table-row>
        <table:table-row table:style-name="ro1">
          <table:table-cell office:value-type="float" office:value="0.867425441741943" calcext:value-type="float">
            <text:p>0.867425441741943</text:p>
          </table:table-cell>
          <table:table-cell table:number-columns-repeated="2"/>
        </table:table-row>
        <table:table-row table:style-name="ro1">
          <table:table-cell office:value-type="float" office:value="0.873816788196564" calcext:value-type="float">
            <text:p>0.873816788196564</text:p>
          </table:table-cell>
          <table:table-cell table:number-columns-repeated="2"/>
        </table:table-row>
        <table:table-row table:style-name="ro1">
          <table:table-cell office:value-type="float" office:value="0.893288910388947" calcext:value-type="float">
            <text:p>0.893288910388947</text:p>
          </table:table-cell>
          <table:table-cell table:number-columns-repeated="2"/>
        </table:table-row>
        <table:table-row table:style-name="ro1">
          <table:table-cell office:value-type="float" office:value="0.894187033176422" calcext:value-type="float">
            <text:p>0.894187033176422</text:p>
          </table:table-cell>
          <table:table-cell table:number-columns-repeated="2"/>
        </table:table-row>
        <table:table-row table:style-name="ro1">
          <table:table-cell office:value-type="float" office:value="0.889728844165802" calcext:value-type="float">
            <text:p>0.889728844165802</text:p>
          </table:table-cell>
          <table:table-cell table:number-columns-repeated="2"/>
        </table:table-row>
        <table:table-row table:style-name="ro1">
          <table:table-cell office:value-type="float" office:value="0.863764882087708" calcext:value-type="float">
            <text:p>0.863764882087708</text:p>
          </table:table-cell>
          <table:table-cell table:number-columns-repeated="2"/>
        </table:table-row>
        <table:table-row table:style-name="ro1">
          <table:table-cell office:value-type="float" office:value="0.869909107685089" calcext:value-type="float">
            <text:p>0.869909107685089</text:p>
          </table:table-cell>
          <table:table-cell table:number-columns-repeated="2"/>
        </table:table-row>
        <table:table-row table:style-name="ro1">
          <table:table-cell office:value-type="float" office:value="0.875018000602722" calcext:value-type="float">
            <text:p>0.875018000602722</text:p>
          </table:table-cell>
          <table:table-cell table:number-columns-repeated="2"/>
        </table:table-row>
        <table:table-row table:style-name="ro1">
          <table:table-cell office:value-type="float" office:value="0.879914939403534" calcext:value-type="float">
            <text:p>0.879914939403534</text:p>
          </table:table-cell>
          <table:table-cell table:number-columns-repeated="2"/>
        </table:table-row>
        <table:table-row table:style-name="ro1">
          <table:table-cell office:value-type="float" office:value="0.873383760452271" calcext:value-type="float">
            <text:p>0.873383760452271</text:p>
          </table:table-cell>
          <table:table-cell table:number-columns-repeated="2"/>
        </table:table-row>
        <table:table-row table:style-name="ro1">
          <table:table-cell office:value-type="float" office:value="0.87357372045517" calcext:value-type="float">
            <text:p>0.87357372045517</text:p>
          </table:table-cell>
          <table:table-cell table:number-columns-repeated="2"/>
        </table:table-row>
        <table:table-row table:style-name="ro1">
          <table:table-cell office:value-type="float" office:value="0.88364189863205" calcext:value-type="float">
            <text:p>0.88364189863205</text:p>
          </table:table-cell>
          <table:table-cell table:number-columns-repeated="2"/>
        </table:table-row>
        <table:table-row table:style-name="ro1">
          <table:table-cell office:value-type="float" office:value="0.883951127529144" calcext:value-type="float">
            <text:p>0.883951127529144</text:p>
          </table:table-cell>
          <table:table-cell table:number-columns-repeated="2"/>
        </table:table-row>
        <table:table-row table:style-name="ro1">
          <table:table-cell office:value-type="float" office:value="0.883234262466431" calcext:value-type="float">
            <text:p>0.883234262466431</text:p>
          </table:table-cell>
          <table:table-cell table:number-columns-repeated="2"/>
        </table:table-row>
        <table:table-row table:style-name="ro1">
          <table:table-cell office:value-type="float" office:value="0.88145923614502" calcext:value-type="float">
            <text:p>0.88145923614502</text:p>
          </table:table-cell>
          <table:table-cell table:number-columns-repeated="2"/>
        </table:table-row>
        <table:table-row table:style-name="ro1">
          <table:table-cell office:value-type="float" office:value="0.883190214633942" calcext:value-type="float">
            <text:p>0.883190214633942</text:p>
          </table:table-cell>
          <table:table-cell table:number-columns-repeated="2"/>
        </table:table-row>
        <table:table-row table:style-name="ro1">
          <table:table-cell office:value-type="float" office:value="0.881506204605102" calcext:value-type="float">
            <text:p>0.881506204605102</text:p>
          </table:table-cell>
          <table:table-cell table:number-columns-repeated="2"/>
        </table:table-row>
        <table:table-row table:style-name="ro1">
          <table:table-cell office:value-type="float" office:value="0.879053175449371" calcext:value-type="float">
            <text:p>0.879053175449371</text:p>
          </table:table-cell>
          <table:table-cell table:number-columns-repeated="2"/>
        </table:table-row>
        <table:table-row table:style-name="ro1">
          <table:table-cell office:value-type="float" office:value="0.873164892196655" calcext:value-type="float">
            <text:p>0.873164892196655</text:p>
          </table:table-cell>
          <table:table-cell table:number-columns-repeated="2"/>
        </table:table-row>
        <table:table-row table:style-name="ro1">
          <table:table-cell office:value-type="float" office:value="0.870848596096039" calcext:value-type="float">
            <text:p>0.870848596096039</text:p>
          </table:table-cell>
          <table:table-cell table:number-columns-repeated="2"/>
        </table:table-row>
        <table:table-row table:style-name="ro1">
          <table:table-cell office:value-type="float" office:value="0.865843653678894" calcext:value-type="float">
            <text:p>0.865843653678894</text:p>
          </table:table-cell>
          <table:table-cell table:number-columns-repeated="2"/>
        </table:table-row>
        <table:table-row table:style-name="ro1">
          <table:table-cell office:value-type="float" office:value="0.86227297782898" calcext:value-type="float">
            <text:p>0.86227297782898</text:p>
          </table:table-cell>
          <table:table-cell table:number-columns-repeated="2"/>
        </table:table-row>
        <table:table-row table:style-name="ro1">
          <table:table-cell office:value-type="float" office:value="0.861526310443878" calcext:value-type="float">
            <text:p>0.861526310443878</text:p>
          </table:table-cell>
          <table:table-cell table:number-columns-repeated="2"/>
        </table:table-row>
        <table:table-row table:style-name="ro1">
          <table:table-cell office:value-type="float" office:value="0.869094908237457" calcext:value-type="float">
            <text:p>0.869094908237457</text:p>
          </table:table-cell>
          <table:table-cell table:number-columns-repeated="2"/>
        </table:table-row>
        <table:table-row table:style-name="ro1">
          <table:table-cell office:value-type="float" office:value="0.866640210151672" calcext:value-type="float">
            <text:p>0.866640210151672</text:p>
          </table:table-cell>
          <table:table-cell table:number-columns-repeated="2"/>
        </table:table-row>
        <table:table-row table:style-name="ro1">
          <table:table-cell office:value-type="float" office:value="0.860903322696686" calcext:value-type="float">
            <text:p>0.860903322696686</text:p>
          </table:table-cell>
          <table:table-cell table:number-columns-repeated="2"/>
        </table:table-row>
        <table:table-row table:style-name="ro1">
          <table:table-cell office:value-type="float" office:value="0.870565295219421" calcext:value-type="float">
            <text:p>0.870565295219421</text:p>
          </table:table-cell>
          <table:table-cell table:number-columns-repeated="2"/>
        </table:table-row>
        <table:table-row table:style-name="ro1">
          <table:table-cell office:value-type="float" office:value="0.877961158752441" calcext:value-type="float">
            <text:p>0.877961158752441</text:p>
          </table:table-cell>
          <table:table-cell table:number-columns-repeated="2"/>
        </table:table-row>
        <table:table-row table:style-name="ro1">
          <table:table-cell office:value-type="float" office:value="0.8878133893013" calcext:value-type="float">
            <text:p>0.8878133893013</text:p>
          </table:table-cell>
          <table:table-cell table:number-columns-repeated="2"/>
        </table:table-row>
        <table:table-row table:style-name="ro1">
          <table:table-cell office:value-type="float" office:value="0.885389506816864" calcext:value-type="float">
            <text:p>0.885389506816864</text:p>
          </table:table-cell>
          <table:table-cell table:number-columns-repeated="2"/>
        </table:table-row>
        <table:table-row table:style-name="ro1">
          <table:table-cell office:value-type="float" office:value="0.862088263034821" calcext:value-type="float">
            <text:p>0.862088263034821</text:p>
          </table:table-cell>
          <table:table-cell table:number-columns-repeated="2"/>
        </table:table-row>
        <table:table-row table:style-name="ro1">
          <table:table-cell office:value-type="float" office:value="0.89955198764801" calcext:value-type="float">
            <text:p>0.89955198764801</text:p>
          </table:table-cell>
          <table:table-cell table:number-columns-repeated="2"/>
        </table:table-row>
        <table:table-row table:style-name="ro1">
          <table:table-cell office:value-type="float" office:value="0.8674276471138" calcext:value-type="float">
            <text:p>0.8674276471138</text:p>
          </table:table-cell>
          <table:table-cell table:number-columns-repeated="2"/>
        </table:table-row>
        <table:table-row table:style-name="ro1">
          <table:table-cell office:value-type="float" office:value="0.87862503528595" calcext:value-type="float">
            <text:p>0.87862503528595</text:p>
          </table:table-cell>
          <table:table-cell table:number-columns-repeated="2"/>
        </table:table-row>
        <table:table-row table:style-name="ro1">
          <table:table-cell office:value-type="float" office:value="0.872742474079132" calcext:value-type="float">
            <text:p>0.872742474079132</text:p>
          </table:table-cell>
          <table:table-cell table:number-columns-repeated="2"/>
        </table:table-row>
        <table:table-row table:style-name="ro1">
          <table:table-cell office:value-type="float" office:value="0.871493756771088" calcext:value-type="float">
            <text:p>0.871493756771088</text:p>
          </table:table-cell>
          <table:table-cell table:number-columns-repeated="2"/>
        </table:table-row>
        <table:table-row table:style-name="ro1">
          <table:table-cell office:value-type="float" office:value="0.863917171955108" calcext:value-type="float">
            <text:p>0.863917171955108</text:p>
          </table:table-cell>
          <table:table-cell table:number-columns-repeated="2"/>
        </table:table-row>
        <table:table-row table:style-name="ro1">
          <table:table-cell office:value-type="float" office:value="0.873449981212616" calcext:value-type="float">
            <text:p>0.873449981212616</text:p>
          </table:table-cell>
          <table:table-cell table:number-columns-repeated="2"/>
        </table:table-row>
        <table:table-row table:style-name="ro1">
          <table:table-cell office:value-type="float" office:value="0.866528809070587" calcext:value-type="float">
            <text:p>0.866528809070587</text:p>
          </table:table-cell>
          <table:table-cell table:number-columns-repeated="2"/>
        </table:table-row>
        <table:table-row table:style-name="ro1">
          <table:table-cell office:value-type="float" office:value="0.869116008281708" calcext:value-type="float">
            <text:p>0.869116008281708</text:p>
          </table:table-cell>
          <table:table-cell table:number-columns-repeated="2"/>
        </table:table-row>
        <table:table-row table:style-name="ro1">
          <table:table-cell office:value-type="float" office:value="0.841223776340485" calcext:value-type="float">
            <text:p>0.841223776340485</text:p>
          </table:table-cell>
          <table:table-cell table:number-columns-repeated="2"/>
        </table:table-row>
        <table:table-row table:style-name="ro1">
          <table:table-cell office:value-type="float" office:value="0.808939933776856" calcext:value-type="float">
            <text:p>0.808939933776856</text:p>
          </table:table-cell>
          <table:table-cell table:number-columns-repeated="2"/>
        </table:table-row>
        <table:table-row table:style-name="ro1">
          <table:table-cell office:value-type="float" office:value="0.826829850673676" calcext:value-type="float">
            <text:p>0.826829850673676</text:p>
          </table:table-cell>
          <table:table-cell table:number-columns-repeated="2"/>
        </table:table-row>
        <table:table-row table:style-name="ro1">
          <table:table-cell office:value-type="float" office:value="0.847547233104706" calcext:value-type="float">
            <text:p>0.847547233104706</text:p>
          </table:table-cell>
          <table:table-cell table:number-columns-repeated="2"/>
        </table:table-row>
        <table:table-row table:style-name="ro1">
          <table:table-cell office:value-type="float" office:value="0.86748081445694" calcext:value-type="float">
            <text:p>0.86748081445694</text:p>
          </table:table-cell>
          <table:table-cell table:number-columns-repeated="2"/>
        </table:table-row>
        <table:table-row table:style-name="ro1">
          <table:table-cell office:value-type="float" office:value="0.866292715072632" calcext:value-type="float">
            <text:p>0.866292715072632</text:p>
          </table:table-cell>
          <table:table-cell table:number-columns-repeated="2"/>
        </table:table-row>
        <table:table-row table:style-name="ro1">
          <table:table-cell office:value-type="float" office:value="0.870337247848511" calcext:value-type="float">
            <text:p>0.870337247848511</text:p>
          </table:table-cell>
          <table:table-cell table:number-columns-repeated="2"/>
        </table:table-row>
        <table:table-row table:style-name="ro1">
          <table:table-cell office:value-type="float" office:value="0.877742767333984" calcext:value-type="float">
            <text:p>0.877742767333984</text:p>
          </table:table-cell>
          <table:table-cell table:number-columns-repeated="2"/>
        </table:table-row>
        <table:table-row table:style-name="ro1">
          <table:table-cell office:value-type="float" office:value="0.880983650684357" calcext:value-type="float">
            <text:p>0.880983650684357</text:p>
          </table:table-cell>
          <table:table-cell table:number-columns-repeated="2"/>
        </table:table-row>
        <table:table-row table:style-name="ro1">
          <table:table-cell office:value-type="float" office:value="0.883861184120178" calcext:value-type="float">
            <text:p>0.883861184120178</text:p>
          </table:table-cell>
          <table:table-cell table:number-columns-repeated="2"/>
        </table:table-row>
        <table:table-row table:style-name="ro1">
          <table:table-cell office:value-type="float" office:value="0.882741689682007" calcext:value-type="float">
            <text:p>0.882741689682007</text:p>
          </table:table-cell>
          <table:table-cell table:number-columns-repeated="2"/>
        </table:table-row>
        <table:table-row table:style-name="ro1">
          <table:table-cell office:value-type="float" office:value="0.881300926208496" calcext:value-type="float">
            <text:p>0.881300926208496</text:p>
          </table:table-cell>
          <table:table-cell table:number-columns-repeated="2"/>
        </table:table-row>
        <table:table-row table:style-name="ro1">
          <table:table-cell office:value-type="float" office:value="0.883598744869232" calcext:value-type="float">
            <text:p>0.883598744869232</text:p>
          </table:table-cell>
          <table:table-cell table:number-columns-repeated="2"/>
        </table:table-row>
        <table:table-row table:style-name="ro1">
          <table:table-cell office:value-type="float" office:value="0.881770789623261" calcext:value-type="float">
            <text:p>0.881770789623261</text:p>
          </table:table-cell>
          <table:table-cell table:number-columns-repeated="2"/>
        </table:table-row>
        <table:table-row table:style-name="ro1">
          <table:table-cell office:value-type="float" office:value="0.885010182857513" calcext:value-type="float">
            <text:p>0.885010182857513</text:p>
          </table:table-cell>
          <table:table-cell table:number-columns-repeated="2"/>
        </table:table-row>
        <table:table-row table:style-name="ro1">
          <table:table-cell office:value-type="float" office:value="0.885871529579163" calcext:value-type="float">
            <text:p>0.885871529579163</text:p>
          </table:table-cell>
          <table:table-cell table:number-columns-repeated="2"/>
        </table:table-row>
        <table:table-row table:style-name="ro1">
          <table:table-cell office:value-type="float" office:value="0.870936274528503" calcext:value-type="float">
            <text:p>0.870936274528503</text:p>
          </table:table-cell>
          <table:table-cell table:number-columns-repeated="2"/>
        </table:table-row>
        <table:table-row table:style-name="ro1">
          <table:table-cell office:value-type="float" office:value="0.887849271297455" calcext:value-type="float">
            <text:p>0.887849271297455</text:p>
          </table:table-cell>
          <table:table-cell table:number-columns-repeated="2"/>
        </table:table-row>
        <table:table-row table:style-name="ro1">
          <table:table-cell office:value-type="float" office:value="0.871081829071045" calcext:value-type="float">
            <text:p>0.871081829071045</text:p>
          </table:table-cell>
          <table:table-cell table:number-columns-repeated="2"/>
        </table:table-row>
        <table:table-row table:style-name="ro1">
          <table:table-cell office:value-type="float" office:value="0.855005145072937" calcext:value-type="float">
            <text:p>0.855005145072937</text:p>
          </table:table-cell>
          <table:table-cell table:number-columns-repeated="2"/>
        </table:table-row>
        <table:table-row table:style-name="ro1">
          <table:table-cell office:value-type="float" office:value="0.852586567401886" calcext:value-type="float">
            <text:p>0.852586567401886</text:p>
          </table:table-cell>
          <table:table-cell table:number-columns-repeated="2"/>
        </table:table-row>
        <table:table-row table:style-name="ro1">
          <table:table-cell office:value-type="float" office:value="0.86956399679184" calcext:value-type="float">
            <text:p>0.86956399679184</text:p>
          </table:table-cell>
          <table:table-cell table:number-columns-repeated="2"/>
        </table:table-row>
        <table:table-row table:style-name="ro1">
          <table:table-cell office:value-type="float" office:value="0.874124586582184" calcext:value-type="float">
            <text:p>0.874124586582184</text:p>
          </table:table-cell>
          <table:table-cell table:number-columns-repeated="2"/>
        </table:table-row>
        <table:table-row table:style-name="ro1">
          <table:table-cell office:value-type="float" office:value="0.872033357620239" calcext:value-type="float">
            <text:p>0.872033357620239</text:p>
          </table:table-cell>
          <table:table-cell table:number-columns-repeated="2"/>
        </table:table-row>
        <table:table-row table:style-name="ro1">
          <table:table-cell office:value-type="float" office:value="0.872228026390076" calcext:value-type="float">
            <text:p>0.872228026390076</text:p>
          </table:table-cell>
          <table:table-cell table:number-columns-repeated="2"/>
        </table:table-row>
        <table:table-row table:style-name="ro1">
          <table:table-cell office:value-type="float" office:value="0.878323197364807" calcext:value-type="float">
            <text:p>0.878323197364807</text:p>
          </table:table-cell>
          <table:table-cell table:number-columns-repeated="2"/>
        </table:table-row>
        <table:table-row table:style-name="ro1">
          <table:table-cell office:value-type="float" office:value="0.882403612136841" calcext:value-type="float">
            <text:p>0.882403612136841</text:p>
          </table:table-cell>
          <table:table-cell table:number-columns-repeated="2"/>
        </table:table-row>
        <table:table-row table:style-name="ro1">
          <table:table-cell office:value-type="float" office:value="0.879684686660767" calcext:value-type="float">
            <text:p>0.879684686660767</text:p>
          </table:table-cell>
          <table:table-cell table:number-columns-repeated="2"/>
        </table:table-row>
        <table:table-row table:style-name="ro1">
          <table:table-cell office:value-type="float" office:value="0.874595940113068" calcext:value-type="float">
            <text:p>0.874595940113068</text:p>
          </table:table-cell>
          <table:table-cell table:number-columns-repeated="2"/>
        </table:table-row>
        <table:table-row table:style-name="ro1">
          <table:table-cell office:value-type="float" office:value="0.86821573972702" calcext:value-type="float">
            <text:p>0.86821573972702</text:p>
          </table:table-cell>
          <table:table-cell table:number-columns-repeated="2"/>
        </table:table-row>
        <table:table-row table:style-name="ro1">
          <table:table-cell office:value-type="float" office:value="0.864125549793243" calcext:value-type="float">
            <text:p>0.864125549793243</text:p>
          </table:table-cell>
          <table:table-cell table:number-columns-repeated="2"/>
        </table:table-row>
        <table:table-row table:style-name="ro1">
          <table:table-cell office:value-type="float" office:value="0.855852842330933" calcext:value-type="float">
            <text:p>0.855852842330933</text:p>
          </table:table-cell>
          <table:table-cell table:number-columns-repeated="2"/>
        </table:table-row>
        <table:table-row table:style-name="ro1">
          <table:table-cell office:value-type="float" office:value="0.868256270885468" calcext:value-type="float">
            <text:p>0.868256270885468</text:p>
          </table:table-cell>
          <table:table-cell table:number-columns-repeated="2"/>
        </table:table-row>
        <table:table-row table:style-name="ro1">
          <table:table-cell office:value-type="float" office:value="0.872063934803009" calcext:value-type="float">
            <text:p>0.872063934803009</text:p>
          </table:table-cell>
          <table:table-cell table:number-columns-repeated="2"/>
        </table:table-row>
        <table:table-row table:style-name="ro1">
          <table:table-cell office:value-type="float" office:value="0.860803842544556" calcext:value-type="float">
            <text:p>0.860803842544556</text:p>
          </table:table-cell>
          <table:table-cell table:number-columns-repeated="2"/>
        </table:table-row>
        <table:table-row table:style-name="ro1">
          <table:table-cell office:value-type="float" office:value="0.87191915512085" calcext:value-type="float">
            <text:p>0.87191915512085</text:p>
          </table:table-cell>
          <table:table-cell table:number-columns-repeated="2"/>
        </table:table-row>
        <table:table-row table:style-name="ro1">
          <table:table-cell office:value-type="float" office:value="0.862204492092133" calcext:value-type="float">
            <text:p>0.862204492092133</text:p>
          </table:table-cell>
          <table:table-cell table:number-columns-repeated="2"/>
        </table:table-row>
        <table:table-row table:style-name="ro1">
          <table:table-cell office:value-type="float" office:value="0.85006856918335" calcext:value-type="float">
            <text:p>0.85006856918335</text:p>
          </table:table-cell>
          <table:table-cell table:number-columns-repeated="2"/>
        </table:table-row>
        <table:table-row table:style-name="ro1">
          <table:table-cell office:value-type="float" office:value="0.863350093364716" calcext:value-type="float">
            <text:p>0.863350093364716</text:p>
          </table:table-cell>
          <table:table-cell table:number-columns-repeated="2"/>
        </table:table-row>
        <table:table-row table:style-name="ro1">
          <table:table-cell office:value-type="float" office:value="0.870498418807983" calcext:value-type="float">
            <text:p>0.870498418807983</text:p>
          </table:table-cell>
          <table:table-cell table:number-columns-repeated="2"/>
        </table:table-row>
        <table:table-row table:style-name="ro1">
          <table:table-cell office:value-type="float" office:value="0.849194526672363" calcext:value-type="float">
            <text:p>0.849194526672363</text:p>
          </table:table-cell>
          <table:table-cell table:number-columns-repeated="2"/>
        </table:table-row>
        <table:table-row table:style-name="ro1">
          <table:table-cell office:value-type="float" office:value="0.786439418792725" calcext:value-type="float">
            <text:p>0.786439418792725</text:p>
          </table:table-cell>
          <table:table-cell table:number-columns-repeated="2"/>
        </table:table-row>
        <table:table-row table:style-name="ro1">
          <table:table-cell office:value-type="float" office:value="0.804619610309601" calcext:value-type="float">
            <text:p>0.804619610309601</text:p>
          </table:table-cell>
          <table:table-cell table:number-columns-repeated="2"/>
        </table:table-row>
        <table:table-row table:style-name="ro1">
          <table:table-cell office:value-type="float" office:value="0.825295388698578" calcext:value-type="float">
            <text:p>0.825295388698578</text:p>
          </table:table-cell>
          <table:table-cell table:number-columns-repeated="2"/>
        </table:table-row>
        <table:table-row table:style-name="ro1">
          <table:table-cell office:value-type="float" office:value="0.818683981895447" calcext:value-type="float">
            <text:p>0.818683981895447</text:p>
          </table:table-cell>
          <table:table-cell table:number-columns-repeated="2"/>
        </table:table-row>
        <table:table-row table:style-name="ro1">
          <table:table-cell office:value-type="float" office:value="0.722936868667603" calcext:value-type="float">
            <text:p>0.722936868667603</text:p>
          </table:table-cell>
          <table:table-cell table:number-columns-repeated="2"/>
        </table:table-row>
        <table:table-row table:style-name="ro1">
          <table:table-cell office:value-type="float" office:value="0.53536981344223" calcext:value-type="float">
            <text:p>0.53536981344223</text:p>
          </table:table-cell>
          <table:table-cell table:number-columns-repeated="2"/>
        </table:table-row>
        <table:table-row table:style-name="ro1">
          <table:table-cell office:value-type="float" office:value="0.574873983860016" calcext:value-type="float">
            <text:p>0.574873983860016</text:p>
          </table:table-cell>
          <table:table-cell table:number-columns-repeated="2"/>
        </table:table-row>
        <table:table-row table:style-name="ro1">
          <table:table-cell office:value-type="float" office:value="0.272148698568344" calcext:value-type="float">
            <text:p>0.272148698568344</text:p>
          </table:table-cell>
          <table:table-cell table:number-columns-repeated="2"/>
        </table:table-row>
        <table:table-row table:style-name="ro1">
          <table:table-cell office:value-type="float" office:value="0.394229531288147" calcext:value-type="float">
            <text:p>0.394229531288147</text:p>
          </table:table-cell>
          <table:table-cell table:number-columns-repeated="2"/>
        </table:table-row>
        <table:table-row table:style-name="ro1">
          <table:table-cell office:value-type="float" office:value="0.385841578245163" calcext:value-type="float">
            <text:p>0.385841578245163</text:p>
          </table:table-cell>
          <table:table-cell table:number-columns-repeated="2"/>
        </table:table-row>
        <table:table-row table:style-name="ro1">
          <table:table-cell office:value-type="float" office:value="0.285209983587265" calcext:value-type="float">
            <text:p>0.285209983587265</text:p>
          </table:table-cell>
          <table:table-cell table:number-columns-repeated="2"/>
        </table:table-row>
        <table:table-row table:style-name="ro1">
          <table:table-cell office:value-type="float" office:value="0.381142258644104" calcext:value-type="float">
            <text:p>0.381142258644104</text:p>
          </table:table-cell>
          <table:table-cell table:number-columns-repeated="2"/>
        </table:table-row>
        <table:table-row table:style-name="ro1">
          <table:table-cell office:value-type="float" office:value="0.364755034446716" calcext:value-type="float">
            <text:p>0.364755034446716</text:p>
          </table:table-cell>
          <table:table-cell table:number-columns-repeated="2"/>
        </table:table-row>
        <table:table-row table:style-name="ro1">
          <table:table-cell office:value-type="float" office:value="0.631058931350708" calcext:value-type="float">
            <text:p>0.631058931350708</text:p>
          </table:table-cell>
          <table:table-cell table:number-columns-repeated="2"/>
        </table:table-row>
        <table:table-row table:style-name="ro1">
          <table:table-cell office:value-type="float" office:value="0.62102997303009" calcext:value-type="float">
            <text:p>0.62102997303009</text:p>
          </table:table-cell>
          <table:table-cell table:number-columns-repeated="2"/>
        </table:table-row>
        <table:table-row table:style-name="ro1">
          <table:table-cell office:value-type="float" office:value="0.433963149785996" calcext:value-type="float">
            <text:p>0.433963149785996</text:p>
          </table:table-cell>
          <table:table-cell table:number-columns-repeated="2"/>
        </table:table-row>
        <table:table-row table:style-name="ro1">
          <table:table-cell office:value-type="float" office:value="0.400915563106537" calcext:value-type="float">
            <text:p>0.400915563106537</text:p>
          </table:table-cell>
          <table:table-cell table:number-columns-repeated="2"/>
        </table:table-row>
        <table:table-row table:style-name="ro1">
          <table:table-cell office:value-type="float" office:value="0.287339806556702" calcext:value-type="float">
            <text:p>0.287339806556702</text:p>
          </table:table-cell>
          <table:table-cell table:number-columns-repeated="2"/>
        </table:table-row>
        <table:table-row table:style-name="ro1">
          <table:table-cell office:value-type="float" office:value="0.288647294044495" calcext:value-type="float">
            <text:p>0.288647294044495</text:p>
          </table:table-cell>
          <table:table-cell table:number-columns-repeated="2"/>
        </table:table-row>
        <table:table-row table:style-name="ro1">
          <table:table-cell office:value-type="float" office:value="0.40021213889122" calcext:value-type="float">
            <text:p>0.40021213889122</text:p>
          </table:table-cell>
          <table:table-cell table:number-columns-repeated="2"/>
        </table:table-row>
        <table:table-row table:style-name="ro1">
          <table:table-cell office:value-type="float" office:value="0.352159768342972" calcext:value-type="float">
            <text:p>0.352159768342972</text:p>
          </table:table-cell>
          <table:table-cell table:number-columns-repeated="2"/>
        </table:table-row>
        <table:table-row table:style-name="ro1">
          <table:table-cell office:value-type="float" office:value="0.755421042442322" calcext:value-type="float">
            <text:p>0.755421042442322</text:p>
          </table:table-cell>
          <table:table-cell table:number-columns-repeated="2"/>
        </table:table-row>
        <table:table-row table:style-name="ro1">
          <table:table-cell office:value-type="float" office:value="0.853049576282501" calcext:value-type="float">
            <text:p>0.853049576282501</text:p>
          </table:table-cell>
          <table:table-cell table:number-columns-repeated="2"/>
        </table:table-row>
        <table:table-row table:style-name="ro1">
          <table:table-cell office:value-type="float" office:value="0.788282752037048" calcext:value-type="float">
            <text:p>0.788282752037048</text:p>
          </table:table-cell>
          <table:table-cell table:number-columns-repeated="2"/>
        </table:table-row>
        <table:table-row table:style-name="ro1">
          <table:table-cell office:value-type="float" office:value="0.641351401805878" calcext:value-type="float">
            <text:p>0.641351401805878</text:p>
          </table:table-cell>
          <table:table-cell table:number-columns-repeated="2"/>
        </table:table-row>
        <table:table-row table:style-name="ro1">
          <table:table-cell office:value-type="float" office:value="0.824369728565216" calcext:value-type="float">
            <text:p>0.824369728565216</text:p>
          </table:table-cell>
          <table:table-cell table:number-columns-repeated="2"/>
        </table:table-row>
        <table:table-row table:style-name="ro1">
          <table:table-cell office:value-type="float" office:value="0.777272999286652" calcext:value-type="float">
            <text:p>0.777272999286652</text:p>
          </table:table-cell>
          <table:table-cell table:number-columns-repeated="2"/>
        </table:table-row>
        <table:table-row table:style-name="ro1">
          <table:table-cell office:value-type="float" office:value="0.83843457698822" calcext:value-type="float">
            <text:p>0.83843457698822</text:p>
          </table:table-cell>
          <table:table-cell table:number-columns-repeated="2"/>
        </table:table-row>
        <table:table-row table:style-name="ro1">
          <table:table-cell office:value-type="float" office:value="0.854718387126923" calcext:value-type="float">
            <text:p>0.854718387126923</text:p>
          </table:table-cell>
          <table:table-cell table:number-columns-repeated="2"/>
        </table:table-row>
        <table:table-row table:style-name="ro1">
          <table:table-cell office:value-type="float" office:value="0.841294169425964" calcext:value-type="float">
            <text:p>0.841294169425964</text:p>
          </table:table-cell>
          <table:table-cell table:number-columns-repeated="2"/>
        </table:table-row>
        <table:table-row table:style-name="ro1">
          <table:table-cell office:value-type="float" office:value="0.882827281951904" calcext:value-type="float">
            <text:p>0.882827281951904</text:p>
          </table:table-cell>
          <table:table-cell table:number-columns-repeated="2"/>
        </table:table-row>
        <table:table-row table:style-name="ro1">
          <table:table-cell office:value-type="float" office:value="0.879283308982849" calcext:value-type="float">
            <text:p>0.879283308982849</text:p>
          </table:table-cell>
          <table:table-cell table:number-columns-repeated="2"/>
        </table:table-row>
        <table:table-row table:style-name="ro1">
          <table:table-cell office:value-type="float" office:value="0.877429783344269" calcext:value-type="float">
            <text:p>0.877429783344269</text:p>
          </table:table-cell>
          <table:table-cell table:number-columns-repeated="2"/>
        </table:table-row>
        <table:table-row table:style-name="ro1">
          <table:table-cell office:value-type="float" office:value="0.87529855966568" calcext:value-type="float">
            <text:p>0.87529855966568</text:p>
          </table:table-cell>
          <table:table-cell table:number-columns-repeated="2"/>
        </table:table-row>
        <table:table-row table:style-name="ro1">
          <table:table-cell office:value-type="float" office:value="0.894900500774383" calcext:value-type="float">
            <text:p>0.894900500774383</text:p>
          </table:table-cell>
          <table:table-cell table:number-columns-repeated="2"/>
        </table:table-row>
        <table:table-row table:style-name="ro1">
          <table:table-cell office:value-type="float" office:value="0.867906510829926" calcext:value-type="float">
            <text:p>0.867906510829926</text:p>
          </table:table-cell>
          <table:table-cell table:number-columns-repeated="2"/>
        </table:table-row>
        <table:table-row table:style-name="ro1">
          <table:table-cell office:value-type="float" office:value="0.878552973270416" calcext:value-type="float">
            <text:p>0.878552973270416</text:p>
          </table:table-cell>
          <table:table-cell table:number-columns-repeated="2"/>
        </table:table-row>
        <table:table-row table:style-name="ro1">
          <table:table-cell office:value-type="float" office:value="0.874236583709717" calcext:value-type="float">
            <text:p>0.874236583709717</text:p>
          </table:table-cell>
          <table:table-cell table:number-columns-repeated="2"/>
        </table:table-row>
        <table:table-row table:style-name="ro1">
          <table:table-cell office:value-type="float" office:value="0.799562633037567" calcext:value-type="float">
            <text:p>0.799562633037567</text:p>
          </table:table-cell>
          <table:table-cell table:number-columns-repeated="2"/>
        </table:table-row>
        <table:table-row table:style-name="ro1">
          <table:table-cell office:value-type="float" office:value="0.827503263950348" calcext:value-type="float">
            <text:p>0.827503263950348</text:p>
          </table:table-cell>
          <table:table-cell table:number-columns-repeated="2"/>
        </table:table-row>
        <table:table-row table:style-name="ro1">
          <table:table-cell office:value-type="float" office:value="0.51778644323349" calcext:value-type="float">
            <text:p>0.51778644323349</text:p>
          </table:table-cell>
          <table:table-cell table:number-columns-repeated="2"/>
        </table:table-row>
        <table:table-row table:style-name="ro1">
          <table:table-cell office:value-type="float" office:value="0.76309335231781" calcext:value-type="float">
            <text:p>0.76309335231781</text:p>
          </table:table-cell>
          <table:table-cell table:number-columns-repeated="2"/>
        </table:table-row>
        <table:table-row table:style-name="ro1">
          <table:table-cell office:value-type="float" office:value="0.729867935180664" calcext:value-type="float">
            <text:p>0.729867935180664</text:p>
          </table:table-cell>
          <table:table-cell table:number-columns-repeated="2"/>
        </table:table-row>
        <table:table-row table:style-name="ro1">
          <table:table-cell office:value-type="float" office:value="0.270368367433548" calcext:value-type="float">
            <text:p>0.270368367433548</text:p>
          </table:table-cell>
          <table:table-cell table:number-columns-repeated="2"/>
        </table:table-row>
        <table:table-row table:style-name="ro1">
          <table:table-cell office:value-type="float" office:value="0.585297524929047" calcext:value-type="float">
            <text:p>0.585297524929047</text:p>
          </table:table-cell>
          <table:table-cell table:number-columns-repeated="2"/>
        </table:table-row>
        <table:table-row table:style-name="ro1">
          <table:table-cell office:value-type="float" office:value="0.801079213619232" calcext:value-type="float">
            <text:p>0.801079213619232</text:p>
          </table:table-cell>
          <table:table-cell table:number-columns-repeated="2"/>
        </table:table-row>
        <table:table-row table:style-name="ro1">
          <table:table-cell office:value-type="float" office:value="0.874722301959991" calcext:value-type="float">
            <text:p>0.874722301959991</text:p>
          </table:table-cell>
          <table:table-cell table:number-columns-repeated="2"/>
        </table:table-row>
        <table:table-row table:style-name="ro1">
          <table:table-cell office:value-type="float" office:value="0.899233460426331" calcext:value-type="float">
            <text:p>0.899233460426331</text:p>
          </table:table-cell>
          <table:table-cell table:number-columns-repeated="2"/>
        </table:table-row>
        <table:table-row table:style-name="ro1">
          <table:table-cell office:value-type="float" office:value="0.905469715595245" calcext:value-type="float">
            <text:p>0.905469715595245</text:p>
          </table:table-cell>
          <table:table-cell table:number-columns-repeated="2"/>
        </table:table-row>
        <table:table-row table:style-name="ro1">
          <table:table-cell office:value-type="float" office:value="0.918441355228424" calcext:value-type="float">
            <text:p>0.918441355228424</text:p>
          </table:table-cell>
          <table:table-cell table:number-columns-repeated="2"/>
        </table:table-row>
        <table:table-row table:style-name="ro1">
          <table:table-cell office:value-type="float" office:value="0.917789459228516" calcext:value-type="float">
            <text:p>0.917789459228516</text:p>
          </table:table-cell>
          <table:table-cell table:number-columns-repeated="2"/>
        </table:table-row>
        <table:table-row table:style-name="ro1">
          <table:table-cell office:value-type="float" office:value="0.917053997516632" calcext:value-type="float">
            <text:p>0.917053997516632</text:p>
          </table:table-cell>
          <table:table-cell table:number-columns-repeated="2"/>
        </table:table-row>
        <table:table-row table:style-name="ro1">
          <table:table-cell office:value-type="float" office:value="0.917739033699035" calcext:value-type="float">
            <text:p>0.917739033699035</text:p>
          </table:table-cell>
          <table:table-cell table:number-columns-repeated="2"/>
        </table:table-row>
        <table:table-row table:style-name="ro1">
          <table:table-cell office:value-type="float" office:value="0.91708493232727" calcext:value-type="float">
            <text:p>0.91708493232727</text:p>
          </table:table-cell>
          <table:table-cell table:number-columns-repeated="2"/>
        </table:table-row>
        <table:table-row table:style-name="ro1">
          <table:table-cell office:value-type="float" office:value="0.916495859622955" calcext:value-type="float">
            <text:p>0.916495859622955</text:p>
          </table:table-cell>
          <table:table-cell table:number-columns-repeated="2"/>
        </table:table-row>
        <table:table-row table:style-name="ro1">
          <table:table-cell office:value-type="float" office:value="0.915583789348602" calcext:value-type="float">
            <text:p>0.915583789348602</text:p>
          </table:table-cell>
          <table:table-cell table:number-columns-repeated="2"/>
        </table:table-row>
        <table:table-row table:style-name="ro1">
          <table:table-cell office:value-type="float" office:value="0.910853803157806" calcext:value-type="float">
            <text:p>0.910853803157806</text:p>
          </table:table-cell>
          <table:table-cell table:number-columns-repeated="2"/>
        </table:table-row>
        <table:table-row table:style-name="ro1">
          <table:table-cell office:value-type="float" office:value="0.90463137626648" calcext:value-type="float">
            <text:p>0.90463137626648</text:p>
          </table:table-cell>
          <table:table-cell table:number-columns-repeated="2"/>
        </table:table-row>
        <table:table-row table:style-name="ro1">
          <table:table-cell office:value-type="float" office:value="0.883529841899872" calcext:value-type="float">
            <text:p>0.883529841899872</text:p>
          </table:table-cell>
          <table:table-cell table:number-columns-repeated="2"/>
        </table:table-row>
        <table:table-row table:style-name="ro1">
          <table:table-cell office:value-type="float" office:value="0.876587092876434" calcext:value-type="float">
            <text:p>0.876587092876434</text:p>
          </table:table-cell>
          <table:table-cell table:number-columns-repeated="2"/>
        </table:table-row>
        <table:table-row table:style-name="ro1">
          <table:table-cell office:value-type="float" office:value="0.880493104457855" calcext:value-type="float">
            <text:p>0.880493104457855</text:p>
          </table:table-cell>
          <table:table-cell table:number-columns-repeated="2"/>
        </table:table-row>
        <table:table-row table:style-name="ro1">
          <table:table-cell office:value-type="float" office:value="0.889385521411896" calcext:value-type="float">
            <text:p>0.889385521411896</text:p>
          </table:table-cell>
          <table:table-cell table:number-columns-repeated="2"/>
        </table:table-row>
        <table:table-row table:style-name="ro1">
          <table:table-cell office:value-type="float" office:value="0.887362003326416" calcext:value-type="float">
            <text:p>0.887362003326416</text:p>
          </table:table-cell>
          <table:table-cell table:number-columns-repeated="2"/>
        </table:table-row>
        <table:table-row table:style-name="ro1">
          <table:table-cell office:value-type="float" office:value="0.876174449920654" calcext:value-type="float">
            <text:p>0.876174449920654</text:p>
          </table:table-cell>
          <table:table-cell table:number-columns-repeated="2"/>
        </table:table-row>
        <table:table-row table:style-name="ro1">
          <table:table-cell office:value-type="float" office:value="0.873986959457397" calcext:value-type="float">
            <text:p>0.873986959457397</text:p>
          </table:table-cell>
          <table:table-cell table:number-columns-repeated="2"/>
        </table:table-row>
        <table:table-row table:style-name="ro1">
          <table:table-cell office:value-type="float" office:value="0.905402958393097" calcext:value-type="float">
            <text:p>0.905402958393097</text:p>
          </table:table-cell>
          <table:table-cell table:number-columns-repeated="2"/>
        </table:table-row>
        <table:table-row table:style-name="ro1">
          <table:table-cell office:value-type="float" office:value="0.893670320510864" calcext:value-type="float">
            <text:p>0.893670320510864</text:p>
          </table:table-cell>
          <table:table-cell table:number-columns-repeated="2"/>
        </table:table-row>
        <table:table-row table:style-name="ro1">
          <table:table-cell office:value-type="float" office:value="0.86721134185791" calcext:value-type="float">
            <text:p>0.86721134185791</text:p>
          </table:table-cell>
          <table:table-cell table:number-columns-repeated="2"/>
        </table:table-row>
        <table:table-row table:style-name="ro1">
          <table:table-cell office:value-type="float" office:value="0.908933162689209" calcext:value-type="float">
            <text:p>0.908933162689209</text:p>
          </table:table-cell>
          <table:table-cell table:number-columns-repeated="2"/>
        </table:table-row>
        <table:table-row table:style-name="ro1">
          <table:table-cell office:value-type="float" office:value="0.870857715606689" calcext:value-type="float">
            <text:p>0.870857715606689</text:p>
          </table:table-cell>
          <table:table-cell table:number-columns-repeated="2"/>
        </table:table-row>
        <table:table-row table:style-name="ro1">
          <table:table-cell office:value-type="float" office:value="0.873439073562622" calcext:value-type="float">
            <text:p>0.873439073562622</text:p>
          </table:table-cell>
          <table:table-cell table:number-columns-repeated="2"/>
        </table:table-row>
        <table:table-row table:style-name="ro1">
          <table:table-cell office:value-type="float" office:value="0.915372729301452" calcext:value-type="float">
            <text:p>0.915372729301452</text:p>
          </table:table-cell>
          <table:table-cell table:number-columns-repeated="2"/>
        </table:table-row>
        <table:table-row table:style-name="ro1">
          <table:table-cell office:value-type="float" office:value="0.904279708862305" calcext:value-type="float">
            <text:p>0.904279708862305</text:p>
          </table:table-cell>
          <table:table-cell table:number-columns-repeated="2"/>
        </table:table-row>
        <table:table-row table:style-name="ro1">
          <table:table-cell office:value-type="float" office:value="0.855026066303253" calcext:value-type="float">
            <text:p>0.855026066303253</text:p>
          </table:table-cell>
          <table:table-cell table:number-columns-repeated="2"/>
        </table:table-row>
        <table:table-row table:style-name="ro1">
          <table:table-cell office:value-type="float" office:value="0.87230771780014" calcext:value-type="float">
            <text:p>0.87230771780014</text:p>
          </table:table-cell>
          <table:table-cell table:number-columns-repeated="2"/>
        </table:table-row>
        <table:table-row table:style-name="ro1">
          <table:table-cell office:value-type="float" office:value="0.860279440879822" calcext:value-type="float">
            <text:p>0.860279440879822</text:p>
          </table:table-cell>
          <table:table-cell table:number-columns-repeated="2"/>
        </table:table-row>
        <table:table-row table:style-name="ro1">
          <table:table-cell office:value-type="float" office:value="0.871186971664429" calcext:value-type="float">
            <text:p>0.871186971664429</text:p>
          </table:table-cell>
          <table:table-cell table:number-columns-repeated="2"/>
        </table:table-row>
        <table:table-row table:style-name="ro1">
          <table:table-cell office:value-type="float" office:value="0.741792857646942" calcext:value-type="float">
            <text:p>0.741792857646942</text:p>
          </table:table-cell>
          <table:table-cell table:number-columns-repeated="2"/>
        </table:table-row>
        <table:table-row table:style-name="ro1">
          <table:table-cell office:value-type="float" office:value="0.640523910522461" calcext:value-type="float">
            <text:p>0.640523910522461</text:p>
          </table:table-cell>
          <table:table-cell table:number-columns-repeated="2"/>
        </table:table-row>
        <table:table-row table:style-name="ro1">
          <table:table-cell office:value-type="float" office:value="0.789950907230377" calcext:value-type="float">
            <text:p>0.789950907230377</text:p>
          </table:table-cell>
          <table:table-cell table:number-columns-repeated="2"/>
        </table:table-row>
        <table:table-row table:style-name="ro1">
          <table:table-cell office:value-type="float" office:value="0.827307760715485" calcext:value-type="float">
            <text:p>0.827307760715485</text:p>
          </table:table-cell>
          <table:table-cell table:number-columns-repeated="2"/>
        </table:table-row>
        <table:table-row table:style-name="ro1">
          <table:table-cell office:value-type="float" office:value="0.8682981133461" calcext:value-type="float">
            <text:p>0.8682981133461</text:p>
          </table:table-cell>
          <table:table-cell table:number-columns-repeated="2"/>
        </table:table-row>
        <table:table-row table:style-name="ro1">
          <table:table-cell office:value-type="float" office:value="0.759768068790436" calcext:value-type="float">
            <text:p>0.759768068790436</text:p>
          </table:table-cell>
          <table:table-cell table:number-columns-repeated="2"/>
        </table:table-row>
        <table:table-row table:style-name="ro1">
          <table:table-cell office:value-type="float" office:value="0.858937382698059" calcext:value-type="float">
            <text:p>0.858937382698059</text:p>
          </table:table-cell>
          <table:table-cell table:number-columns-repeated="2"/>
        </table:table-row>
        <table:table-row table:style-name="ro1">
          <table:table-cell office:value-type="float" office:value="0.864185094833374" calcext:value-type="float">
            <text:p>0.864185094833374</text:p>
          </table:table-cell>
          <table:table-cell table:number-columns-repeated="2"/>
        </table:table-row>
        <table:table-row table:style-name="ro1">
          <table:table-cell office:value-type="float" office:value="0.858698725700378" calcext:value-type="float">
            <text:p>0.858698725700378</text:p>
          </table:table-cell>
          <table:table-cell table:number-columns-repeated="2"/>
        </table:table-row>
        <table:table-row table:style-name="ro1">
          <table:table-cell office:value-type="float" office:value="0.796626448631287" calcext:value-type="float">
            <text:p>0.796626448631287</text:p>
          </table:table-cell>
          <table:table-cell table:number-columns-repeated="2"/>
        </table:table-row>
        <table:table-row table:style-name="ro1">
          <table:table-cell office:value-type="float" office:value="0.882511258125305" calcext:value-type="float">
            <text:p>0.882511258125305</text:p>
          </table:table-cell>
          <table:table-cell table:number-columns-repeated="2"/>
        </table:table-row>
        <table:table-row table:style-name="ro1">
          <table:table-cell office:value-type="float" office:value="0.890197992324829" calcext:value-type="float">
            <text:p>0.890197992324829</text:p>
          </table:table-cell>
          <table:table-cell table:number-columns-repeated="2"/>
        </table:table-row>
        <table:table-row table:style-name="ro1">
          <table:table-cell office:value-type="float" office:value="0.84297651052475" calcext:value-type="float">
            <text:p>0.84297651052475</text:p>
          </table:table-cell>
          <table:table-cell table:number-columns-repeated="2"/>
        </table:table-row>
        <table:table-row table:style-name="ro1">
          <table:table-cell office:value-type="float" office:value="0.790899217128754" calcext:value-type="float">
            <text:p>0.790899217128754</text:p>
          </table:table-cell>
          <table:table-cell table:number-columns-repeated="2"/>
        </table:table-row>
        <table:table-row table:style-name="ro1">
          <table:table-cell office:value-type="float" office:value="0.524866104125977" calcext:value-type="float">
            <text:p>0.524866104125977</text:p>
          </table:table-cell>
          <table:table-cell table:number-columns-repeated="2"/>
        </table:table-row>
        <table:table-row table:style-name="ro1">
          <table:table-cell office:value-type="float" office:value="0.303324967622757" calcext:value-type="float">
            <text:p>0.303324967622757</text:p>
          </table:table-cell>
          <table:table-cell table:number-columns-repeated="2"/>
        </table:table-row>
        <table:table-row table:style-name="ro1">
          <table:table-cell office:value-type="float" office:value="0.721395075321198" calcext:value-type="float">
            <text:p>0.721395075321198</text:p>
          </table:table-cell>
          <table:table-cell table:number-columns-repeated="2"/>
        </table:table-row>
        <table:table-row table:style-name="ro1">
          <table:table-cell office:value-type="float" office:value="0.758404493331909" calcext:value-type="float">
            <text:p>0.758404493331909</text:p>
          </table:table-cell>
          <table:table-cell table:number-columns-repeated="2"/>
        </table:table-row>
        <table:table-row table:style-name="ro1">
          <table:table-cell office:value-type="float" office:value="0.780235528945923" calcext:value-type="float">
            <text:p>0.780235528945923</text:p>
          </table:table-cell>
          <table:table-cell table:number-columns-repeated="2"/>
        </table:table-row>
        <table:table-row table:style-name="ro1">
          <table:table-cell office:value-type="float" office:value="0.75704151391983" calcext:value-type="float">
            <text:p>0.75704151391983</text:p>
          </table:table-cell>
          <table:table-cell table:number-columns-repeated="2"/>
        </table:table-row>
        <table:table-row table:style-name="ro1">
          <table:table-cell office:value-type="float" office:value="0.449047267436981" calcext:value-type="float">
            <text:p>0.449047267436981</text:p>
          </table:table-cell>
          <table:table-cell table:number-columns-repeated="2"/>
        </table:table-row>
        <table:table-row table:style-name="ro1">
          <table:table-cell office:value-type="float" office:value="0.503440797328949" calcext:value-type="float">
            <text:p>0.503440797328949</text:p>
          </table:table-cell>
          <table:table-cell table:number-columns-repeated="2"/>
        </table:table-row>
        <table:table-row table:style-name="ro1">
          <table:table-cell office:value-type="float" office:value="0.524959564208984" calcext:value-type="float">
            <text:p>0.524959564208984</text:p>
          </table:table-cell>
          <table:table-cell table:number-columns-repeated="2"/>
        </table:table-row>
        <table:table-row table:style-name="ro1">
          <table:table-cell office:value-type="float" office:value="0.767889559268951" calcext:value-type="float">
            <text:p>0.767889559268951</text:p>
          </table:table-cell>
          <table:table-cell table:number-columns-repeated="2"/>
        </table:table-row>
        <table:table-row table:style-name="ro1">
          <table:table-cell office:value-type="float" office:value="0.860240340232849" calcext:value-type="float">
            <text:p>0.860240340232849</text:p>
          </table:table-cell>
          <table:table-cell table:number-columns-repeated="2"/>
        </table:table-row>
        <table:table-row table:style-name="ro1">
          <table:table-cell office:value-type="float" office:value="0.836029887199402" calcext:value-type="float">
            <text:p>0.836029887199402</text:p>
          </table:table-cell>
          <table:table-cell table:number-columns-repeated="2"/>
        </table:table-row>
        <table:table-row table:style-name="ro1">
          <table:table-cell office:value-type="float" office:value="0.842395186424255" calcext:value-type="float">
            <text:p>0.842395186424255</text:p>
          </table:table-cell>
          <table:table-cell table:number-columns-repeated="2"/>
        </table:table-row>
        <table:table-row table:style-name="ro1">
          <table:table-cell office:value-type="float" office:value="0.830600559711456" calcext:value-type="float">
            <text:p>0.830600559711456</text:p>
          </table:table-cell>
          <table:table-cell table:number-columns-repeated="2"/>
        </table:table-row>
        <table:table-row table:style-name="ro1">
          <table:table-cell office:value-type="float" office:value="0.81646591424942" calcext:value-type="float">
            <text:p>0.81646591424942</text:p>
          </table:table-cell>
          <table:table-cell table:number-columns-repeated="2"/>
        </table:table-row>
        <table:table-row table:style-name="ro1">
          <table:table-cell office:value-type="float" office:value="0.763196110725403" calcext:value-type="float">
            <text:p>0.763196110725403</text:p>
          </table:table-cell>
          <table:table-cell table:number-columns-repeated="2"/>
        </table:table-row>
        <table:table-row table:style-name="ro1">
          <table:table-cell office:value-type="float" office:value="0.632704496383667" calcext:value-type="float">
            <text:p>0.632704496383667</text:p>
          </table:table-cell>
          <table:table-cell table:number-columns-repeated="2"/>
        </table:table-row>
        <table:table-row table:style-name="ro1">
          <table:table-cell office:value-type="float" office:value="0.754186689853668" calcext:value-type="float">
            <text:p>0.754186689853668</text:p>
          </table:table-cell>
          <table:table-cell table:number-columns-repeated="2"/>
        </table:table-row>
        <table:table-row table:style-name="ro1">
          <table:table-cell office:value-type="float" office:value="0.866007804870606" calcext:value-type="float">
            <text:p>0.866007804870606</text:p>
          </table:table-cell>
          <table:table-cell table:number-columns-repeated="2"/>
        </table:table-row>
        <table:table-row table:style-name="ro1">
          <table:table-cell office:value-type="float" office:value="0.870344519615173" calcext:value-type="float">
            <text:p>0.870344519615173</text:p>
          </table:table-cell>
          <table:table-cell table:number-columns-repeated="2"/>
        </table:table-row>
        <table:table-row table:style-name="ro1">
          <table:table-cell office:value-type="float" office:value="0.867551863193512" calcext:value-type="float">
            <text:p>0.867551863193512</text:p>
          </table:table-cell>
          <table:table-cell table:number-columns-repeated="2"/>
        </table:table-row>
        <table:table-row table:style-name="ro1">
          <table:table-cell office:value-type="float" office:value="0.860998332500458" calcext:value-type="float">
            <text:p>0.860998332500458</text:p>
          </table:table-cell>
          <table:table-cell table:number-columns-repeated="2"/>
        </table:table-row>
        <table:table-row table:style-name="ro1">
          <table:table-cell office:value-type="float" office:value="0.854451358318329" calcext:value-type="float">
            <text:p>0.854451358318329</text:p>
          </table:table-cell>
          <table:table-cell table:number-columns-repeated="2"/>
        </table:table-row>
        <table:table-row table:style-name="ro1">
          <table:table-cell office:value-type="float" office:value="0.855266630649567" calcext:value-type="float">
            <text:p>0.855266630649567</text:p>
          </table:table-cell>
          <table:table-cell table:number-columns-repeated="2"/>
        </table:table-row>
        <table:table-row table:style-name="ro1">
          <table:table-cell office:value-type="float" office:value="0.851519167423248" calcext:value-type="float">
            <text:p>0.851519167423248</text:p>
          </table:table-cell>
          <table:table-cell table:number-columns-repeated="2"/>
        </table:table-row>
        <table:table-row table:style-name="ro1">
          <table:table-cell office:value-type="float" office:value="0.830756962299347" calcext:value-type="float">
            <text:p>0.830756962299347</text:p>
          </table:table-cell>
          <table:table-cell table:number-columns-repeated="2"/>
        </table:table-row>
        <table:table-row table:style-name="ro1">
          <table:table-cell office:value-type="float" office:value="0.81071949005127" calcext:value-type="float">
            <text:p>0.81071949005127</text:p>
          </table:table-cell>
          <table:table-cell table:number-columns-repeated="2"/>
        </table:table-row>
        <table:table-row table:style-name="ro1">
          <table:table-cell office:value-type="float" office:value="0.841799259185791" calcext:value-type="float">
            <text:p>0.841799259185791</text:p>
          </table:table-cell>
          <table:table-cell table:number-columns-repeated="2"/>
        </table:table-row>
        <table:table-row table:style-name="ro1">
          <table:table-cell office:value-type="float" office:value="0.787511467933655" calcext:value-type="float">
            <text:p>0.787511467933655</text:p>
          </table:table-cell>
          <table:table-cell table:number-columns-repeated="2"/>
        </table:table-row>
        <table:table-row table:style-name="ro1">
          <table:table-cell office:value-type="float" office:value="0.818669617176056" calcext:value-type="float">
            <text:p>0.818669617176056</text:p>
          </table:table-cell>
          <table:table-cell table:number-columns-repeated="2"/>
        </table:table-row>
        <table:table-row table:style-name="ro1">
          <table:table-cell office:value-type="float" office:value="0.827424108982086" calcext:value-type="float">
            <text:p>0.827424108982086</text:p>
          </table:table-cell>
          <table:table-cell table:number-columns-repeated="2"/>
        </table:table-row>
        <table:table-row table:style-name="ro1">
          <table:table-cell office:value-type="float" office:value="0.851444184780121" calcext:value-type="float">
            <text:p>0.851444184780121</text:p>
          </table:table-cell>
          <table:table-cell table:number-columns-repeated="2"/>
        </table:table-row>
        <table:table-row table:style-name="ro1">
          <table:table-cell office:value-type="float" office:value="0.762894868850708" calcext:value-type="float">
            <text:p>0.762894868850708</text:p>
          </table:table-cell>
          <table:table-cell table:number-columns-repeated="2"/>
        </table:table-row>
        <table:table-row table:style-name="ro1">
          <table:table-cell office:value-type="float" office:value="0.780795633792877" calcext:value-type="float">
            <text:p>0.780795633792877</text:p>
          </table:table-cell>
          <table:table-cell table:number-columns-repeated="2"/>
        </table:table-row>
        <table:table-row table:style-name="ro1">
          <table:table-cell office:value-type="float" office:value="0.770295441150665" calcext:value-type="float">
            <text:p>0.770295441150665</text:p>
          </table:table-cell>
          <table:table-cell table:number-columns-repeated="2"/>
        </table:table-row>
        <table:table-row table:style-name="ro1">
          <table:table-cell office:value-type="float" office:value="0.810826063156128" calcext:value-type="float">
            <text:p>0.810826063156128</text:p>
          </table:table-cell>
          <table:table-cell table:number-columns-repeated="2"/>
        </table:table-row>
        <table:table-row table:style-name="ro1">
          <table:table-cell office:value-type="float" office:value="0.843871831893921" calcext:value-type="float">
            <text:p>0.843871831893921</text:p>
          </table:table-cell>
          <table:table-cell table:number-columns-repeated="2"/>
        </table:table-row>
        <table:table-row table:style-name="ro1">
          <table:table-cell office:value-type="float" office:value="0.803636372089386" calcext:value-type="float">
            <text:p>0.803636372089386</text:p>
          </table:table-cell>
          <table:table-cell table:number-columns-repeated="2"/>
        </table:table-row>
        <table:table-row table:style-name="ro1">
          <table:table-cell office:value-type="float" office:value="0.890667080879211" calcext:value-type="float">
            <text:p>0.890667080879211</text:p>
          </table:table-cell>
          <table:table-cell table:number-columns-repeated="2"/>
        </table:table-row>
        <table:table-row table:style-name="ro1">
          <table:table-cell office:value-type="float" office:value="0.889854192733765" calcext:value-type="float">
            <text:p>0.889854192733765</text:p>
          </table:table-cell>
          <table:table-cell table:number-columns-repeated="2"/>
        </table:table-row>
        <table:table-row table:style-name="ro1">
          <table:table-cell office:value-type="float" office:value="0.843555569648743" calcext:value-type="float">
            <text:p>0.843555569648743</text:p>
          </table:table-cell>
          <table:table-cell table:number-columns-repeated="2"/>
        </table:table-row>
        <table:table-row table:style-name="ro1">
          <table:table-cell office:value-type="float" office:value="0.823090851306915" calcext:value-type="float">
            <text:p>0.823090851306915</text:p>
          </table:table-cell>
          <table:table-cell table:number-columns-repeated="2"/>
        </table:table-row>
        <table:table-row table:style-name="ro1">
          <table:table-cell office:value-type="float" office:value="0.875017523765564" calcext:value-type="float">
            <text:p>0.875017523765564</text:p>
          </table:table-cell>
          <table:table-cell table:number-columns-repeated="2"/>
        </table:table-row>
        <table:table-row table:style-name="ro1">
          <table:table-cell office:value-type="float" office:value="0.879130423069" calcext:value-type="float">
            <text:p>0.879130423069</text:p>
          </table:table-cell>
          <table:table-cell table:number-columns-repeated="2"/>
        </table:table-row>
        <table:table-row table:style-name="ro1">
          <table:table-cell office:value-type="float" office:value="0.875721991062164" calcext:value-type="float">
            <text:p>0.875721991062164</text:p>
          </table:table-cell>
          <table:table-cell table:number-columns-repeated="2"/>
        </table:table-row>
        <table:table-row table:style-name="ro1">
          <table:table-cell office:value-type="float" office:value="0.877320170402527" calcext:value-type="float">
            <text:p>0.877320170402527</text:p>
          </table:table-cell>
          <table:table-cell table:number-columns-repeated="2"/>
        </table:table-row>
        <table:table-row table:style-name="ro1">
          <table:table-cell office:value-type="float" office:value="0.876073598861694" calcext:value-type="float">
            <text:p>0.876073598861694</text:p>
          </table:table-cell>
          <table:table-cell table:number-columns-repeated="2"/>
        </table:table-row>
        <table:table-row table:style-name="ro1">
          <table:table-cell office:value-type="float" office:value="0.87875896692276" calcext:value-type="float">
            <text:p>0.87875896692276</text:p>
          </table:table-cell>
          <table:table-cell table:number-columns-repeated="2"/>
        </table:table-row>
        <table:table-row table:style-name="ro1">
          <table:table-cell office:value-type="float" office:value="0.88339102268219" calcext:value-type="float">
            <text:p>0.88339102268219</text:p>
          </table:table-cell>
          <table:table-cell table:number-columns-repeated="2"/>
        </table:table-row>
        <table:table-row table:style-name="ro1">
          <table:table-cell office:value-type="float" office:value="0.881798446178436" calcext:value-type="float">
            <text:p>0.881798446178436</text:p>
          </table:table-cell>
          <table:table-cell table:number-columns-repeated="2"/>
        </table:table-row>
        <table:table-row table:style-name="ro1">
          <table:table-cell office:value-type="float" office:value="0.869993925094605" calcext:value-type="float">
            <text:p>0.869993925094605</text:p>
          </table:table-cell>
          <table:table-cell table:number-columns-repeated="2"/>
        </table:table-row>
        <table:table-row table:style-name="ro1">
          <table:table-cell office:value-type="float" office:value="0.864937245845795" calcext:value-type="float">
            <text:p>0.864937245845795</text:p>
          </table:table-cell>
          <table:table-cell table:number-columns-repeated="2"/>
        </table:table-row>
        <table:table-row table:style-name="ro1">
          <table:table-cell office:value-type="float" office:value="0.864600956439972" calcext:value-type="float">
            <text:p>0.864600956439972</text:p>
          </table:table-cell>
          <table:table-cell table:number-columns-repeated="2"/>
        </table:table-row>
        <table:table-row table:style-name="ro1">
          <table:table-cell office:value-type="float" office:value="0.870849907398224" calcext:value-type="float">
            <text:p>0.870849907398224</text:p>
          </table:table-cell>
          <table:table-cell table:number-columns-repeated="2"/>
        </table:table-row>
        <table:table-row table:style-name="ro1">
          <table:table-cell office:value-type="float" office:value="0.873219192028046" calcext:value-type="float">
            <text:p>0.873219192028046</text:p>
          </table:table-cell>
          <table:table-cell table:number-columns-repeated="2"/>
        </table:table-row>
        <table:table-row table:style-name="ro1">
          <table:table-cell office:value-type="float" office:value="0.86536318063736" calcext:value-type="float">
            <text:p>0.86536318063736</text:p>
          </table:table-cell>
          <table:table-cell table:number-columns-repeated="2"/>
        </table:table-row>
        <table:table-row table:style-name="ro1">
          <table:table-cell office:value-type="float" office:value="0.87224417924881" calcext:value-type="float">
            <text:p>0.87224417924881</text:p>
          </table:table-cell>
          <table:table-cell table:number-columns-repeated="2"/>
        </table:table-row>
        <table:table-row table:style-name="ro1">
          <table:table-cell office:value-type="float" office:value="0.882839381694794" calcext:value-type="float">
            <text:p>0.882839381694794</text:p>
          </table:table-cell>
          <table:table-cell table:number-columns-repeated="2"/>
        </table:table-row>
        <table:table-row table:style-name="ro1">
          <table:table-cell office:value-type="float" office:value="0.883175671100616" calcext:value-type="float">
            <text:p>0.883175671100616</text:p>
          </table:table-cell>
          <table:table-cell table:number-columns-repeated="2"/>
        </table:table-row>
        <table:table-row table:style-name="ro1">
          <table:table-cell office:value-type="float" office:value="0.882604420185089" calcext:value-type="float">
            <text:p>0.882604420185089</text:p>
          </table:table-cell>
          <table:table-cell table:number-columns-repeated="2"/>
        </table:table-row>
        <table:table-row table:style-name="ro1">
          <table:table-cell office:value-type="float" office:value="0.878745853900909" calcext:value-type="float">
            <text:p>0.878745853900909</text:p>
          </table:table-cell>
          <table:table-cell table:number-columns-repeated="2"/>
        </table:table-row>
        <table:table-row table:style-name="ro1">
          <table:table-cell office:value-type="float" office:value="0.873587250709534" calcext:value-type="float">
            <text:p>0.873587250709534</text:p>
          </table:table-cell>
          <table:table-cell table:number-columns-repeated="2"/>
        </table:table-row>
        <table:table-row table:style-name="ro1">
          <table:table-cell office:value-type="float" office:value="0.870732486248016" calcext:value-type="float">
            <text:p>0.870732486248016</text:p>
          </table:table-cell>
          <table:table-cell table:number-columns-repeated="2"/>
        </table:table-row>
        <table:table-row table:style-name="ro1">
          <table:table-cell office:value-type="float" office:value="0.864135801792145" calcext:value-type="float">
            <text:p>0.864135801792145</text:p>
          </table:table-cell>
          <table:table-cell table:number-columns-repeated="2"/>
        </table:table-row>
        <table:table-row table:style-name="ro1">
          <table:table-cell office:value-type="float" office:value="0.894112288951874" calcext:value-type="float">
            <text:p>0.894112288951874</text:p>
          </table:table-cell>
          <table:table-cell table:number-columns-repeated="2"/>
        </table:table-row>
        <table:table-row table:style-name="ro1">
          <table:table-cell office:value-type="float" office:value="0.877147138118744" calcext:value-type="float">
            <text:p>0.877147138118744</text:p>
          </table:table-cell>
          <table:table-cell table:number-columns-repeated="2"/>
        </table:table-row>
        <table:table-row table:style-name="ro1">
          <table:table-cell office:value-type="float" office:value="0.865364253520966" calcext:value-type="float">
            <text:p>0.865364253520966</text:p>
          </table:table-cell>
          <table:table-cell table:number-columns-repeated="2"/>
        </table:table-row>
        <table:table-row table:style-name="ro1">
          <table:table-cell office:value-type="float" office:value="0.870258808135986" calcext:value-type="float">
            <text:p>0.870258808135986</text:p>
          </table:table-cell>
          <table:table-cell table:number-columns-repeated="2"/>
        </table:table-row>
        <table:table-row table:style-name="ro1">
          <table:table-cell office:value-type="float" office:value="0.844103515148163" calcext:value-type="float">
            <text:p>0.844103515148163</text:p>
          </table:table-cell>
          <table:table-cell table:number-columns-repeated="2"/>
        </table:table-row>
        <table:table-row table:style-name="ro1">
          <table:table-cell office:value-type="float" office:value="0.844987213611603" calcext:value-type="float">
            <text:p>0.844987213611603</text:p>
          </table:table-cell>
          <table:table-cell table:number-columns-repeated="2"/>
        </table:table-row>
        <table:table-row table:style-name="ro1">
          <table:table-cell office:value-type="float" office:value="0.820523738861084" calcext:value-type="float">
            <text:p>0.820523738861084</text:p>
          </table:table-cell>
          <table:table-cell table:number-columns-repeated="2"/>
        </table:table-row>
        <table:table-row table:style-name="ro1">
          <table:table-cell office:value-type="float" office:value="0.78269362449646" calcext:value-type="float">
            <text:p>0.78269362449646</text:p>
          </table:table-cell>
          <table:table-cell table:number-columns-repeated="2"/>
        </table:table-row>
        <table:table-row table:style-name="ro1">
          <table:table-cell office:value-type="float" office:value="0.834837555885315" calcext:value-type="float">
            <text:p>0.834837555885315</text:p>
          </table:table-cell>
          <table:table-cell table:number-columns-repeated="2"/>
        </table:table-row>
        <table:table-row table:style-name="ro1">
          <table:table-cell office:value-type="float" office:value="0.876229226589203" calcext:value-type="float">
            <text:p>0.876229226589203</text:p>
          </table:table-cell>
          <table:table-cell table:number-columns-repeated="2"/>
        </table:table-row>
        <table:table-row table:style-name="ro1">
          <table:table-cell office:value-type="float" office:value="0.90317577123642" calcext:value-type="float">
            <text:p>0.90317577123642</text:p>
          </table:table-cell>
          <table:table-cell/>
          <table:table-cell table:formula="of:=AVERAGE([.A1:.A1065])" office:value-type="float" office:value="0.83526495093471" calcext:value-type="float">
            <text:p>0.83526495093471</text:p>
          </table:table-cell>
        </table:table-row>
        <table:table-row table:style-name="ro1">
          <table:table-cell office:value-type="float" office:value="0.896199882030487" calcext:value-type="float">
            <text:p>0.896199882030487</text:p>
          </table:table-cell>
          <table:table-cell table:number-columns-repeated="2"/>
        </table:table-row>
        <table:table-row table:style-name="ro1">
          <table:table-cell office:value-type="float" office:value="0.88649171590805" calcext:value-type="float">
            <text:p>0.88649171590805</text:p>
          </table:table-cell>
          <table:table-cell table:number-columns-repeated="2"/>
        </table:table-row>
        <table:table-row table:style-name="ro1">
          <table:table-cell office:value-type="float" office:value="0.896818399429321" calcext:value-type="float">
            <text:p>0.896818399429321</text:p>
          </table:table-cell>
          <table:table-cell table:number-columns-repeated="2"/>
        </table:table-row>
        <table:table-row table:style-name="ro1">
          <table:table-cell office:value-type="float" office:value="0.889313459396362" calcext:value-type="float">
            <text:p>0.889313459396362</text:p>
          </table:table-cell>
          <table:table-cell table:number-columns-repeated="2"/>
        </table:table-row>
        <table:table-row table:style-name="ro1">
          <table:table-cell office:value-type="float" office:value="0.862645030021668" calcext:value-type="float">
            <text:p>0.862645030021668</text:p>
          </table:table-cell>
          <table:table-cell table:number-columns-repeated="2"/>
        </table:table-row>
        <table:table-row table:style-name="ro1">
          <table:table-cell office:value-type="float" office:value="0.873543739318848" calcext:value-type="float">
            <text:p>0.873543739318848</text:p>
          </table:table-cell>
          <table:table-cell table:number-columns-repeated="2"/>
        </table:table-row>
        <table:table-row table:style-name="ro1">
          <table:table-cell office:value-type="float" office:value="0.87119072675705" calcext:value-type="float">
            <text:p>0.87119072675705</text:p>
          </table:table-cell>
          <table:table-cell table:number-columns-repeated="2"/>
        </table:table-row>
        <table:table-row table:style-name="ro1">
          <table:table-cell office:value-type="float" office:value="0.788503587245941" calcext:value-type="float">
            <text:p>0.788503587245941</text:p>
          </table:table-cell>
          <table:table-cell table:number-columns-repeated="2"/>
        </table:table-row>
        <table:table-row table:style-name="ro1">
          <table:table-cell office:value-type="float" office:value="0.82247257232666" calcext:value-type="float">
            <text:p>0.82247257232666</text:p>
          </table:table-cell>
          <table:table-cell table:number-columns-repeated="2"/>
        </table:table-row>
        <table:table-row table:style-name="ro1">
          <table:table-cell office:value-type="float" office:value="0.877244114875793" calcext:value-type="float">
            <text:p>0.877244114875793</text:p>
          </table:table-cell>
          <table:table-cell table:number-columns-repeated="2"/>
        </table:table-row>
        <table:table-row table:style-name="ro1">
          <table:table-cell office:value-type="float" office:value="0.897644281387329" calcext:value-type="float">
            <text:p>0.897644281387329</text:p>
          </table:table-cell>
          <table:table-cell table:number-columns-repeated="2"/>
        </table:table-row>
        <table:table-row table:style-name="ro1">
          <table:table-cell office:value-type="float" office:value="0.890917122364044" calcext:value-type="float">
            <text:p>0.890917122364044</text:p>
          </table:table-cell>
          <table:table-cell table:number-columns-repeated="2"/>
        </table:table-row>
        <table:table-row table:style-name="ro1">
          <table:table-cell office:value-type="float" office:value="0.895485103130341" calcext:value-type="float">
            <text:p>0.895485103130341</text:p>
          </table:table-cell>
          <table:table-cell table:number-columns-repeated="2"/>
        </table:table-row>
        <table:table-row table:style-name="ro1">
          <table:table-cell office:value-type="float" office:value="0.903824388980866" calcext:value-type="float">
            <text:p>0.903824388980866</text:p>
          </table:table-cell>
          <table:table-cell table:number-columns-repeated="2"/>
        </table:table-row>
        <table:table-row table:style-name="ro1">
          <table:table-cell office:value-type="float" office:value="0.903205990791321" calcext:value-type="float">
            <text:p>0.903205990791321</text:p>
          </table:table-cell>
          <table:table-cell table:number-columns-repeated="2"/>
        </table:table-row>
        <table:table-row table:style-name="ro1">
          <table:table-cell office:value-type="float" office:value="0.833705723285675" calcext:value-type="float">
            <text:p>0.833705723285675</text:p>
          </table:table-cell>
          <table:table-cell table:number-columns-repeated="2"/>
        </table:table-row>
        <table:table-row table:style-name="ro1">
          <table:table-cell office:value-type="float" office:value="0.908279120922089" calcext:value-type="float">
            <text:p>0.908279120922089</text:p>
          </table:table-cell>
          <table:table-cell table:number-columns-repeated="2"/>
        </table:table-row>
        <table:table-row table:style-name="ro1">
          <table:table-cell office:value-type="float" office:value="0.901370465755463" calcext:value-type="float">
            <text:p>0.901370465755463</text:p>
          </table:table-cell>
          <table:table-cell table:number-columns-repeated="2"/>
        </table:table-row>
        <table:table-row table:style-name="ro1">
          <table:table-cell office:value-type="float" office:value="0.895017206668854" calcext:value-type="float">
            <text:p>0.895017206668854</text:p>
          </table:table-cell>
          <table:table-cell table:number-columns-repeated="2"/>
        </table:table-row>
        <table:table-row table:style-name="ro1">
          <table:table-cell office:value-type="float" office:value="0.869579792022705" calcext:value-type="float">
            <text:p>0.869579792022705</text:p>
          </table:table-cell>
          <table:table-cell table:number-columns-repeated="2"/>
        </table:table-row>
        <table:table-row table:style-name="ro1">
          <table:table-cell office:value-type="float" office:value="0.866847991943359" calcext:value-type="float">
            <text:p>0.866847991943359</text:p>
          </table:table-cell>
          <table:table-cell table:number-columns-repeated="2"/>
        </table:table-row>
        <table:table-row table:style-name="ro1">
          <table:table-cell office:value-type="float" office:value="0.895929157733917" calcext:value-type="float">
            <text:p>0.895929157733917</text:p>
          </table:table-cell>
          <table:table-cell table:number-columns-repeated="2"/>
        </table:table-row>
        <table:table-row table:style-name="ro1">
          <table:table-cell office:value-type="float" office:value="0.891955614089966" calcext:value-type="float">
            <text:p>0.891955614089966</text:p>
          </table:table-cell>
          <table:table-cell table:number-columns-repeated="2"/>
        </table:table-row>
        <table:table-row table:style-name="ro1">
          <table:table-cell office:value-type="float" office:value="0.88060599565506" calcext:value-type="float">
            <text:p>0.88060599565506</text:p>
          </table:table-cell>
          <table:table-cell table:number-columns-repeated="2"/>
        </table:table-row>
        <table:table-row table:style-name="ro1">
          <table:table-cell office:value-type="float" office:value="0.873476803302765" calcext:value-type="float">
            <text:p>0.8734768033027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6T08:34:49.183684128</dc:date>
    <meta:editing-duration>PT1M22S</meta:editing-duration>
    <meta:editing-cycles>1</meta:editing-cycles>
    <meta:document-statistic meta:table-count="1" meta:cell-count="106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6_083152conf_memo.A1:20230216_083152conf_memo.A1065" svg:x="0.32cm" svg:y="0.18cm" svg:width="13.255cm" svg:height="8.64cm">
          <chartooo:coordinate-region svg:x="1.047cm" svg:y="0.379cm" svg:width="12.1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6_083152conf_memo.A1:20230216_083152conf_memo.A1065" chart:class="chart:scatter">
            <chart:data-point chart:repeated="10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325991153717">
                <text:p>0.86325991153717</text:p>
                <draw:g>
                  <svg:desc>20230216_083152conf_memo.A1:20230216_083152conf_memo.A10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0245635509491">
                <text:p>0.870245635509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6289029121399">
                <text:p>0.856289029121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719212770462">
                <text:p>0.82719212770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6021463871002">
                <text:p>0.856021463871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7767741680145">
                <text:p>0.877767741680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0942780971527">
                <text:p>0.860942780971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8896493911743">
                <text:p>0.858896493911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9307577610016">
                <text:p>0.869307577610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5840086936951">
                <text:p>0.855840086936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4922134876251">
                <text:p>0.834922134876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3658149242401">
                <text:p>0.843658149242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4316482543945">
                <text:p>0.844316482543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4273130893707">
                <text:p>0.864273130893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1881551742554">
                <text:p>0.801881551742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4734599590302">
                <text:p>0.854734599590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1838231086731">
                <text:p>0.851838231086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0175659656525">
                <text:p>0.870175659656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5572168827057">
                <text:p>0.725572168827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722576379776">
                <text:p>0.80722576379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0665011405945">
                <text:p>0.810665011405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3429803848267">
                <text:p>0.843429803848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5996344089508">
                <text:p>0.695996344089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5861248970032">
                <text:p>0.415861248970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71064186096191">
                <text:p>0.871064186096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832629442215">
                <text:p>0.81832629442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5848858356476">
                <text:p>0.845848858356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1620464324951">
                <text:p>0.821620464324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4623923301697">
                <text:p>0.8446239233016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1032893657684">
                <text:p>0.871032893657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4810934066772">
                <text:p>0.874810934066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75176787376404">
                <text:p>0.875176787376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9074652194977">
                <text:p>0.859074652194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84426057338715">
                <text:p>0.884426057338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8606517314911">
                <text:p>0.858606517314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95146894455">
                <text:p>0.87595146894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6294025182724">
                <text:p>0.862940251827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5841438770294">
                <text:p>0.8758414387702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8868520259857">
                <text:p>0.878868520259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8958404064178">
                <text:p>0.878958404064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4575853347778">
                <text:p>0.87457585334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2984707355499">
                <text:p>0.872984707355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73456537723541">
                <text:p>0.873456537723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73664557933807">
                <text:p>0.873664557933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1708343029022">
                <text:p>0.861708343029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59444200992584">
                <text:p>0.859444200992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0715329647064">
                <text:p>0.860715329647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67827296257019">
                <text:p>0.867827296257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70299458503723">
                <text:p>0.870299458503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7812602519989">
                <text:p>0.8781260251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79528880119324">
                <text:p>0.879528880119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2713854312897">
                <text:p>0.8827138543128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8064861297607">
                <text:p>0.888064861297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77332985401154">
                <text:p>0.877332985401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71068954467773">
                <text:p>0.871068954467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6844177246094">
                <text:p>0.866844177246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82765650749206">
                <text:p>0.882765650749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79442453384399">
                <text:p>0.879442453384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64584803581238">
                <text:p>0.864584803581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4844410419464">
                <text:p>0.834844410419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3963980674744">
                <text:p>0.843963980674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3588969707489">
                <text:p>0.835889697074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08805823326111">
                <text:p>0.808805823326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0649147033691">
                <text:p>0.820649147033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06332945823669">
                <text:p>0.806332945823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23019027709961">
                <text:p>0.8230190277099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20140302181244">
                <text:p>0.820140302181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29168200492859">
                <text:p>0.8291682004928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37875306606293">
                <text:p>0.837875306606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42691540718079">
                <text:p>0.8426915407180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50336492061615">
                <text:p>0.850336492061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5636756420136">
                <text:p>0.875636756420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60783100128174">
                <text:p>0.8607831001281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7287874221802">
                <text:p>0.8672878742218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72190654277802">
                <text:p>0.872190654277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6913666725159">
                <text:p>0.8769136667251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71448934078217">
                <text:p>0.871448934078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3011410236358">
                <text:p>0.8730114102363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75109136104584">
                <text:p>0.875109136104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3592267036438">
                <text:p>0.863592267036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58470797538757">
                <text:p>0.8584707975387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510419845581">
                <text:p>0.86510419845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58477413654327">
                <text:p>0.8584774136543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24689924716949">
                <text:p>0.824689924716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22092533111572">
                <text:p>0.8220925331115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12435388565064">
                <text:p>0.8124353885650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7369329929352">
                <text:p>0.767369329929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72511899471283">
                <text:p>0.772511899471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04454803466797">
                <text:p>0.804454803466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4894597530365">
                <text:p>0.8348945975303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2888374328613">
                <text:p>0.822888374328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64691853523254">
                <text:p>0.8646918535232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4617636203766">
                <text:p>0.8746176362037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80225539207459">
                <text:p>0.8802255392074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87275636196137">
                <text:p>0.8872756361961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8938436508179">
                <text:p>0.878938436508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0749483108521">
                <text:p>0.8607494831085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60150933265686">
                <text:p>0.860150933265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70353996753693">
                <text:p>0.870353996753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1261169910431">
                <text:p>0.8812611699104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76257002353668">
                <text:p>0.876257002353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99593472480774">
                <text:p>0.8995934724807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70844125747681">
                <text:p>0.8708441257476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1720125675201">
                <text:p>0.8817201256752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6328279972076">
                <text:p>0.8863282799720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91098976135254">
                <text:p>0.891098976135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09457921981812">
                <text:p>0.909457921981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04109358787537">
                <text:p>0.904109358787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80632400512695">
                <text:p>0.880632400512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9552781581879">
                <text:p>0.8795527815818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01675760746002">
                <text:p>0.901675760746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86440455913544">
                <text:p>0.8864404559135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0520441532135">
                <text:p>0.905204415321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0278822183609">
                <text:p>0.902788221836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1213446855545">
                <text:p>0.912134468555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85627031326294">
                <text:p>0.885627031326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77161741256714">
                <text:p>0.877161741256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57832252979279">
                <text:p>0.8578322529792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98774766922">
                <text:p>0.84987747669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60731184482574">
                <text:p>0.8607311844825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80769431591034">
                <text:p>0.880769431591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69036197662354">
                <text:p>0.8690361976623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50838541984558">
                <text:p>0.8508385419845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77931833267212">
                <text:p>0.8779318332672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041492462158">
                <text:p>0.8420414924621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84856343269348">
                <text:p>0.8848563432693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75689506530762">
                <text:p>0.8756895065307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82608950138092">
                <text:p>0.882608950138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84617805480957">
                <text:p>0.8846178054809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01988446712494">
                <text:p>0.901988446712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03454005718231">
                <text:p>0.9034540057182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03931498527527">
                <text:p>0.903931498527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16456282138824">
                <text:p>0.9164562821388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05179023742676">
                <text:p>0.9051790237426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17791843414306">
                <text:p>0.91779184341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25627291202545">
                <text:p>0.9256272912025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17851567268372">
                <text:p>0.9178515672683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09215688705444">
                <text:p>0.909215688705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96262407302856">
                <text:p>0.8962624073028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91725480556488">
                <text:p>0.8917254805564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3897593021393">
                <text:p>0.8938975930213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0466696023941">
                <text:p>0.904666960239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00013148784637">
                <text:p>0.9000131487846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09820318222046">
                <text:p>0.9098203182220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08772647380829">
                <text:p>0.9087726473808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80807518959045">
                <text:p>0.8808075189590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83003890514374">
                <text:p>0.8830038905143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72917711734772">
                <text:p>0.8729177117347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01200652122498">
                <text:p>0.9012006521224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02640879154205">
                <text:p>0.9026408791542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7814612388611">
                <text:p>0.9178146123886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0908808708191">
                <text:p>0.920908808708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7427718639374">
                <text:p>0.9174277186393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3062810897827">
                <text:p>0.9130628108978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14742529392242">
                <text:p>0.9147425293922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15316998958588">
                <text:p>0.9153169989585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24518644809723">
                <text:p>0.9245186448097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25452947616577">
                <text:p>0.9254529476165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4514193534851">
                <text:p>0.904514193534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71842801570892">
                <text:p>0.8718428015708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67968797683716">
                <text:p>0.867968797683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82748365402222">
                <text:p>0.8827483654022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77645075321198">
                <text:p>0.877645075321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10634696483612">
                <text:p>0.9106346964836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05350565910339">
                <text:p>0.9053505659103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06486093997955">
                <text:p>0.9064860939979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4972681999206">
                <text:p>0.894972681999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75303208827972">
                <text:p>0.8753032088279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97253155708313">
                <text:p>0.8972531557083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75119745731354">
                <text:p>0.8751197457313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93516600131989">
                <text:p>0.8935166001319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85955452919006">
                <text:p>0.8859554529190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72953593730927">
                <text:p>0.8729535937309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80147159099579">
                <text:p>0.8801471590995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03380513191223">
                <text:p>0.9033805131912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9077091217041">
                <text:p>0.89077091217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2248282432556">
                <text:p>0.8822482824325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94673109054565">
                <text:p>0.8946731090545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77385258674622">
                <text:p>0.8773852586746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6107077598572">
                <text:p>0.8961070775985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98049235343933">
                <text:p>0.8980492353439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9597594738007">
                <text:p>0.8895975947380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4011359214783">
                <text:p>0.9140113592147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07498896121979">
                <text:p>0.9074988961219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08339262008667">
                <text:p>0.908339262008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11349058151245">
                <text:p>0.9113490581512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4490659236908">
                <text:p>0.8944906592369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3167872428894">
                <text:p>0.8731678724288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5895013809204">
                <text:p>0.8858950138092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02767419815064">
                <text:p>0.9027674198150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1192932128906">
                <text:p>0.8711929321289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41532349586487">
                <text:p>0.8415323495864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71974921226501">
                <text:p>0.7719749212265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9807541370392">
                <text:p>0.8698075413703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1013035774231">
                <text:p>0.8810130357742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5516831874847">
                <text:p>0.8755168318748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7330025434494">
                <text:p>0.87330025434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1225962638855">
                <text:p>0.8612259626388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69427025318146">
                <text:p>0.8694270253181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12038397789">
                <text:p>0.87120383977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87587070465088">
                <text:p>0.8875870704650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79303574562073">
                <text:p>0.8793035745620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71511995792389">
                <text:p>0.8715119957923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75583052635193">
                <text:p>0.8755830526351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7848973274231">
                <text:p>0.878489732742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72178196907043">
                <text:p>0.8721781969070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72889161109924">
                <text:p>0.8728891611099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546219825745">
                <text:p>0.8475462198257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17355990409851">
                <text:p>0.8173559904098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71114349365234">
                <text:p>0.7711143493652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50945329666138">
                <text:p>0.7509453296661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08990871906281">
                <text:p>0.7089908719062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39822626113892">
                <text:p>0.7398226261138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32772767543793">
                <text:p>0.7327727675437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79241061210632">
                <text:p>0.6792410612106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11610651016235">
                <text:p>0.6116106510162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75639009475708">
                <text:p>0.5756390094757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79580450057983">
                <text:p>0.6795804500579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74990439414978">
                <text:p>0.7749904394149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53783071041107">
                <text:p>0.853783071041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672816157341">
                <text:p>0.86728161573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65148067474365">
                <text:p>0.8651480674743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59697937965393">
                <text:p>0.8596979379653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71861398220062">
                <text:p>0.871861398220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63242745399475">
                <text:p>0.8632427453994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47779273986816">
                <text:p>0.8477792739868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65309298038483">
                <text:p>0.8653092980384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66216719150543">
                <text:p>0.8662167191505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76229405403137">
                <text:p>0.8762294054031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78269374370575">
                <text:p>0.8782693743705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66944968700409">
                <text:p>0.8669449687004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5446269512177">
                <text:p>0.8654462695121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71216416358948">
                <text:p>0.8712164163589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86625170707703">
                <text:p>0.886625170707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11515533924103">
                <text:p>0.9115155339241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79990577697754">
                <text:p>0.8799905776977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8050651550293">
                <text:p>0.880506515502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81912469863892">
                <text:p>0.8819124698638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73980820178986">
                <text:p>0.8739808201789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75747919082642">
                <text:p>0.8757479190826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70613157749176">
                <text:p>0.8706131577491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85405933856964">
                <text:p>0.7854059338569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71001124382019">
                <text:p>0.8710011243820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61064791679382">
                <text:p>0.8610647916793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78753697872162">
                <text:p>0.7787536978721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41166532039642">
                <text:p>0.7411665320396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72986137866974">
                <text:p>0.8729861378669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78406882286072">
                <text:p>0.8784068822860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98887574672699">
                <text:p>0.8988875746726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86380195617676">
                <text:p>0.8863801956176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2298777103424">
                <text:p>0.8722987771034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78875494003296">
                <text:p>0.8788754940032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83380115032196">
                <text:p>0.8833801150321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62709641456604">
                <text:p>0.8627096414566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7159663438797">
                <text:p>0.871596634387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63415479660034">
                <text:p>0.8634154796600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96365940570831">
                <text:p>0.896365940570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8119500875473">
                <text:p>0.881195008754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9017927646637">
                <text:p>0.890179276466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76816511154175">
                <text:p>0.8768165111541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76460492610931">
                <text:p>0.8764604926109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16904926300049">
                <text:p>0.9169049263000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02662634849548">
                <text:p>0.9026626348495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00960803031921">
                <text:p>0.9009608030319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05282855033874">
                <text:p>0.9052828550338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04280185699463">
                <text:p>0.9042801856994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76554608345032">
                <text:p>0.8765546083450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28943789005279">
                <text:p>0.8289437890052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81551444530487">
                <text:p>0.8815514445304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70143055915833">
                <text:p>0.8701430559158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78446102142334">
                <text:p>0.8784461021423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74082326889038">
                <text:p>0.8740823268890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72775495052338">
                <text:p>0.8727754950523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78237664699554">
                <text:p>0.8782376646995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82301092147827">
                <text:p>0.8823010921478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79749953746796">
                <text:p>0.8797499537467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74859988689423">
                <text:p>0.8748599886894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76077473163605">
                <text:p>0.8760774731636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66929650306702">
                <text:p>0.8669296503067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58029723167419">
                <text:p>0.8580297231674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38453769683838">
                <text:p>0.8384537696838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05601119995117">
                <text:p>0.8056011199951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2206506729126">
                <text:p>0.622065067291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36580264568329">
                <text:p>0.5365802645683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1317663192749">
                <text:p>0.813176631927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3416860103607">
                <text:p>0.8534168601036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91648352146149">
                <text:p>0.8916483521461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8260281085968">
                <text:p>0.882602810859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08216714859009">
                <text:p>0.9082167148590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59765887260437">
                <text:p>0.8597658872604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69967043399811">
                <text:p>0.8699670433998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76761198043823">
                <text:p>0.8767611980438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8732236623764">
                <text:p>0.887322366237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6376678943634">
                <text:p>0.863766789436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81089270114899">
                <text:p>0.8810892701148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8839191198349">
                <text:p>0.888391911983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9362096786499">
                <text:p>0.893620967864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68304312229157">
                <text:p>0.8683043122291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38897466659546">
                <text:p>0.8388974666595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6540675163269">
                <text:p>0.865406751632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58602106571198">
                <text:p>0.8586021065711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54080080986023">
                <text:p>0.8540800809860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6416894197464">
                <text:p>0.864168941974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61269235610962">
                <text:p>0.8612692356109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58769714832306">
                <text:p>0.8587697148323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56157720088959">
                <text:p>0.8561577200889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61674904823303">
                <text:p>0.8616749048233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52962255477905">
                <text:p>0.8529622554779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76334428787231">
                <text:p>0.8763344287872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54746580123901">
                <text:p>0.8547465801239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30424845218658">
                <text:p>0.8304248452186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67304682731628">
                <text:p>0.8673046827316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9201438426971">
                <text:p>0.7892014384269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83683502674103">
                <text:p>0.8836835026741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79674971103668">
                <text:p>0.8796749711036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64033401012421">
                <text:p>0.8640334010124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0047482252121">
                <text:p>0.800474822521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59279215335846">
                <text:p>0.8592792153358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62651765346527">
                <text:p>0.8626517653465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64682674407959">
                <text:p>0.8646826744079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3774471282959">
                <text:p>0.837744712829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18951606750488">
                <text:p>0.818951606750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59689176082611">
                <text:p>0.8596891760826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4634268283844">
                <text:p>0.846342682838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44667136669159">
                <text:p>0.8446671366691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55188012123108">
                <text:p>0.8551880121231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66025447845459">
                <text:p>0.8660254478454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69289100170136">
                <text:p>0.8692891001701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8488967418671">
                <text:p>0.8684889674186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6473160982132">
                <text:p>0.864731609821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59617829322815">
                <text:p>0.8596178293228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44384968280792">
                <text:p>0.8443849682807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17922294139862">
                <text:p>0.8179222941398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11566233634949">
                <text:p>0.8115662336349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5961446762085">
                <text:p>0.759614467620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01238596439362">
                <text:p>0.8012385964393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01964938640595">
                <text:p>0.8019649386405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54820609092712">
                <text:p>0.8548206090927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78867089748383">
                <text:p>0.8788670897483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78989994525909">
                <text:p>0.8789899945259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7813663482666">
                <text:p>0.878136634826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71102273464203">
                <text:p>0.8711022734642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23998630046845">
                <text:p>0.8239986300468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90978276729584">
                <text:p>0.8909782767295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85940968990326">
                <text:p>0.8859409689903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71879577636719">
                <text:p>0.8718795776367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826503276825">
                <text:p>0.868265032768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27295064926147">
                <text:p>0.8272950649261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82714927196503">
                <text:p>0.8827149271965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04721319675446">
                <text:p>0.9047213196754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72770667076111">
                <text:p>0.8727706670761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17015671730042">
                <text:p>0.9170156717300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76728653907776">
                <text:p>0.8767286539077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68721783161163">
                <text:p>0.8687217831611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67445051670074">
                <text:p>0.8674450516700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99800837039948">
                <text:p>0.899800837039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94146859645844">
                <text:p>0.8941468596458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69620859622955">
                <text:p>0.8696208596229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7153248786926">
                <text:p>0.9071532487869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01683747768402">
                <text:p>0.9016837477684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94582808017731">
                <text:p>0.8945828080177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72479856014252">
                <text:p>0.8724798560142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78471970558167">
                <text:p>0.8784719705581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62849354743958">
                <text:p>0.8628493547439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62213969230652">
                <text:p>0.8622139692306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68467509746552">
                <text:p>0.8684675097465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83831381797791">
                <text:p>0.8838313817977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86857509613037">
                <text:p>0.8868575096130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82917404174805">
                <text:p>0.8829174041748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73063445091248">
                <text:p>0.873063445091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84333729743958">
                <text:p>0.8843337297439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91023313999176">
                <text:p>0.7910233139991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70226323604584">
                <text:p>0.8702263236045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84943783283233">
                <text:p>0.8849437832832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05858516693115">
                <text:p>0.9058585166931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96074891090393">
                <text:p>0.8960748910903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92241299152374">
                <text:p>0.8922412991523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81385922431946">
                <text:p>0.8813859224319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8593633174896">
                <text:p>0.8685936331748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05272603034973">
                <text:p>0.9052726030349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65785181522369">
                <text:p>0.8657851815223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63542973995209">
                <text:p>0.8635429739952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61814975738525">
                <text:p>0.8618149757385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56159150600433">
                <text:p>0.8561591506004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65903258323669">
                <text:p>0.8659032583236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60625445842743">
                <text:p>0.8606254458427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79652857780456">
                <text:p>0.8796528577804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8108766078949">
                <text:p>0.881087660789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71116638183594">
                <text:p>0.8711166381835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88980031013489">
                <text:p>0.8889800310134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89808416366577">
                <text:p>0.8898084163665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76136302947998">
                <text:p>0.8761363029479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73571634292602">
                <text:p>0.8735716342926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6844676733017">
                <text:p>0.868446767330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64685833454132">
                <text:p>0.8646858334541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88489902019501">
                <text:p>0.8884899020195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78065764904022">
                <text:p>0.8780657649040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77275109291077">
                <text:p>0.8772751092910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70949745178223">
                <text:p>0.8709497451782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91167163848877">
                <text:p>0.8911671638488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33744013309479">
                <text:p>0.9337440133094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36680912971497">
                <text:p>0.9366809129714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88503670692444">
                <text:p>0.8885036706924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73146533966064">
                <text:p>0.8731465339660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74983191490173">
                <text:p>0.8749831914901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00015294551849">
                <text:p>0.9000152945518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09624516963959">
                <text:p>0.9096245169639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67263197898865">
                <text:p>0.8672631978988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70841383934021">
                <text:p>0.8708413839340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84629428386688">
                <text:p>0.8846294283866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02056992053986">
                <text:p>0.9020569920539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27267706394196">
                <text:p>0.8272677063941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37831377983093">
                <text:p>0.8378313779830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72118413448334">
                <text:p>0.872118413448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82409274578095">
                <text:p>0.8824092745780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84272694587708">
                <text:p>0.8842726945877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75357925891876">
                <text:p>0.8753579258918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7170684337616">
                <text:p>0.871706843376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65345358848572">
                <text:p>0.8653453588485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65366220474243">
                <text:p>0.8653662204742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44703316688538">
                <text:p>0.8447033166885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14681112766266">
                <text:p>0.8146811127662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68918299674988">
                <text:p>0.8689182996749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6972564458847">
                <text:p>0.869725644588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7665319442749">
                <text:p>0.876653194427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75133633613586">
                <text:p>0.8751336336135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75494480133056">
                <text:p>0.8754944801330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74571323394775">
                <text:p>0.8745713233947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95667910575867">
                <text:p>0.8956679105758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88120472431183">
                <text:p>0.8881204724311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92623245716095">
                <text:p>0.8926232457160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70264887809753">
                <text:p>0.8702648878097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98828864097595">
                <text:p>0.8988288640975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81654679775238">
                <text:p>0.8816546797752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58647227287293">
                <text:p>0.8586472272872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75518620014191">
                <text:p>0.8755186200141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7429267168045">
                <text:p>0.874292671680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84653389453888">
                <text:p>0.8846533894538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72299253940582">
                <text:p>0.8722992539405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79247784614563">
                <text:p>0.8792477846145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78798067569733">
                <text:p>0.8787980675697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70575964450836">
                <text:p>0.8705759644508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77648055553436">
                <text:p>0.8776480555534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6269998550415">
                <text:p>0.862699985504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94596517086029">
                <text:p>0.8945965170860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67918133735657">
                <text:p>0.8679181337356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43607068061829">
                <text:p>0.8436070680618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73083829879761">
                <text:p>0.8730838298797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19486975669861">
                <text:p>0.819486975669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32366466522217">
                <text:p>0.8323664665222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21975648403168">
                <text:p>0.8219756484031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93901562690735">
                <text:p>0.7939015626907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58708775043487">
                <text:p>0.7587087750434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2330322265625">
                <text:p>0.823303222656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95221066474915">
                <text:p>0.6952210664749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42421650886535">
                <text:p>0.8424216508865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73677492141724">
                <text:p>0.8736774921417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92178356647491">
                <text:p>0.8921783566474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51742446422577">
                <text:p>0.8517424464225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74737501144409">
                <text:p>0.8747375011444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61095368862152">
                <text:p>0.8610953688621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57962310314178">
                <text:p>0.8579623103141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53277504444122">
                <text:p>0.8532775044441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50036025047302">
                <text:p>0.8500360250473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41116309165955">
                <text:p>0.8411163091659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17658841609955">
                <text:p>0.8176588416099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93432772159576">
                <text:p>0.7934327721595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04003536701202">
                <text:p>0.8040035367012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37049901485443">
                <text:p>0.8370499014854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4327280521393">
                <text:p>0.8343272805213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30296397209168">
                <text:p>0.8302963972091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78891205787659">
                <text:p>0.7788912057876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92012393474579">
                <text:p>0.7920123934745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74286389350891">
                <text:p>0.7742863893508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61526644229889">
                <text:p>0.7615266442298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7213042974472">
                <text:p>0.772130429744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24554359912872">
                <text:p>0.7245543599128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5353467464447">
                <text:p>0.753534674644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889957010746">
                <text:p>0.48899570107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54406940937042">
                <text:p>0.5544069409370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99298882484436">
                <text:p>0.2992988824844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03519129753113">
                <text:p>0.8035191297531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21806132793427">
                <text:p>0.8218061327934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84735381603241">
                <text:p>0.7847353816032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60997748374939">
                <text:p>0.6609977483749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88258051872253">
                <text:p>0.6882580518722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1347644329071">
                <text:p>0.813476443290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3447927236557">
                <text:p>0.834479272365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42926418781281">
                <text:p>0.7429264187812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35049736499786">
                <text:p>0.5350497364997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71429657936096">
                <text:p>0.2714296579360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07484567165375">
                <text:p>0.307484567165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10719788074493">
                <text:p>0.3107197880744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49047988653183">
                <text:p>0.3490479886531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59536170959473">
                <text:p>0.3595361709594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22334933280945">
                <text:p>0.5223349332809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10459423065185">
                <text:p>0.5104594230651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3029147386551">
                <text:p>0.4930291473865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65877437591553">
                <text:p>0.5658774375915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45641124248505">
                <text:p>0.5456411242485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57348608970642">
                <text:p>0.5573486089706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17760002613068">
                <text:p>0.6177600026130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12132966518402">
                <text:p>0.6121329665184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92784583568573">
                <text:p>0.5927845835685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31198883056641">
                <text:p>0.63119888305664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14971995353699">
                <text:p>0.6149719953536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36028945446014">
                <text:p>0.6360289454460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14056766033173">
                <text:p>0.6140567660331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08871817588806">
                <text:p>0.6088718175888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20724737644196">
                <text:p>0.6207247376441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624684631824493">
                <text:p>0.6246846318244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22037529945374">
                <text:p>0.6220375299453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06370270252228">
                <text:p>0.6063702702522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1023336648941">
                <text:p>0.610233366489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0643458366394">
                <text:p>0.606434583663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10189259052277">
                <text:p>0.61018925905227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0051155090332">
                <text:p>0.600511550903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08657777309418">
                <text:p>0.6086577773094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08552396297455">
                <text:p>0.6085523962974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94838321208954">
                <text:p>0.5948383212089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10483348369598">
                <text:p>0.6104833483695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96393346786499">
                <text:p>0.5963933467864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73367178440094">
                <text:p>0.5733671784400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83699584007263">
                <text:p>0.5836995840072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17266833782196">
                <text:p>0.6172668337821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0149427652359">
                <text:p>0.701494276523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96503043174744">
                <text:p>0.6965030431747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4595034122467">
                <text:p>0.745950341224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79193758964539">
                <text:p>0.7791937589645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787078261375427">
                <text:p>0.7870782613754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62010395526886">
                <text:p>0.7620103955268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09664463996887">
                <text:p>0.7096644639968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16551339626312">
                <text:p>0.6165513396263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3186582326889">
                <text:p>0.731865823268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23865270614624">
                <text:p>0.7238652706146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31908559799194">
                <text:p>0.7319085597991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43573606014252">
                <text:p>0.7435736060142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22805678844452">
                <text:p>0.7228056788444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19258964061737">
                <text:p>0.7192589640617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29628264904022">
                <text:p>0.7296282649040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25310564041138">
                <text:p>0.7253105640411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2887396812439">
                <text:p>0.728873968124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3138290643692">
                <text:p>0.731382906436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33958184719086">
                <text:p>0.73395818471908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24078118801117">
                <text:p>0.7240781188011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3518043756485">
                <text:p>0.735180437564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31351912021637">
                <text:p>0.7313519120216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33895719051361">
                <text:p>0.73389571905136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34846472740173">
                <text:p>0.7348464727401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730198919773102">
                <text:p>0.7301989197731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27567613124847">
                <text:p>0.72756761312484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734437823295593">
                <text:p>0.7344378232955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31223702430725">
                <text:p>0.7312237024307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723892629146576">
                <text:p>0.7238926291465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790734529495239">
                <text:p>0.7907345294952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95350968837738">
                <text:p>0.7953509688377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92764782905579">
                <text:p>0.7927647829055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795662760734558">
                <text:p>0.7956627607345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793264806270599">
                <text:p>0.7932648062705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795241177082062">
                <text:p>0.7952411770820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95742154121399">
                <text:p>0.7957421541213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799368262290955">
                <text:p>0.7993682622909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98896968364716">
                <text:p>0.7988969683647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99082756042481">
                <text:p>0.7990827560424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97559916973114">
                <text:p>0.7975599169731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98420965671539">
                <text:p>0.7984209656715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95360326766968">
                <text:p>0.7953603267669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78302073478699">
                <text:p>0.7783020734786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8132551908493">
                <text:p>0.781325519084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33746254444122">
                <text:p>0.8337462544441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38426768779754">
                <text:p>0.83842676877975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09813976287842">
                <text:p>0.8098139762878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753087937831879">
                <text:p>0.7530879378318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11788833141327">
                <text:p>0.7117888331413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38628977537155">
                <text:p>0.3386289775371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43529224395752">
                <text:p>0.3435292243957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37093943357468">
                <text:p>0.4370939433574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16565990447998">
                <text:p>0.8165659904479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51637840270996">
                <text:p>0.8516378402709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49932312965393">
                <text:p>0.8499323129653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831770777702331">
                <text:p>0.8317707777023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75344336032867">
                <text:p>0.8753443360328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71760427951813">
                <text:p>0.8717604279518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88629496097565">
                <text:p>0.8886294960975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83143007755279">
                <text:p>0.8831430077552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69550406932831">
                <text:p>0.8695504069328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53690981864929">
                <text:p>0.8536909818649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79467487335205">
                <text:p>0.8794674873352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85407209396362">
                <text:p>0.8854072093963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78579497337341">
                <text:p>0.87857949733734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77930343151093">
                <text:p>0.8779303431510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56489062309265">
                <text:p>0.8564890623092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61555814743042">
                <text:p>0.8615558147430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56364786624908">
                <text:p>0.8563647866249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2997477054596">
                <text:p>0.829974770545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7865138053894">
                <text:p>0.878651380538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68827998638153">
                <text:p>0.8688279986381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75480651855469">
                <text:p>0.8754806518554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878566443920136">
                <text:p>0.8785664439201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861414074897766">
                <text:p>0.8614140748977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84751915931702">
                <text:p>0.8847519159317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77502381801605">
                <text:p>0.8775023818016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68232369422913">
                <text:p>0.8682323694229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72345089912415">
                <text:p>0.8723450899124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2482248544693">
                <text:p>0.824822485446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74582052230835">
                <text:p>0.8745820522308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42851459980011">
                <text:p>0.8428514599800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84879291057587">
                <text:p>0.8848792910575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75402748584747">
                <text:p>0.8754027485847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46138775348663">
                <text:p>0.8461387753486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00039494037628">
                <text:p>0.9000394940376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97359371185303">
                <text:p>0.8973593711853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80742907524109">
                <text:p>0.8807429075241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75243425369263">
                <text:p>0.8752434253692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79270792007446">
                <text:p>0.8792707920074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00187730789185">
                <text:p>0.9001877307891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1234016418457">
                <text:p>0.912340164184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6907422542572">
                <text:p>0.869074225425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93904328346252">
                <text:p>0.8939043283462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77508342266083">
                <text:p>0.8775083422660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878343105316162">
                <text:p>0.8783431053161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88484954833984">
                <text:p>0.88848495483398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97197008132935">
                <text:p>0.8971970081329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70607197284699">
                <text:p>0.8706071972846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28938484191895">
                <text:p>0.8289384841918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00881230831146">
                <text:p>0.9008812308311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92782866954803">
                <text:p>0.8927828669548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864776492118835">
                <text:p>0.8647764921188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887479662895203">
                <text:p>0.8874796628952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81330549716949">
                <text:p>0.8813305497169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10609340667725">
                <text:p>0.8106093406677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527284860610962">
                <text:p>0.52728486061096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64999544620514">
                <text:p>0.6649995446205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44303584098816">
                <text:p>0.7443035840988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02992582321167">
                <text:p>0.8029925823211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51817429065704">
                <text:p>0.8518174290657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882019579410553">
                <text:p>0.8820195794105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84574949741364">
                <text:p>0.88457494974136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944371342659">
                <text:p>0.89443713426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98195803165436">
                <text:p>0.8981958031654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78925502300262">
                <text:p>0.8789255023002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84188115596771">
                <text:p>0.88418811559677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77900123596191">
                <text:p>0.8779001235961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7867546081543">
                <text:p>0.878675460815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8881105184555">
                <text:p>0.888811051845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51026952266693">
                <text:p>0.8510269522666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6443305015564">
                <text:p>0.864433050155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75570774078369">
                <text:p>0.8755707740783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84000539779663">
                <text:p>0.8840005397796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66656363010407">
                <text:p>0.8666563630104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73572289943695">
                <text:p>0.8735722899436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94037842750549">
                <text:p>0.8940378427505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10280406475067">
                <text:p>0.9102804064750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13204431533814">
                <text:p>0.9132044315338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1223019361496">
                <text:p>0.9122301936149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02630686759949">
                <text:p>0.9026306867599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97576808929443">
                <text:p>0.8975768089294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891518950462341">
                <text:p>0.8915189504623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881469905376434">
                <text:p>0.8814699053764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79789054393768">
                <text:p>0.8797890543937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79130959510803">
                <text:p>0.8791309595108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78743946552277">
                <text:p>0.8787439465522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80323886871338">
                <text:p>0.88032388687133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87658655643463">
                <text:p>0.8876586556434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94303679466248">
                <text:p>0.8943036794662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93380522727966">
                <text:p>0.8933805227279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892742991447449">
                <text:p>0.8927429914474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97055566310883">
                <text:p>0.89705556631088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97325217723846">
                <text:p>0.8973252177238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99169683456421">
                <text:p>0.8991696834564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96506011486053">
                <text:p>0.8965060114860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01380956172943">
                <text:p>0.9013809561729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01297688484192">
                <text:p>0.9012976884841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00176882743835">
                <text:p>0.90017688274383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98676693439483">
                <text:p>0.89867669343948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95494759082794">
                <text:p>0.89549475908279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885582149028778">
                <text:p>0.8855821490287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78139495849609">
                <text:p>0.8781394958496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79622042179108">
                <text:p>0.8796220421791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80542993545532">
                <text:p>0.8805429935455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879437386989594">
                <text:p>0.8794373869895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75413358211517">
                <text:p>0.8754133582115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890519738197327">
                <text:p>0.8905197381973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893802583217621">
                <text:p>0.8938025832176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892913341522217">
                <text:p>0.8929133415222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891256093978882">
                <text:p>0.8912560939788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893817484378815">
                <text:p>0.8938174843788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94598484039306">
                <text:p>0.8945984840393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896211087703705">
                <text:p>0.8962110877037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94135296344757">
                <text:p>0.8941352963447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899692595005035">
                <text:p>0.8996925950050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07160699367523">
                <text:p>0.9071606993675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01306688785553">
                <text:p>0.90130668878555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83033931255341">
                <text:p>0.8830339312553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87367486953735">
                <text:p>0.88736748695373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96344482898712">
                <text:p>0.8963444828987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03546869754791">
                <text:p>0.9035468697547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03695166110992">
                <text:p>0.9036951661109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01176929473877">
                <text:p>0.90117692947387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0483295917511">
                <text:p>0.904832959175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97056221961975">
                <text:p>0.8970562219619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76414597034454">
                <text:p>0.8764145970344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81426334381104">
                <text:p>0.8814263343811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81576538085938">
                <text:p>0.8815765380859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880657613277435">
                <text:p>0.8806576132774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80473077297211">
                <text:p>0.8804730772972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80755484104157">
                <text:p>0.8807554841041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81016969680786">
                <text:p>0.8810169696807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81403088569641">
                <text:p>0.8814030885696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81972372531891">
                <text:p>0.8819723725318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82548391819">
                <text:p>0.8825483918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82480144500732">
                <text:p>0.8824801445007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82192373275757">
                <text:p>0.88219237327575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82629811763763">
                <text:p>0.8826298117637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82213175296783">
                <text:p>0.88221317529678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81714046001434">
                <text:p>0.8817140460014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81752967834473">
                <text:p>0.88175296783447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81789267063141">
                <text:p>0.8817892670631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81627857685089">
                <text:p>0.8816278576850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81361722946167">
                <text:p>0.8813617229461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8139796257019">
                <text:p>0.881397962570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81374180316925">
                <text:p>0.8813741803169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881014466285706">
                <text:p>0.8810144662857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8095486164093">
                <text:p>0.880954861640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81061136722565">
                <text:p>0.8810611367225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81412744522095">
                <text:p>0.8814127445220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88160252571106">
                <text:p>0.8816025257110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881622612476349">
                <text:p>0.8816226124763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81964206695556">
                <text:p>0.8819642066955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81802618503571">
                <text:p>0.8818026185035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82180392742157">
                <text:p>0.8821803927421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881779849529266">
                <text:p>0.8817798495292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82404744625092">
                <text:p>0.8824047446250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82613480091095">
                <text:p>0.88261348009109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82970333099365">
                <text:p>0.88297033309936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83502840995789">
                <text:p>0.8835028409957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84482085704803">
                <text:p>0.8844820857048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85143280029297">
                <text:p>0.8851432800292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85341227054596">
                <text:p>0.8853412270545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885219037532806">
                <text:p>0.8852190375328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885341465473175">
                <text:p>0.8853414654731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85262548923492">
                <text:p>0.88526254892349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885312914848328">
                <text:p>0.8853129148483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885456442832947">
                <text:p>0.88545644283294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85583698749542">
                <text:p>0.8855836987495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85769903659821">
                <text:p>0.8857699036598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85982215404511">
                <text:p>0.8859822154045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86143684387207">
                <text:p>0.8861436843872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8595986366272">
                <text:p>0.885959863662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886230289936066">
                <text:p>0.8862302899360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86151432991028">
                <text:p>0.8861514329910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85988116264343">
                <text:p>0.88598811626434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86000633239746">
                <text:p>0.8860006332397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86027097702026">
                <text:p>0.8860270977020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86042058467865">
                <text:p>0.88604205846786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886092245578766">
                <text:p>0.8860922455787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885962665081024">
                <text:p>0.8859626650810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85882794857025">
                <text:p>0.8858827948570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85931313037872">
                <text:p>0.8859313130378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85870397090912">
                <text:p>0.8858703970909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86038362979889">
                <text:p>0.8860383629798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86147499084473">
                <text:p>0.8861474990844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86041700839996">
                <text:p>0.8860417008399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886014699935913">
                <text:p>0.8860146999359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85898232460022">
                <text:p>0.8858982324600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885733067989349">
                <text:p>0.8857330679893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886094450950623">
                <text:p>0.8860944509506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86511743068695">
                <text:p>0.88651174306869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886460304260254">
                <text:p>0.8864603042602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886457800865173">
                <text:p>0.8864578008651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886370778083801">
                <text:p>0.8863707780838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887058556079865">
                <text:p>0.8870585560798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886951506137848">
                <text:p>0.8869515061378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87084245681763">
                <text:p>0.8870842456817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887586951255798">
                <text:p>0.8875869512557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887622177600861">
                <text:p>0.8876221776008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887374639511108">
                <text:p>0.8873746395111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887470901012421">
                <text:p>0.8874709010124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887389421463013">
                <text:p>0.8873894214630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887349486351013">
                <text:p>0.8873494863510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86903882026672">
                <text:p>0.8869038820266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881680369377136">
                <text:p>0.8816803693771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879757583141327">
                <text:p>0.87975758314132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87999165058136">
                <text:p>0.879991650581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880297183990479">
                <text:p>0.88029718399047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880046665668487">
                <text:p>0.8800466656684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887727439403534">
                <text:p>0.8877274394035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80310654640198">
                <text:p>0.8803106546401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883124828338623">
                <text:p>0.8831248283386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88230836391449">
                <text:p>0.8823083639144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887673497200012">
                <text:p>0.8876734972000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63810896873474">
                <text:p>0.8638108968734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86303323507309">
                <text:p>0.863033235073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867425441741943">
                <text:p>0.8674254417419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873816788196564">
                <text:p>0.8738167881965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93288910388947">
                <text:p>0.8932889103889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894187033176422">
                <text:p>0.89418703317642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889728844165802">
                <text:p>0.88972884416580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863764882087708">
                <text:p>0.8637648820877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69909107685089">
                <text:p>0.8699091076850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75018000602722">
                <text:p>0.87501800060272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79914939403534">
                <text:p>0.87991493940353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73383760452271">
                <text:p>0.8733837604522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7357372045517">
                <text:p>0.873573720455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8364189863205">
                <text:p>0.883641898632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83951127529144">
                <text:p>0.8839511275291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83234262466431">
                <text:p>0.8832342624664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8145923614502">
                <text:p>0.8814592361450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83190214633942">
                <text:p>0.8831902146339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81506204605102">
                <text:p>0.88150620460510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79053175449371">
                <text:p>0.8790531754493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73164892196655">
                <text:p>0.87316489219665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70848596096039">
                <text:p>0.8708485960960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65843653678894">
                <text:p>0.8658436536788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6227297782898">
                <text:p>0.862272977828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61526310443878">
                <text:p>0.86152631044387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69094908237457">
                <text:p>0.8690949082374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66640210151672">
                <text:p>0.8666402101516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60903322696686">
                <text:p>0.8609033226966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70565295219421">
                <text:p>0.8705652952194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77961158752441">
                <text:p>0.8779611587524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878133893013">
                <text:p>0.887813389301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85389506816864">
                <text:p>0.88538950681686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62088263034821">
                <text:p>0.8620882630348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9955198764801">
                <text:p>0.899551987648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674276471138">
                <text:p>0.867427647113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7862503528595">
                <text:p>0.878625035285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72742474079132">
                <text:p>0.8727424740791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71493756771088">
                <text:p>0.8714937567710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63917171955108">
                <text:p>0.8639171719551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73449981212616">
                <text:p>0.8734499812126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66528809070587">
                <text:p>0.86652880907058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69116008281708">
                <text:p>0.86911600828170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41223776340485">
                <text:p>0.8412237763404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08939933776856">
                <text:p>0.8089399337768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26829850673676">
                <text:p>0.82682985067367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47547233104706">
                <text:p>0.8475472331047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6748081445694">
                <text:p>0.867480814456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66292715072632">
                <text:p>0.8662927150726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70337247848511">
                <text:p>0.8703372478485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77742767333984">
                <text:p>0.8777427673339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80983650684357">
                <text:p>0.8809836506843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83861184120178">
                <text:p>0.88386118412017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82741689682007">
                <text:p>0.8827416896820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81300926208496">
                <text:p>0.88130092620849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83598744869232">
                <text:p>0.8835987448692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81770789623261">
                <text:p>0.88177078962326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85010182857513">
                <text:p>0.8850101828575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85871529579163">
                <text:p>0.8858715295791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70936274528503">
                <text:p>0.8709362745285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87849271297455">
                <text:p>0.8878492712974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71081829071045">
                <text:p>0.8710818290710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5005145072937">
                <text:p>0.85500514507293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2586567401886">
                <text:p>0.85258656740188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6956399679184">
                <text:p>0.8695639967918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74124586582184">
                <text:p>0.87412458658218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72033357620239">
                <text:p>0.8720333576202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72228026390076">
                <text:p>0.8722280263900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78323197364807">
                <text:p>0.8783231973648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82403612136841">
                <text:p>0.88240361213684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79684686660767">
                <text:p>0.8796846866607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74595940113068">
                <text:p>0.8745959401130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821573972702">
                <text:p>0.8682157397270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4125549793243">
                <text:p>0.86412554979324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55852842330933">
                <text:p>0.8558528423309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8256270885468">
                <text:p>0.8682562708854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72063934803009">
                <text:p>0.87206393480300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0803842544556">
                <text:p>0.8608038425445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7191915512085">
                <text:p>0.8719191551208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62204492092133">
                <text:p>0.8622044920921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5006856918335">
                <text:p>0.850068569183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63350093364716">
                <text:p>0.8633500933647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0498418807983">
                <text:p>0.8704984188079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49194526672363">
                <text:p>0.8491945266723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86439418792725">
                <text:p>0.7864394187927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04619610309601">
                <text:p>0.8046196103096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25295388698578">
                <text:p>0.8252953886985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18683981895447">
                <text:p>0.8186839818954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22936868667603">
                <text:p>0.7229368686676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3536981344223">
                <text:p>0.535369813442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574873983860016">
                <text:p>0.5748739838600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272148698568344">
                <text:p>0.27214869856834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94229531288147">
                <text:p>0.39422953128814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85841578245163">
                <text:p>0.3858415782451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285209983587265">
                <text:p>0.28520998358726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81142258644104">
                <text:p>0.3811422586441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64755034446716">
                <text:p>0.3647550344467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31058931350708">
                <text:p>0.6310589313507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62102997303009">
                <text:p>0.6210299730300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33963149785996">
                <text:p>0.43396314978599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400915563106537">
                <text:p>0.40091556310653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287339806556702">
                <text:p>0.28733980655670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288647294044495">
                <text:p>0.28864729404449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0021213889122">
                <text:p>0.400212138891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52159768342972">
                <text:p>0.3521597683429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755421042442322">
                <text:p>0.7554210424423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53049576282501">
                <text:p>0.8530495762825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788282752037048">
                <text:p>0.7882827520370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641351401805878">
                <text:p>0.64135140180587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24369728565216">
                <text:p>0.8243697285652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77272999286652">
                <text:p>0.77727299928665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3843457698822">
                <text:p>0.838434576988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54718387126923">
                <text:p>0.8547183871269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41294169425964">
                <text:p>0.8412941694259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82827281951904">
                <text:p>0.8828272819519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79283308982849">
                <text:p>0.8792833089828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77429783344269">
                <text:p>0.87742978334426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7529855966568">
                <text:p>0.875298559665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94900500774383">
                <text:p>0.89490050077438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67906510829926">
                <text:p>0.8679065108299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78552973270416">
                <text:p>0.8785529732704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874236583709717">
                <text:p>0.8742365837097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799562633037567">
                <text:p>0.7995626330375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827503263950348">
                <text:p>0.8275032639503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51778644323349">
                <text:p>0.517786443233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6309335231781">
                <text:p>0.763093352317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29867935180664">
                <text:p>0.7298679351806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70368367433548">
                <text:p>0.2703683674335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585297524929047">
                <text:p>0.5852975249290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01079213619232">
                <text:p>0.8010792136192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74722301959991">
                <text:p>0.87472230195999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99233460426331">
                <text:p>0.8992334604263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05469715595245">
                <text:p>0.9054697155952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18441355228424">
                <text:p>0.9184413552284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17789459228516">
                <text:p>0.9177894592285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17053997516632">
                <text:p>0.9170539975166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17739033699035">
                <text:p>0.91773903369903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1708493232727">
                <text:p>0.917084932327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16495859622955">
                <text:p>0.9164958596229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15583789348602">
                <text:p>0.9155837893486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10853803157806">
                <text:p>0.91085380315780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0463137626648">
                <text:p>0.904631376266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83529841899872">
                <text:p>0.8835298418998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76587092876434">
                <text:p>0.8765870928764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80493104457855">
                <text:p>0.8804931044578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89385521411896">
                <text:p>0.8893855214118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887362003326416">
                <text:p>0.8873620033264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76174449920654">
                <text:p>0.8761744499206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73986959457397">
                <text:p>0.87398695945739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05402958393097">
                <text:p>0.90540295839309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93670320510864">
                <text:p>0.89367032051086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6721134185791">
                <text:p>0.867211341857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08933162689209">
                <text:p>0.90893316268920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70857715606689">
                <text:p>0.8708577156066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73439073562622">
                <text:p>0.8734390735626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15372729301452">
                <text:p>0.9153727293014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04279708862305">
                <text:p>0.9042797088623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55026066303253">
                <text:p>0.85502606630325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7230771780014">
                <text:p>0.872307717800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860279440879822">
                <text:p>0.8602794408798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871186971664429">
                <text:p>0.87118697166442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741792857646942">
                <text:p>0.7417928576469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640523910522461">
                <text:p>0.6405239105224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789950907230377">
                <text:p>0.78995090723037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27307760715485">
                <text:p>0.8273077607154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682981133461">
                <text:p>0.86829811334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759768068790436">
                <text:p>0.7597680687904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858937382698059">
                <text:p>0.8589373826980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864185094833374">
                <text:p>0.86418509483337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858698725700378">
                <text:p>0.8586987257003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796626448631287">
                <text:p>0.79662644863128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82511258125305">
                <text:p>0.88251125812530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890197992324829">
                <text:p>0.8901979923248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84297651052475">
                <text:p>0.8429765105247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790899217128754">
                <text:p>0.7908992171287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24866104125977">
                <text:p>0.52486610412597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03324967622757">
                <text:p>0.3033249676227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721395075321198">
                <text:p>0.72139507532119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758404493331909">
                <text:p>0.75840449333190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80235528945923">
                <text:p>0.7802355289459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5704151391983">
                <text:p>0.7570415139198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49047267436981">
                <text:p>0.44904726743698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503440797328949">
                <text:p>0.5034407973289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524959564208984">
                <text:p>0.5249595642089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767889559268951">
                <text:p>0.7678895592689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60240340232849">
                <text:p>0.86024034023284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36029887199402">
                <text:p>0.8360298871994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42395186424255">
                <text:p>0.84239518642425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830600559711456">
                <text:p>0.8306005597114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81646591424942">
                <text:p>0.8164659142494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763196110725403">
                <text:p>0.76319611072540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632704496383667">
                <text:p>0.6327044963836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754186689853668">
                <text:p>0.7541866898536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866007804870606">
                <text:p>0.8660078048706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70344519615173">
                <text:p>0.87034451961517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67551863193512">
                <text:p>0.8675518631935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60998332500458">
                <text:p>0.86099833250045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54451358318329">
                <text:p>0.8544513583183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55266630649567">
                <text:p>0.8552666306495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51519167423248">
                <text:p>0.8515191674232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30756962299347">
                <text:p>0.83075696229934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1071949005127">
                <text:p>0.810719490051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41799259185791">
                <text:p>0.8417992591857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787511467933655">
                <text:p>0.78751146793365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18669617176056">
                <text:p>0.81866961717605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27424108982086">
                <text:p>0.82742410898208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851444184780121">
                <text:p>0.85144418478012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762894868850708">
                <text:p>0.7628948688507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80795633792877">
                <text:p>0.7807956337928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770295441150665">
                <text:p>0.7702954411506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810826063156128">
                <text:p>0.81082606315612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843871831893921">
                <text:p>0.84387183189392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803636372089386">
                <text:p>0.8036363720893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890667080879211">
                <text:p>0.89066708087921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889854192733765">
                <text:p>0.88985419273376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843555569648743">
                <text:p>0.84355556964874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823090851306915">
                <text:p>0.8230908513069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875017523765564">
                <text:p>0.8750175237655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879130423069">
                <text:p>0.87913042306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875721991062164">
                <text:p>0.87572199106216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77320170402527">
                <text:p>0.87732017040252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876073598861694">
                <text:p>0.87607359886169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87875896692276">
                <text:p>0.8787589669227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88339102268219">
                <text:p>0.8833910226821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81798446178436">
                <text:p>0.88179844617843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869993925094605">
                <text:p>0.86999392509460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64937245845795">
                <text:p>0.8649372458457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64600956439972">
                <text:p>0.8646009564399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70849907398224">
                <text:p>0.8708499073982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873219192028046">
                <text:p>0.87321919202804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6536318063736">
                <text:p>0.8653631806373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87224417924881">
                <text:p>0.8722441792488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882839381694794">
                <text:p>0.88283938169479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883175671100616">
                <text:p>0.88317567110061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882604420185089">
                <text:p>0.88260442018508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878745853900909">
                <text:p>0.8787458539009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873587250709534">
                <text:p>0.87358725070953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870732486248016">
                <text:p>0.87073248624801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864135801792145">
                <text:p>0.86413580179214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894112288951874">
                <text:p>0.89411228895187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877147138118744">
                <text:p>0.87714713811874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865364253520966">
                <text:p>0.86536425352096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870258808135986">
                <text:p>0.87025880813598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844103515148163">
                <text:p>0.84410351514816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844987213611603">
                <text:p>0.84498721361160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820523738861084">
                <text:p>0.82052373886108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78269362449646">
                <text:p>0.782693624496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834837555885315">
                <text:p>0.83483755588531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876229226589203">
                <text:p>0.87622922658920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0317577123642">
                <text:p>0.903175771236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896199882030487">
                <text:p>0.89619988203048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88649171590805">
                <text:p>0.8864917159080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896818399429321">
                <text:p>0.8968183994293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889313459396362">
                <text:p>0.88931345939636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862645030021668">
                <text:p>0.8626450300216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873543739318848">
                <text:p>0.8735437393188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87119072675705">
                <text:p>0.8711907267570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788503587245941">
                <text:p>0.78850358724594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82247257232666">
                <text:p>0.8224725723266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877244114875793">
                <text:p>0.87724411487579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897644281387329">
                <text:p>0.89764428138732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890917122364044">
                <text:p>0.8909171223640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895485103130341">
                <text:p>0.89548510313034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03824388980866">
                <text:p>0.90382438898086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03205990791321">
                <text:p>0.90320599079132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833705723285675">
                <text:p>0.83370572328567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908279120922089">
                <text:p>0.9082791209220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901370465755463">
                <text:p>0.90137046575546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895017206668854">
                <text:p>0.89501720666885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869579792022705">
                <text:p>0.8695797920227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866847991943359">
                <text:p>0.86684799194335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895929157733917">
                <text:p>0.89592915773391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891955614089966">
                <text:p>0.89195561408996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88060599565506">
                <text:p>0.880605995655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873476803302765">
                <text:p>0.873476803302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